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6531in" svg:height="8.3764in" svg:x="18.0488in" svg:y="4.915in">
            <draw:object draw:notify-on-update-of-ranges="Sheet1.B2:Sheet1.B28 Sheet1.B63:Sheet1.B89 Sheet1.D2:Sheet1.D28 Sheet1.D63:Sheet1.D8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0.6555in" svg:y="4.9043in">
            <draw:object draw:notify-on-update-of-ranges="Sheet1.B63:Sheet1.B89 Sheet1.K63:Sheet1.K8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0.6559in" svg:y="8.9094in">
            <draw:object draw:notify-on-update-of-ranges="Sheet1.B63:Sheet1.B89 Sheet1.E2:Sheet1.E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5433in" svg:y="13.7697in">
            <draw:object draw:notify-on-update-of-ranges="Sheet1.B63:Sheet1.B89 Sheet1.K63:Sheet1.K89 Sheet1.E63:Sheet1.E89 Sheet1.E63:Sheet1.E8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49in" svg:x="17.6039in" svg:y="14.1697in">
            <draw:object draw:notify-on-update-of-ranges="Sheet1.M2:Sheet1.M15 Sheet1.W2:Sheet1.W15 Sheet1.Q2:Sheet1.Q15 Sheet1.Q2:Sheet1.Q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9268in" svg:height="5.4276in" svg:x="28.7154in" svg:y="6.9331in">
            <draw:object draw:notify-on-update-of-ranges="Sheet1.B2:Sheet1.B28 Sheet1.B63:Sheet1.B89 Sheet1.AJ4:Sheet1.AJ30 Sheet1.AQ4:Sheet1.AQ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36.7157in" svg:y="6.7559in">
            <draw:object draw:notify-on-update-of-ranges="Sheet1.B63:Sheet1.B89 Sheet1.AR4:Sheet1.AR30 Sheet1.AP4:Sheet1.AP30 Sheet1.AP4:Sheet1.AP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in" svg:height="3.5449in" svg:x="36.7157in" svg:y="10.6669in">
            <draw:object draw:notify-on-update-of-ranges="Sheet1.M2:Sheet1.M15 Sheet1.AZ4:Sheet1.AZ17 Sheet1.AX4:Sheet1.AX17 Sheet1.AX4:Sheet1.AX1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9" table:default-cell-style-name="Default"/>
        <table:table-column table:style-name="co2" table:default-cell-style-name="Default"/>
        <table:table-column table:style-name="co1" table:number-columns-repeated="2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8"/>
          <table:table-cell office:value-type="string" calcext:value-type="string">
            <text:p>corrected values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.0217448057365854" calcext:value-type="float">
            <text:p>0.0217448057365854</text:p>
          </table:table-cell>
          <table:table-cell office:value-type="float" office:value="0.0000662087064260186" calcext:value-type="float">
            <text:p>6.62087064260186E-05</text:p>
          </table:table-cell>
          <table:table-cell office:value-type="float" office:value="0.021566407" calcext:value-type="float">
            <text:p>0.021566407</text:p>
          </table:table-cell>
          <table:table-cell office:value-type="float" office:value="0.021702475" calcext:value-type="float">
            <text:p>0.021702475</text:p>
          </table:table-cell>
          <table:table-cell office:value-type="float" office:value="0.021743129" calcext:value-type="float">
            <text:p>0.021743129</text:p>
          </table:table-cell>
          <table:table-cell office:value-type="float" office:value="0.021790142" calcext:value-type="float">
            <text:p>0.021790142</text:p>
          </table:table-cell>
          <table:table-cell office:value-type="float" office:value="0.021905785" calcext:value-type="float">
            <text:p>0.021905785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-2.08032815282199" calcext:value-type="float">
            <text:p>-2.08032815282199</text:p>
          </table:table-cell>
          <table:table-cell office:value-type="float" office:value="0.00136203927631351" calcext:value-type="float">
            <text:p>0.00136203927631351</text:p>
          </table:table-cell>
          <table:table-cell office:value-type="float" office:value="-2.085440855" calcext:value-type="float">
            <text:p>-2.085440855</text:p>
          </table:table-cell>
          <table:table-cell office:value-type="float" office:value="-2.081171182" calcext:value-type="float">
            <text:p>-2.081171182</text:p>
          </table:table-cell>
          <table:table-cell office:value-type="float" office:value="-2.080397983" calcext:value-type="float">
            <text:p>-2.080397983</text:p>
          </table:table-cell>
          <table:table-cell office:value-type="float" office:value="-2.0794013735" calcext:value-type="float">
            <text:p>-2.0794013735</text:p>
          </table:table-cell>
          <table:table-cell office:value-type="float" office:value="-2.076684488" calcext:value-type="float">
            <text:p>-2.076684488</text:p>
          </table:table-cell>
          <table:table-cell office:value-type="float" office:value="308.032815282199" calcext:value-type="float">
            <text:p>308.032815282199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.0118536732705314" calcext:value-type="float">
            <text:p>0.0118536732705314</text:p>
          </table:table-cell>
          <table:table-cell office:value-type="float" office:value="0.000113423605008827" calcext:value-type="float">
            <text:p>0.000113423605008827</text:p>
          </table:table-cell>
          <table:table-cell office:value-type="float" office:value="0.011541798" calcext:value-type="float">
            <text:p>0.011541798</text:p>
          </table:table-cell>
          <table:table-cell office:value-type="float" office:value="0.01177493" calcext:value-type="float">
            <text:p>0.01177493</text:p>
          </table:table-cell>
          <table:table-cell office:value-type="float" office:value="0.011828713" calcext:value-type="float">
            <text:p>0.011828713</text:p>
          </table:table-cell>
          <table:table-cell office:value-type="float" office:value="0.011926193" calcext:value-type="float">
            <text:p>0.011926193</text:p>
          </table:table-cell>
          <table:table-cell office:value-type="float" office:value="0.012174099" calcext:value-type="float">
            <text:p>0.012174099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95" calcext:value-type="float">
            <text:p>195</text:p>
          </table:table-cell>
          <table:table-cell office:value-type="float" office:value="-0.0060905710974359" calcext:value-type="float">
            <text:p>-0.0060905710974359</text:p>
          </table:table-cell>
          <table:table-cell office:value-type="float" office:value="0.000141628737096947" calcext:value-type="float">
            <text:p>0.000141628737096947</text:p>
          </table:table-cell>
          <table:table-cell office:value-type="float" office:value="-0.006411457" calcext:value-type="float">
            <text:p>-0.006411457</text:p>
          </table:table-cell>
          <table:table-cell office:value-type="float" office:value="-0.0061410075" calcext:value-type="float">
            <text:p>-0.0061410075</text:p>
          </table:table-cell>
          <table:table-cell office:value-type="float" office:value="-0.006105882" calcext:value-type="float">
            <text:p>-0.006105882</text:p>
          </table:table-cell>
          <table:table-cell office:value-type="float" office:value="-0.006059782" calcext:value-type="float">
            <text:p>-0.006059782</text:p>
          </table:table-cell>
          <table:table-cell office:value-type="float" office:value="-0.005403415" calcext:value-type="float">
            <text:p>-0.005403415</text:p>
          </table:table-cell>
          <table:table-cell office:value-type="float" office:value="99.3909428902564" calcext:value-type="float">
            <text:p>99.3909428902564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ixed mean</text:p>
          </table:table-cell>
          <table:table-cell office:value-type="string" calcext:value-type="string">
            <text:p>truePercRelErr</text:p>
          </table:table-cell>
          <table:table-cell table:style-name="ce1"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ixed mean</text:p>
          </table:table-cell>
          <table:table-cell office:value-type="string" calcext:value-type="string">
            <text:p>truePercRelErr</text:p>
          </table:table-cell>
          <table:table-cell table:style-name="ce1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ixed mean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-0.0060905710974359" calcext:value-type="float">
            <text:p>-0.0060905710974359</text:p>
          </table:table-cell>
          <table:table-cell office:value-type="float" office:value="0.000141628737096947" calcext:value-type="float">
            <text:p>0.000141628737096947</text:p>
          </table:table-cell>
          <table:table-cell office:value-type="float" office:value="-0.006411457" calcext:value-type="float">
            <text:p>-0.006411457</text:p>
          </table:table-cell>
          <table:table-cell office:value-type="float" office:value="-0.0061410075" calcext:value-type="float">
            <text:p>-0.0061410075</text:p>
          </table:table-cell>
          <table:table-cell office:value-type="float" office:value="-0.006105882" calcext:value-type="float">
            <text:p>-0.006105882</text:p>
          </table:table-cell>
          <table:table-cell office:value-type="float" office:value="-0.006059782" calcext:value-type="float">
            <text:p>-0.006059782</text:p>
          </table:table-cell>
          <table:table-cell office:value-type="float" office:value="-0.005403415" calcext:value-type="float">
            <text:p>-0.005403415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2.03033469592462" calcext:value-type="float">
            <text:p>2.03033469592462</text:p>
          </table:table-cell>
          <table:table-cell office:value-type="float" office:value="0.00152772682199911" calcext:value-type="float">
            <text:p>0.00152772682199911</text:p>
          </table:table-cell>
          <table:table-cell office:value-type="float" office:value="2.025336789" calcext:value-type="float">
            <text:p>2.025336789</text:p>
          </table:table-cell>
          <table:table-cell office:value-type="float" office:value="2.0294854275" calcext:value-type="float">
            <text:p>2.0294854275</text:p>
          </table:table-cell>
          <table:table-cell office:value-type="float" office:value="2.030301349" calcext:value-type="float">
            <text:p>2.030301349</text:p>
          </table:table-cell>
          <table:table-cell office:value-type="float" office:value="2.0310721635" calcext:value-type="float">
            <text:p>2.0310721635</text:p>
          </table:table-cell>
          <table:table-cell office:value-type="float" office:value="2.036272619" calcext:value-type="float">
            <text:p>2.036272619</text:p>
          </table:table-cell>
          <table:table-cell office:value-type="float" office:value="103.033469592462" calcext:value-type="float">
            <text:p>103.033469592462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.0217448057365854" calcext:value-type="float">
            <text:p>0.0217448057365854</text:p>
          </table:table-cell>
          <table:table-cell office:value-type="float" office:value="0.0000662087064260186" calcext:value-type="float">
            <text:p>6.62087064260186E-05</text:p>
          </table:table-cell>
          <table:table-cell table:formula="of:=[.AH4]/2" office:value-type="float" office:value="0.0108724028682927" calcext:value-type="float">
            <text:p>0.0108724028682927</text:p>
          </table:table-cell>
          <table:table-cell table:formula="of:=ABS(([.AF4]-[.AJ4])/[.AF4])" office:value-type="string" office:string-value="" calcext:value-type="error">
            <text:p>#DIV/0!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6.24057553541463" calcext:value-type="float">
            <text:p>6.24057553541463</text:p>
          </table:table-cell>
          <table:table-cell office:value-type="float" office:value="0.00235508849536562" calcext:value-type="float">
            <text:p>0.00235508849536562</text:p>
          </table:table-cell>
          <table:table-cell table:formula="of:=[.AO4]/2" office:value-type="float" office:value="3.12028776770732" calcext:value-type="float">
            <text:p>3.12028776770732</text:p>
          </table:table-cell>
          <table:table-cell table:formula="of:=ABS(([.AM4]-[.AQ4])/[.AM4])" office:value-type="float" office:value="0.0400959225691057" calcext:value-type="float">
            <text:p>0.04009592256910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2.03665555540865" calcext:value-type="float">
            <text:p>2.03665555540865</text:p>
          </table:table-cell>
          <table:table-cell office:value-type="float" office:value="0.00392012609286736" calcext:value-type="float">
            <text:p>0.00392012609286736</text:p>
          </table:table-cell>
          <table:table-cell table:formula="of:=[.AW4]/2" office:value-type="float" office:value="1.01832777770433" calcext:value-type="float">
            <text:p>1.01832777770433</text:p>
          </table:table-cell>
          <table:table-cell table:formula="of:=ABS(([.AU4]-[.AY4])/[.AU4])" office:value-type="float" office:value="0.0183277777043269" calcext:value-type="float">
            <text:p>0.01832777770432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2.03665555540865" calcext:value-type="float">
            <text:p>2.03665555540865</text:p>
          </table:table-cell>
          <table:table-cell office:value-type="float" office:value="0.00392012609286736" calcext:value-type="float">
            <text:p>0.00392012609286736</text:p>
          </table:table-cell>
          <table:table-cell office:value-type="float" office:value="2.030423891" calcext:value-type="float">
            <text:p>2.030423891</text:p>
          </table:table-cell>
          <table:table-cell office:value-type="float" office:value="2.033011984" calcext:value-type="float">
            <text:p>2.033011984</text:p>
          </table:table-cell>
          <table:table-cell office:value-type="float" office:value="2.0375226735" calcext:value-type="float">
            <text:p>2.0375226735</text:p>
          </table:table-cell>
          <table:table-cell office:value-type="float" office:value="2.04019002875" calcext:value-type="float">
            <text:p>2.04019002875</text:p>
          </table:table-cell>
          <table:table-cell office:value-type="float" office:value="2.052161649" calcext:value-type="float">
            <text:p>2.052161649</text:p>
          </table:table-cell>
          <table:table-cell office:value-type="float" office:value="103.665555540865" calcext:value-type="float">
            <text:p>103.6655555408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47" calcext:value-type="float">
            <text:p>247</text:p>
          </table:table-cell>
          <table:table-cell office:value-type="float" office:value="-2.10153943593522" calcext:value-type="float">
            <text:p>-2.10153943593522</text:p>
          </table:table-cell>
          <table:table-cell office:value-type="float" office:value="0.0031917766299807" calcext:value-type="float">
            <text:p>0.0031917766299807</text:p>
          </table:table-cell>
          <table:table-cell office:value-type="float" office:value="-2.117993324" calcext:value-type="float">
            <text:p>-2.117993324</text:p>
          </table:table-cell>
          <table:table-cell office:value-type="float" office:value="-2.10178737" calcext:value-type="float">
            <text:p>-2.10178737</text:p>
          </table:table-cell>
          <table:table-cell office:value-type="float" office:value="-2.100928907" calcext:value-type="float">
            <text:p>-2.100928907</text:p>
          </table:table-cell>
          <table:table-cell office:value-type="float" office:value="-2.099843074" calcext:value-type="float">
            <text:p>-2.099843074</text:p>
          </table:table-cell>
          <table:table-cell office:value-type="float" office:value="-2.096925402" calcext:value-type="float">
            <text:p>-2.096925402</text:p>
          </table:table-cell>
          <table:table-cell office:value-type="float" office:value="110.153943593522" calcext:value-type="float">
            <text:p>110.15394359352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.0118536732705314" calcext:value-type="float">
            <text:p>0.0118536732705314</text:p>
          </table:table-cell>
          <table:table-cell office:value-type="float" office:value="0.000113423605008827" calcext:value-type="float">
            <text:p>0.000113423605008827</text:p>
          </table:table-cell>
          <table:table-cell table:formula="of:=[.AH5]/2" office:value-type="float" office:value="0.0059268366352657" calcext:value-type="float">
            <text:p>0.0059268366352657</text:p>
          </table:table-cell>
          <table:table-cell table:formula="of:=ABS(([.AF5]-[.AJ5])/[.AF5])" office:value-type="string" office:string-value="" calcext:value-type="error">
            <text:p>#DIV/0!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07" calcext:value-type="float">
            <text:p>207</text:p>
          </table:table-cell>
          <table:table-cell office:value-type="float" office:value="7.29979729036232" calcext:value-type="float">
            <text:p>7.29979729036232</text:p>
          </table:table-cell>
          <table:table-cell office:value-type="float" office:value="0.00236386403291197" calcext:value-type="float">
            <text:p>0.00236386403291197</text:p>
          </table:table-cell>
          <table:table-cell table:formula="of:=[.AO5]/2" office:value-type="float" office:value="3.64989864518116" calcext:value-type="float">
            <text:p>3.64989864518116</text:p>
          </table:table-cell>
          <table:table-cell table:formula="of:=ABS(([.AM5]-[.AQ5])/[.AM5])" office:value-type="float" office:value="0.042828184337474" calcext:value-type="float">
            <text:p>0.0428281843374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91" calcext:value-type="float">
            <text:p>191</text:p>
          </table:table-cell>
          <table:table-cell office:value-type="float" office:value="-2.08032815282199" calcext:value-type="float">
            <text:p>-2.08032815282199</text:p>
          </table:table-cell>
          <table:table-cell office:value-type="float" office:value="0.00136203927631351" calcext:value-type="float">
            <text:p>0.00136203927631351</text:p>
          </table:table-cell>
          <table:table-cell table:formula="of:=[.AW5]/2" office:value-type="float" office:value="-1.04016407641099" calcext:value-type="float">
            <text:p>-1.04016407641099</text:p>
          </table:table-cell>
          <table:table-cell table:formula="of:=ABS(([.AU5]-[.AY5])/[.AU5])" office:value-type="float" office:value="0.0401640764109947" calcext:value-type="float">
            <text:p>0.04016407641099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91" calcext:value-type="float">
            <text:p>191</text:p>
          </table:table-cell>
          <table:table-cell office:value-type="float" office:value="-2.08032815282199" calcext:value-type="float">
            <text:p>-2.08032815282199</text:p>
          </table:table-cell>
          <table:table-cell office:value-type="float" office:value="0.00136203927631351" calcext:value-type="float">
            <text:p>0.00136203927631351</text:p>
          </table:table-cell>
          <table:table-cell office:value-type="float" office:value="-2.085440855" calcext:value-type="float">
            <text:p>-2.085440855</text:p>
          </table:table-cell>
          <table:table-cell office:value-type="float" office:value="-2.081171182" calcext:value-type="float">
            <text:p>-2.081171182</text:p>
          </table:table-cell>
          <table:table-cell office:value-type="float" office:value="-2.080397983" calcext:value-type="float">
            <text:p>-2.080397983</text:p>
          </table:table-cell>
          <table:table-cell office:value-type="float" office:value="-2.0794013735" calcext:value-type="float">
            <text:p>-2.0794013735</text:p>
          </table:table-cell>
          <table:table-cell office:value-type="float" office:value="-2.076684488" calcext:value-type="float">
            <text:p>-2.076684488</text:p>
          </table:table-cell>
          <table:table-cell office:value-type="float" office:value="108.032815282199" calcext:value-type="float">
            <text:p>108.0328152821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-0.0560325526032609" calcext:value-type="float">
            <text:p>-0.0560325526032609</text:p>
          </table:table-cell>
          <table:table-cell office:value-type="float" office:value="0.000325450561696501" calcext:value-type="float">
            <text:p>0.000325450561696501</text:p>
          </table:table-cell>
          <table:table-cell office:value-type="float" office:value="-0.05665086" calcext:value-type="float">
            <text:p>-0.05665086</text:p>
          </table:table-cell>
          <table:table-cell office:value-type="float" office:value="-0.0563660145" calcext:value-type="float">
            <text:p>-0.0563660145</text:p>
          </table:table-cell>
          <table:table-cell office:value-type="float" office:value="-0.0558793845" calcext:value-type="float">
            <text:p>-0.0558793845</text:p>
          </table:table-cell>
          <table:table-cell office:value-type="float" office:value="-0.05575148825" calcext:value-type="float">
            <text:p>-0.05575148825</text:p>
          </table:table-cell>
          <table:table-cell office:value-type="float" office:value="-0.055528187" calcext:value-type="float">
            <text:p>-0.055528187</text:p>
          </table:table-cell>
          <table:table-cell office:value-type="float" office:value="105.603255260326" calcext:value-type="float">
            <text:p>105.60325526032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-0.0060905710974359" calcext:value-type="float">
            <text:p>-0.0060905710974359</text:p>
          </table:table-cell>
          <table:table-cell office:value-type="float" office:value="0.000141628737096947" calcext:value-type="float">
            <text:p>0.000141628737096947</text:p>
          </table:table-cell>
          <table:table-cell table:formula="of:=[.AH6]/2" office:value-type="float" office:value="-0.00304528554871795" calcext:value-type="float">
            <text:p>-0.00304528554871795</text:p>
          </table:table-cell>
          <table:table-cell table:formula="of:=ABS(([.AF6]-[.AJ6])/[.AF6])" office:value-type="string" office:string-value="" calcext:value-type="error">
            <text:p>#DIV/0!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8.30594391781026" calcext:value-type="float">
            <text:p>8.30594391781026</text:p>
          </table:table-cell>
          <table:table-cell office:value-type="float" office:value="0.00308159595392" calcext:value-type="float">
            <text:p>0.00308159595392</text:p>
          </table:table-cell>
          <table:table-cell table:formula="of:=[.AO6]/2" office:value-type="float" office:value="4.15297195890513" calcext:value-type="float">
            <text:p>4.15297195890513</text:p>
          </table:table-cell>
          <table:table-cell table:formula="of:=ABS(([.AM6]-[.AQ6])/[.AM6])" office:value-type="float" office:value="0.0382429897262822" calcext:value-type="float">
            <text:p>0.03824298972628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2.03033469592462" calcext:value-type="float">
            <text:p>2.03033469592462</text:p>
          </table:table-cell>
          <table:table-cell office:value-type="float" office:value="0.00152772682199911" calcext:value-type="float">
            <text:p>0.00152772682199911</text:p>
          </table:table-cell>
          <table:table-cell table:formula="of:=[.AW6]/2" office:value-type="float" office:value="1.01516734796231" calcext:value-type="float">
            <text:p>1.01516734796231</text:p>
          </table:table-cell>
          <table:table-cell table:formula="of:=ABS(([.AU6]-[.AY6])/[.AU6])" office:value-type="float" office:value="0.0151673479623116" calcext:value-type="float">
            <text:p>0.0151673479623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-0.0181719043494624" calcext:value-type="float">
            <text:p>-0.0181719043494624</text:p>
          </table:table-cell>
          <table:table-cell office:value-type="float" office:value="0.000113249365850245" calcext:value-type="float">
            <text:p>0.000113249365850245</text:p>
          </table:table-cell>
          <table:table-cell office:value-type="float" office:value="-0.018487928" calcext:value-type="float">
            <text:p>-0.018487928</text:p>
          </table:table-cell>
          <table:table-cell office:value-type="float" office:value="-0.01824608025" calcext:value-type="float">
            <text:p>-0.01824608025</text:p>
          </table:table-cell>
          <table:table-cell office:value-type="float" office:value="-0.018161154" calcext:value-type="float">
            <text:p>-0.018161154</text:p>
          </table:table-cell>
          <table:table-cell office:value-type="float" office:value="-0.01809430975" calcext:value-type="float">
            <text:p>-0.01809430975</text:p>
          </table:table-cell>
          <table:table-cell office:value-type="float" office:value="-0.01793177" calcext:value-type="float">
            <text:p>-0.01793177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2" calcext:value-type="float">
            <text:p>192</text:p>
          </table:table-cell>
          <table:table-cell office:value-type="float" office:value="-2.14305787164583" calcext:value-type="float">
            <text:p>-2.14305787164583</text:p>
          </table:table-cell>
          <table:table-cell office:value-type="float" office:value="0.00225809744825994" calcext:value-type="float">
            <text:p>0.00225809744825994</text:p>
          </table:table-cell>
          <table:table-cell office:value-type="float" office:value="-2.148617195" calcext:value-type="float">
            <text:p>-2.148617195</text:p>
          </table:table-cell>
          <table:table-cell office:value-type="float" office:value="-2.144517802" calcext:value-type="float">
            <text:p>-2.144517802</text:p>
          </table:table-cell>
          <table:table-cell office:value-type="float" office:value="-2.1430833235" calcext:value-type="float">
            <text:p>-2.1430833235</text:p>
          </table:table-cell>
          <table:table-cell office:value-type="float" office:value="-2.141529709" calcext:value-type="float">
            <text:p>-2.141529709</text:p>
          </table:table-cell>
          <table:table-cell office:value-type="float" office:value="-2.136989634" calcext:value-type="float">
            <text:p>-2.136989634</text:p>
          </table:table-cell>
          <table:table-cell office:value-type="float" office:value="114.305787164583" calcext:value-type="float">
            <text:p>114.30578716458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2.03665555540865" calcext:value-type="float">
            <text:p>2.03665555540865</text:p>
          </table:table-cell>
          <table:table-cell office:value-type="float" office:value="0.00392012609286736" calcext:value-type="float">
            <text:p>0.00392012609286736</text:p>
          </table:table-cell>
          <table:table-cell table:formula="of:=[.AH7]/2" office:value-type="float" office:value="1.01832777770433" calcext:value-type="float">
            <text:p>1.01832777770433</text:p>
          </table:table-cell>
          <table:table-cell table:formula="of:=ABS(([.AF7]-[.AJ7])/[.AF7])" office:value-type="float" office:value="0.0183277777043269" calcext:value-type="float">
            <text:p>0.01832777770432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8.27733010509615" calcext:value-type="float">
            <text:p>8.27733010509615</text:p>
          </table:table-cell>
          <table:table-cell office:value-type="float" office:value="0.0152532829668302" calcext:value-type="float">
            <text:p>0.0152532829668302</text:p>
          </table:table-cell>
          <table:table-cell table:formula="of:=[.AO7]/2" office:value-type="float" office:value="4.13866505254808" calcext:value-type="float">
            <text:p>4.13866505254808</text:p>
          </table:table-cell>
          <table:table-cell table:formula="of:=ABS(([.AM7]-[.AQ7])/[.AM7])" office:value-type="float" office:value="0.0346662631370191" calcext:value-type="float">
            <text:p>0.03466626313701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7" calcext:value-type="float">
            <text:p>247</text:p>
          </table:table-cell>
          <table:table-cell office:value-type="float" office:value="-2.10153943593522" calcext:value-type="float">
            <text:p>-2.10153943593522</text:p>
          </table:table-cell>
          <table:table-cell office:value-type="float" office:value="0.0031917766299807" calcext:value-type="float">
            <text:p>0.0031917766299807</text:p>
          </table:table-cell>
          <table:table-cell table:formula="of:=[.AW7]/2" office:value-type="float" office:value="-1.05076971796761" calcext:value-type="float">
            <text:p>-1.05076971796761</text:p>
          </table:table-cell>
          <table:table-cell table:formula="of:=ABS(([.AU7]-[.AY7])/[.AU7])" office:value-type="float" office:value="0.0507697179676114" calcext:value-type="float">
            <text:p>0.0507697179676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-0.0297149357380952" calcext:value-type="float">
            <text:p>-0.0297149357380952</text:p>
          </table:table-cell>
          <table:table-cell office:value-type="float" office:value="0.000119505457180685" calcext:value-type="float">
            <text:p>0.000119505457180685</text:p>
          </table:table-cell>
          <table:table-cell office:value-type="float" office:value="-0.030145112" calcext:value-type="float">
            <text:p>-0.030145112</text:p>
          </table:table-cell>
          <table:table-cell office:value-type="float" office:value="-0.02976064" calcext:value-type="float">
            <text:p>-0.02976064</text:p>
          </table:table-cell>
          <table:table-cell office:value-type="float" office:value="-0.029695643" calcext:value-type="float">
            <text:p>-0.029695643</text:p>
          </table:table-cell>
          <table:table-cell office:value-type="float" office:value="-0.0296442165" calcext:value-type="float">
            <text:p>-0.0296442165</text:p>
          </table:table-cell>
          <table:table-cell office:value-type="float" office:value="-0.029484976" calcext:value-type="float">
            <text:p>-0.029484976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-4.2025465842328" calcext:value-type="float">
            <text:p>-4.2025465842328</text:p>
          </table:table-cell>
          <table:table-cell office:value-type="float" office:value="0.0149871354869351" calcext:value-type="float">
            <text:p>0.0149871354869351</text:p>
          </table:table-cell>
          <table:table-cell office:value-type="float" office:value="-4.243498786" calcext:value-type="float">
            <text:p>-4.243498786</text:p>
          </table:table-cell>
          <table:table-cell office:value-type="float" office:value="-4.214533725" calcext:value-type="float">
            <text:p>-4.214533725</text:p>
          </table:table-cell>
          <table:table-cell office:value-type="float" office:value="-4.202698426" calcext:value-type="float">
            <text:p>-4.202698426</text:p>
          </table:table-cell>
          <table:table-cell office:value-type="float" office:value="-4.19068383" calcext:value-type="float">
            <text:p>-4.19068383</text:p>
          </table:table-cell>
          <table:table-cell office:value-type="float" office:value="-4.171895823" calcext:value-type="float">
            <text:p>-4.171895823</text:p>
          </table:table-cell>
          <table:table-cell office:value-type="float" office:value="520.25465842328" calcext:value-type="float">
            <text:p>520.2546584232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91" calcext:value-type="float">
            <text:p>191</text:p>
          </table:table-cell>
          <table:table-cell office:value-type="float" office:value="-2.08032815282199" calcext:value-type="float">
            <text:p>-2.08032815282199</text:p>
          </table:table-cell>
          <table:table-cell office:value-type="float" office:value="0.00136203927631351" calcext:value-type="float">
            <text:p>0.00136203927631351</text:p>
          </table:table-cell>
          <table:table-cell table:formula="of:=[.AH8]/2" office:value-type="float" office:value="-1.04016407641099" calcext:value-type="float">
            <text:p>-1.04016407641099</text:p>
          </table:table-cell>
          <table:table-cell table:formula="of:=ABS(([.AF8]-[.AJ8])/[.AF8])" office:value-type="float" office:value="0.0401640764109947" calcext:value-type="float">
            <text:p>0.04016407641099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float" office:value="8.30334575746073" calcext:value-type="float">
            <text:p>8.30334575746073</text:p>
          </table:table-cell>
          <table:table-cell office:value-type="float" office:value="0.00545303083173296" calcext:value-type="float">
            <text:p>0.00545303083173296</text:p>
          </table:table-cell>
          <table:table-cell table:formula="of:=[.AO8]/2" office:value-type="float" office:value="4.15167287873037" calcext:value-type="float">
            <text:p>4.15167287873037</text:p>
          </table:table-cell>
          <table:table-cell table:formula="of:=ABS(([.AM8]-[.AQ8])/[.AM8])" office:value-type="float" office:value="0.0379182196825916" calcext:value-type="float">
            <text:p>0.03791821968259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2.00938410982653" calcext:value-type="float">
            <text:p>2.00938410982653</text:p>
          </table:table-cell>
          <table:table-cell office:value-type="float" office:value="0.00334988341286444" calcext:value-type="float">
            <text:p>0.00334988341286444</text:p>
          </table:table-cell>
          <table:table-cell table:formula="of:=[.AW8]/2" office:value-type="float" office:value="1.00469205491327" calcext:value-type="float">
            <text:p>1.00469205491327</text:p>
          </table:table-cell>
          <table:table-cell table:formula="of:=ABS(([.AU8]-[.AY8])/[.AU8])" office:value-type="float" office:value="0.00469205491326541" calcext:value-type="float">
            <text:p>0.004692054913265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2.03033469592462" calcext:value-type="float">
            <text:p>2.03033469592462</text:p>
          </table:table-cell>
          <table:table-cell office:value-type="float" office:value="0.00152772682199911" calcext:value-type="float">
            <text:p>0.00152772682199911</text:p>
          </table:table-cell>
          <table:table-cell office:value-type="float" office:value="2.025336789" calcext:value-type="float">
            <text:p>2.025336789</text:p>
          </table:table-cell>
          <table:table-cell office:value-type="float" office:value="2.0294854275" calcext:value-type="float">
            <text:p>2.0294854275</text:p>
          </table:table-cell>
          <table:table-cell office:value-type="float" office:value="2.030301349" calcext:value-type="float">
            <text:p>2.030301349</text:p>
          </table:table-cell>
          <table:table-cell office:value-type="float" office:value="2.0310721635" calcext:value-type="float">
            <text:p>2.0310721635</text:p>
          </table:table-cell>
          <table:table-cell office:value-type="float" office:value="2.036272619" calcext:value-type="float">
            <text:p>2.036272619</text:p>
          </table:table-cell>
          <table:table-cell office:value-type="float" office:value="103.033469592462" calcext:value-type="float">
            <text:p>103.0334695924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-2.14222519020197" calcext:value-type="float">
            <text:p>-2.14222519020197</text:p>
          </table:table-cell>
          <table:table-cell office:value-type="float" office:value="0.00377206433819286" calcext:value-type="float">
            <text:p>0.00377206433819286</text:p>
          </table:table-cell>
          <table:table-cell office:value-type="float" office:value="-2.157788331" calcext:value-type="float">
            <text:p>-2.157788331</text:p>
          </table:table-cell>
          <table:table-cell office:value-type="float" office:value="-2.1427699775" calcext:value-type="float">
            <text:p>-2.1427699775</text:p>
          </table:table-cell>
          <table:table-cell office:value-type="float" office:value="-2.141257707" calcext:value-type="float">
            <text:p>-2.141257707</text:p>
          </table:table-cell>
          <table:table-cell office:value-type="float" office:value="-2.139910956" calcext:value-type="float">
            <text:p>-2.139910956</text:p>
          </table:table-cell>
          <table:table-cell office:value-type="float" office:value="-2.13622602" calcext:value-type="float">
            <text:p>-2.13622602</text:p>
          </table:table-cell>
          <table:table-cell office:value-type="float" office:value="207.111259510099" calcext:value-type="float">
            <text:p>207.11125951009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-0.0181719043494624" calcext:value-type="float">
            <text:p>-0.0181719043494624</text:p>
          </table:table-cell>
          <table:table-cell office:value-type="float" office:value="0.000113249365850245" calcext:value-type="float">
            <text:p>0.000113249365850245</text:p>
          </table:table-cell>
          <table:table-cell table:formula="of:=[.AH9]/2" office:value-type="float" office:value="-0.00908595217473118" calcext:value-type="float">
            <text:p>-0.00908595217473118</text:p>
          </table:table-cell>
          <table:table-cell table:formula="of:=ABS(([.AF9]-[.AJ9])/[.AF9])" office:value-type="string" office:string-value="" calcext:value-type="error">
            <text:p>#DIV/0!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86" calcext:value-type="float">
            <text:p>186</text:p>
          </table:table-cell>
          <table:table-cell office:value-type="float" office:value="9.37886857924194" calcext:value-type="float">
            <text:p>9.37886857924194</text:p>
          </table:table-cell>
          <table:table-cell office:value-type="float" office:value="0.00394309878449577" calcext:value-type="float">
            <text:p>0.00394309878449577</text:p>
          </table:table-cell>
          <table:table-cell table:formula="of:=[.AO9]/2" office:value-type="float" office:value="4.68943428962097" calcext:value-type="float">
            <text:p>4.68943428962097</text:p>
          </table:table-cell>
          <table:table-cell table:formula="of:=ABS(([.AM9]-[.AQ9])/[.AM9])" office:value-type="float" office:value="0.0420965088046595" calcext:value-type="float">
            <text:p>0.04209650880465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92" calcext:value-type="float">
            <text:p>192</text:p>
          </table:table-cell>
          <table:table-cell office:value-type="float" office:value="-2.14305787164583" calcext:value-type="float">
            <text:p>-2.14305787164583</text:p>
          </table:table-cell>
          <table:table-cell office:value-type="float" office:value="0.00225809744825994" calcext:value-type="float">
            <text:p>0.00225809744825994</text:p>
          </table:table-cell>
          <table:table-cell table:formula="of:=[.AW9]/2" office:value-type="float" office:value="-1.07152893582292" calcext:value-type="float">
            <text:p>-1.07152893582292</text:p>
          </table:table-cell>
          <table:table-cell table:formula="of:=ABS(([.AU9]-[.AY9])/[.AU9])" office:value-type="float" office:value="0.0715289358229168" calcext:value-type="float">
            <text:p>0.07152893582291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7" calcext:value-type="float">
            <text:p>247</text:p>
          </table:table-cell>
          <table:table-cell office:value-type="float" office:value="-2.10153943593522" calcext:value-type="float">
            <text:p>-2.10153943593522</text:p>
          </table:table-cell>
          <table:table-cell office:value-type="float" office:value="0.0031917766299807" calcext:value-type="float">
            <text:p>0.0031917766299807</text:p>
          </table:table-cell>
          <table:table-cell office:value-type="float" office:value="-2.117993324" calcext:value-type="float">
            <text:p>-2.117993324</text:p>
          </table:table-cell>
          <table:table-cell office:value-type="float" office:value="-2.10178737" calcext:value-type="float">
            <text:p>-2.10178737</text:p>
          </table:table-cell>
          <table:table-cell office:value-type="float" office:value="-2.100928907" calcext:value-type="float">
            <text:p>-2.100928907</text:p>
          </table:table-cell>
          <table:table-cell office:value-type="float" office:value="-2.099843074" calcext:value-type="float">
            <text:p>-2.099843074</text:p>
          </table:table-cell>
          <table:table-cell office:value-type="float" office:value="-2.096925402" calcext:value-type="float">
            <text:p>-2.096925402</text:p>
          </table:table-cell>
          <table:table-cell office:value-type="float" office:value="110.153943593522" calcext:value-type="float">
            <text:p>110.1539435935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92" calcext:value-type="float">
            <text:p>192</text:p>
          </table:table-cell>
          <table:table-cell office:value-type="float" office:value="1.98455987273438" calcext:value-type="float">
            <text:p>1.98455987273438</text:p>
          </table:table-cell>
          <table:table-cell office:value-type="float" office:value="0.00493024620487835" calcext:value-type="float">
            <text:p>0.00493024620487835</text:p>
          </table:table-cell>
          <table:table-cell office:value-type="float" office:value="1.977716892" calcext:value-type="float">
            <text:p>1.977716892</text:p>
          </table:table-cell>
          <table:table-cell office:value-type="float" office:value="1.98229825" calcext:value-type="float">
            <text:p>1.98229825</text:p>
          </table:table-cell>
          <table:table-cell office:value-type="float" office:value="1.9836695885" calcext:value-type="float">
            <text:p>1.9836695885</text:p>
          </table:table-cell>
          <table:table-cell office:value-type="float" office:value="1.98515090075" calcext:value-type="float">
            <text:p>1.98515090075</text:p>
          </table:table-cell>
          <table:table-cell office:value-type="float" office:value="2.004711906" calcext:value-type="float">
            <text:p>2.004711906</text:p>
          </table:table-cell>
          <table:table-cell office:value-type="float" office:value="298.455987273438" calcext:value-type="float">
            <text:p>298.45598727343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-0.0297149357380952" calcext:value-type="float">
            <text:p>-0.0297149357380952</text:p>
          </table:table-cell>
          <table:table-cell office:value-type="float" office:value="0.000119505457180685" calcext:value-type="float">
            <text:p>0.000119505457180685</text:p>
          </table:table-cell>
          <table:table-cell table:formula="of:=[.AH10]/2" office:value-type="float" office:value="-0.0148574678690476" calcext:value-type="float">
            <text:p>-0.0148574678690476</text:p>
          </table:table-cell>
          <table:table-cell table:formula="of:=ABS(([.AF10]-[.AJ10])/[.AF10])" office:value-type="string" office:string-value="" calcext:value-type="error">
            <text:p>#DIV/0!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10.379603577281" calcext:value-type="float">
            <text:p>10.379603577281</text:p>
          </table:table-cell>
          <table:table-cell office:value-type="float" office:value="0.00447158366820067" calcext:value-type="float">
            <text:p>0.00447158366820067</text:p>
          </table:table-cell>
          <table:table-cell table:formula="of:=[.AO10]/2" office:value-type="float" office:value="5.18980178864048" calcext:value-type="float">
            <text:p>5.18980178864048</text:p>
          </table:table-cell>
          <table:table-cell table:formula="of:=ABS(([.AM10]-[.AQ10])/[.AM10])" office:value-type="float" office:value="0.0379603577280951" calcext:value-type="float">
            <text:p>0.03796035772809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.98455987273438" calcext:value-type="float">
            <text:p>1.98455987273438</text:p>
          </table:table-cell>
          <table:table-cell office:value-type="float" office:value="0.00493024620487835" calcext:value-type="float">
            <text:p>0.00493024620487835</text:p>
          </table:table-cell>
          <table:table-cell table:formula="of:=[.AW10]/2" office:value-type="float" office:value="0.992279936367188" calcext:value-type="float">
            <text:p>0.992279936367188</text:p>
          </table:table-cell>
          <table:table-cell table:formula="of:=ABS(([.AU10]-[.AY10])/[.AU10])" office:value-type="float" office:value="0.00772006363281241" calcext:value-type="float">
            <text:p>0.007720063632812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-0.0509493268820513" calcext:value-type="float">
            <text:p>-0.0509493268820513</text:p>
          </table:table-cell>
          <table:table-cell office:value-type="float" office:value="0.000369043858755872" calcext:value-type="float">
            <text:p>0.000369043858755872</text:p>
          </table:table-cell>
          <table:table-cell office:value-type="float" office:value="-0.051304233" calcext:value-type="float">
            <text:p>-0.051304233</text:p>
          </table:table-cell>
          <table:table-cell office:value-type="float" office:value="-0.0511618325" calcext:value-type="float">
            <text:p>-0.0511618325</text:p>
          </table:table-cell>
          <table:table-cell office:value-type="float" office:value="-0.051097559" calcext:value-type="float">
            <text:p>-0.051097559</text:p>
          </table:table-cell>
          <table:table-cell office:value-type="float" office:value="-0.051012024" calcext:value-type="float">
            <text:p>-0.051012024</text:p>
          </table:table-cell>
          <table:table-cell office:value-type="float" office:value="-0.049915542" calcext:value-type="float">
            <text:p>-0.049915542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191" calcext:value-type="float">
            <text:p>191</text:p>
          </table:table-cell>
          <table:table-cell office:value-type="float" office:value="-0.0743028385026178" calcext:value-type="float">
            <text:p>-0.0743028385026178</text:p>
          </table:table-cell>
          <table:table-cell office:value-type="float" office:value="0.0000933664529888815" calcext:value-type="float">
            <text:p>9.33664529888815E-05</text:p>
          </table:table-cell>
          <table:table-cell office:value-type="float" office:value="-0.074552229" calcext:value-type="float">
            <text:p>-0.074552229</text:p>
          </table:table-cell>
          <table:table-cell office:value-type="float" office:value="-0.0743733115" calcext:value-type="float">
            <text:p>-0.0743733115</text:p>
          </table:table-cell>
          <table:table-cell office:value-type="float" office:value="-0.074303316" calcext:value-type="float">
            <text:p>-0.074303316</text:p>
          </table:table-cell>
          <table:table-cell office:value-type="float" office:value="-0.074250542" calcext:value-type="float">
            <text:p>-0.074250542</text:p>
          </table:table-cell>
          <table:table-cell office:value-type="float" office:value="-0.074054212" calcext:value-type="float">
            <text:p>-0.074054212</text:p>
          </table:table-cell>
          <table:table-cell office:value-type="float" office:value="96.2848580748691" calcext:value-type="float">
            <text:p>96.284858074869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2.03033469592462" calcext:value-type="float">
            <text:p>2.03033469592462</text:p>
          </table:table-cell>
          <table:table-cell office:value-type="float" office:value="0.00152772682199911" calcext:value-type="float">
            <text:p>0.00152772682199911</text:p>
          </table:table-cell>
          <table:table-cell table:formula="of:=[.AH11]/2" office:value-type="float" office:value="1.01516734796231" calcext:value-type="float">
            <text:p>1.01516734796231</text:p>
          </table:table-cell>
          <table:table-cell table:formula="of:=ABS(([.AF11]-[.AJ11])/[.AF11])" office:value-type="float" office:value="0.0151673479623116" calcext:value-type="float">
            <text:p>0.01516734796231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10.4265904086332" calcext:value-type="float">
            <text:p>10.4265904086332</text:p>
          </table:table-cell>
          <table:table-cell office:value-type="float" office:value="0.00787852159745832" calcext:value-type="float">
            <text:p>0.00787852159745832</text:p>
          </table:table-cell>
          <table:table-cell table:formula="of:=[.AO11]/2" office:value-type="float" office:value="5.21329520431658" calcext:value-type="float">
            <text:p>5.21329520431658</text:p>
          </table:table-cell>
          <table:table-cell table:formula="of:=ABS(([.AM11]-[.AQ11])/[.AM11])" office:value-type="float" office:value="0.0426590408633164" calcext:value-type="float">
            <text:p>0.042659040863316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4.03616028847594" calcext:value-type="float">
            <text:p>4.03616028847594</text:p>
          </table:table-cell>
          <table:table-cell office:value-type="float" office:value="0.00649548291694847" calcext:value-type="float">
            <text:p>0.00649548291694847</text:p>
          </table:table-cell>
          <table:table-cell table:formula="of:=[.AW11]/2" office:value-type="float" office:value="2.01808014423797" calcext:value-type="float">
            <text:p>2.01808014423797</text:p>
          </table:table-cell>
          <table:table-cell table:formula="of:=ABS(([.AU11]-[.AY11])/[.AU11])" office:value-type="float" office:value="0.00904007211898406" calcext:value-type="float">
            <text:p>0.009040072118984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-0.0560325526032609" calcext:value-type="float">
            <text:p>-0.0560325526032609</text:p>
          </table:table-cell>
          <table:table-cell office:value-type="float" office:value="0.000325450561696501" calcext:value-type="float">
            <text:p>0.000325450561696501</text:p>
          </table:table-cell>
          <table:table-cell office:value-type="float" office:value="-0.05665086" calcext:value-type="float">
            <text:p>-0.05665086</text:p>
          </table:table-cell>
          <table:table-cell office:value-type="float" office:value="-0.0563660145" calcext:value-type="float">
            <text:p>-0.0563660145</text:p>
          </table:table-cell>
          <table:table-cell office:value-type="float" office:value="-0.0558793845" calcext:value-type="float">
            <text:p>-0.0558793845</text:p>
          </table:table-cell>
          <table:table-cell office:value-type="float" office:value="-0.05575148825" calcext:value-type="float">
            <text:p>-0.05575148825</text:p>
          </table:table-cell>
          <table:table-cell office:value-type="float" office:value="-0.055528187" calcext:value-type="float">
            <text:p>-0.055528187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-0.100307723138298" calcext:value-type="float">
            <text:p>-0.100307723138298</text:p>
          </table:table-cell>
          <table:table-cell office:value-type="float" office:value="0.000365167758860602" calcext:value-type="float">
            <text:p>0.000365167758860602</text:p>
          </table:table-cell>
          <table:table-cell office:value-type="float" office:value="-0.101048776" calcext:value-type="float">
            <text:p>-0.101048776</text:p>
          </table:table-cell>
          <table:table-cell office:value-type="float" office:value="-0.10060397525" calcext:value-type="float">
            <text:p>-0.10060397525</text:p>
          </table:table-cell>
          <table:table-cell office:value-type="float" office:value="-0.100300344" calcext:value-type="float">
            <text:p>-0.100300344</text:p>
          </table:table-cell>
          <table:table-cell office:value-type="float" office:value="-0.10004312475" calcext:value-type="float">
            <text:p>-0.10004312475</text:p>
          </table:table-cell>
          <table:table-cell office:value-type="float" office:value="-0.099192314" calcext:value-type="float">
            <text:p>-0.099192314</text:p>
          </table:table-cell>
          <table:table-cell office:value-type="float" office:value="110.03077231383" calcext:value-type="float">
            <text:p>110.0307723138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7" calcext:value-type="float">
            <text:p>247</text:p>
          </table:table-cell>
          <table:table-cell office:value-type="float" office:value="-2.10153943593522" calcext:value-type="float">
            <text:p>-2.10153943593522</text:p>
          </table:table-cell>
          <table:table-cell office:value-type="float" office:value="0.0031917766299807" calcext:value-type="float">
            <text:p>0.0031917766299807</text:p>
          </table:table-cell>
          <table:table-cell table:formula="of:=[.AH12]/2" office:value-type="float" office:value="-1.05076971796761" calcext:value-type="float">
            <text:p>-1.05076971796761</text:p>
          </table:table-cell>
          <table:table-cell table:formula="of:=ABS(([.AF12]-[.AJ12])/[.AF12])" office:value-type="float" office:value="0.0507697179676114" calcext:value-type="float">
            <text:p>0.05076971796761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10.4377965864008" calcext:value-type="float">
            <text:p>10.4377965864008</text:p>
          </table:table-cell>
          <table:table-cell office:value-type="float" office:value="0.0157112424748291" calcext:value-type="float">
            <text:p>0.0157112424748291</text:p>
          </table:table-cell>
          <table:table-cell table:formula="of:=[.AO12]/2" office:value-type="float" office:value="5.2188982932004" calcext:value-type="float">
            <text:p>5.2188982932004</text:p>
          </table:table-cell>
          <table:table-cell table:formula="of:=ABS(([.AM12]-[.AQ12])/[.AM12])" office:value-type="float" office:value="0.0437796586400809" calcext:value-type="float">
            <text:p>0.04377965864008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03" calcext:value-type="float">
            <text:p>203</text:p>
          </table:table-cell>
          <table:table-cell office:value-type="float" office:value="-2.14222519020197" calcext:value-type="float">
            <text:p>-2.14222519020197</text:p>
          </table:table-cell>
          <table:table-cell office:value-type="float" office:value="0.00377206433819286" calcext:value-type="float">
            <text:p>0.00377206433819286</text:p>
          </table:table-cell>
          <table:table-cell table:formula="of:=[.AW12]/2" office:value-type="float" office:value="-1.07111259510099" calcext:value-type="float">
            <text:p>-1.07111259510099</text:p>
          </table:table-cell>
          <table:table-cell table:formula="of:=ABS(([.AU12]-[.AY12])/[.AU12])" office:value-type="float" office:value="0.0711125951009852" calcext:value-type="float">
            <text:p>0.07111259510098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2.00938410982653" calcext:value-type="float">
            <text:p>2.00938410982653</text:p>
          </table:table-cell>
          <table:table-cell office:value-type="float" office:value="0.00334988341286444" calcext:value-type="float">
            <text:p>0.00334988341286444</text:p>
          </table:table-cell>
          <table:table-cell office:value-type="float" office:value="1.994359077" calcext:value-type="float">
            <text:p>1.994359077</text:p>
          </table:table-cell>
          <table:table-cell office:value-type="float" office:value="2.008953122" calcext:value-type="float">
            <text:p>2.008953122</text:p>
          </table:table-cell>
          <table:table-cell office:value-type="float" office:value="2.0104242895" calcext:value-type="float">
            <text:p>2.0104242895</text:p>
          </table:table-cell>
          <table:table-cell office:value-type="float" office:value="2.01134908475" calcext:value-type="float">
            <text:p>2.01134908475</text:p>
          </table:table-cell>
          <table:table-cell office:value-type="float" office:value="2.014326279" calcext:value-type="float">
            <text:p>2.014326279</text:p>
          </table:table-cell>
          <table:table-cell office:value-type="float" office:value="100.938410982653" calcext:value-type="float">
            <text:p>100.9384109826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-2.1893906026" calcext:value-type="float">
            <text:p>-2.1893906026</text:p>
          </table:table-cell>
          <table:table-cell office:value-type="float" office:value="0.00269597409759348" calcext:value-type="float">
            <text:p>0.00269597409759348</text:p>
          </table:table-cell>
          <table:table-cell office:value-type="float" office:value="-2.195199081" calcext:value-type="float">
            <text:p>-2.195199081</text:p>
          </table:table-cell>
          <table:table-cell office:value-type="float" office:value="-2.190731769" calcext:value-type="float">
            <text:p>-2.190731769</text:p>
          </table:table-cell>
          <table:table-cell office:value-type="float" office:value="-2.189729687" calcext:value-type="float">
            <text:p>-2.189729687</text:p>
          </table:table-cell>
          <table:table-cell office:value-type="float" office:value="-2.18841072275" calcext:value-type="float">
            <text:p>-2.18841072275</text:p>
          </table:table-cell>
          <table:table-cell office:value-type="float" office:value="-2.169121186" calcext:value-type="float">
            <text:p>-2.169121186</text:p>
          </table:table-cell>
          <table:table-cell office:value-type="float" office:value="209.46953013" calcext:value-type="float">
            <text:p>209.46953013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-0.0509493268820513" calcext:value-type="float">
            <text:p>-0.0509493268820513</text:p>
          </table:table-cell>
          <table:table-cell office:value-type="float" office:value="0.000369043858755872" calcext:value-type="float">
            <text:p>0.000369043858755872</text:p>
          </table:table-cell>
          <table:table-cell table:formula="of:=[.AH13]/2" office:value-type="float" office:value="-0.0254746634410256" calcext:value-type="float">
            <text:p>-0.0254746634410256</text:p>
          </table:table-cell>
          <table:table-cell table:formula="of:=ABS(([.AF13]-[.AJ13])/[.AF13])" office:value-type="string" office:string-value="" calcext:value-type="error">
            <text:p>#DIV/0!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95" calcext:value-type="float">
            <text:p>195</text:p>
          </table:table-cell>
          <table:table-cell office:value-type="float" office:value="11.4683702950872" calcext:value-type="float">
            <text:p>11.4683702950872</text:p>
          </table:table-cell>
          <table:table-cell office:value-type="float" office:value="0.0158244613156705" calcext:value-type="float">
            <text:p>0.0158244613156705</text:p>
          </table:table-cell>
          <table:table-cell table:formula="of:=[.AO13]/2" office:value-type="float" office:value="5.73418514754359" calcext:value-type="float">
            <text:p>5.73418514754359</text:p>
          </table:table-cell>
          <table:table-cell table:formula="of:=ABS(([.AM13]-[.AQ13])/[.AM13])" office:value-type="float" office:value="0.0425791177351982" calcext:value-type="float">
            <text:p>0.04257911773519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89" calcext:value-type="float">
            <text:p>189</text:p>
          </table:table-cell>
          <table:table-cell office:value-type="float" office:value="-4.2025465842328" calcext:value-type="float">
            <text:p>-4.2025465842328</text:p>
          </table:table-cell>
          <table:table-cell office:value-type="float" office:value="0.0149871354869351" calcext:value-type="float">
            <text:p>0.0149871354869351</text:p>
          </table:table-cell>
          <table:table-cell table:formula="of:=[.AW13]/2" office:value-type="float" office:value="-2.1012732921164" calcext:value-type="float">
            <text:p>-2.1012732921164</text:p>
          </table:table-cell>
          <table:table-cell table:formula="of:=ABS(([.AU13]-[.AY13])/[.AU13])" office:value-type="float" office:value="0.0506366460582011" calcext:value-type="float">
            <text:p>0.0506366460582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92" calcext:value-type="float">
            <text:p>192</text:p>
          </table:table-cell>
          <table:table-cell office:value-type="float" office:value="-2.14305787164583" calcext:value-type="float">
            <text:p>-2.14305787164583</text:p>
          </table:table-cell>
          <table:table-cell office:value-type="float" office:value="0.00225809744825994" calcext:value-type="float">
            <text:p>0.00225809744825994</text:p>
          </table:table-cell>
          <table:table-cell office:value-type="float" office:value="-2.148617195" calcext:value-type="float">
            <text:p>-2.148617195</text:p>
          </table:table-cell>
          <table:table-cell office:value-type="float" office:value="-2.144517802" calcext:value-type="float">
            <text:p>-2.144517802</text:p>
          </table:table-cell>
          <table:table-cell office:value-type="float" office:value="-2.1430833235" calcext:value-type="float">
            <text:p>-2.1430833235</text:p>
          </table:table-cell>
          <table:table-cell office:value-type="float" office:value="-2.141529709" calcext:value-type="float">
            <text:p>-2.141529709</text:p>
          </table:table-cell>
          <table:table-cell office:value-type="float" office:value="-2.136989634" calcext:value-type="float">
            <text:p>-2.136989634</text:p>
          </table:table-cell>
          <table:table-cell office:value-type="float" office:value="114.305787164583" calcext:value-type="float">
            <text:p>114.3057871645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99" calcext:value-type="float">
            <text:p>199</text:p>
          </table:table-cell>
          <table:table-cell office:value-type="float" office:value="1.96076501214573" calcext:value-type="float">
            <text:p>1.96076501214573</text:p>
          </table:table-cell>
          <table:table-cell office:value-type="float" office:value="0.0075581985605183" calcext:value-type="float">
            <text:p>0.0075581985605183</text:p>
          </table:table-cell>
          <table:table-cell office:value-type="float" office:value="1.951116619" calcext:value-type="float">
            <text:p>1.951116619</text:p>
          </table:table-cell>
          <table:table-cell office:value-type="float" office:value="1.9559912895" calcext:value-type="float">
            <text:p>1.9559912895</text:p>
          </table:table-cell>
          <table:table-cell office:value-type="float" office:value="1.957522528" calcext:value-type="float">
            <text:p>1.957522528</text:p>
          </table:table-cell>
          <table:table-cell office:value-type="float" office:value="1.964800374" calcext:value-type="float">
            <text:p>1.964800374</text:p>
          </table:table-cell>
          <table:table-cell office:value-type="float" office:value="1.986420492" calcext:value-type="float">
            <text:p>1.986420492</text:p>
          </table:table-cell>
          <table:table-cell office:value-type="float" office:value="296.076501214573" calcext:value-type="float">
            <text:p>296.07650121457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-0.0560325526032609" calcext:value-type="float">
            <text:p>-0.0560325526032609</text:p>
          </table:table-cell>
          <table:table-cell office:value-type="float" office:value="0.000325450561696501" calcext:value-type="float">
            <text:p>0.000325450561696501</text:p>
          </table:table-cell>
          <table:table-cell table:formula="of:=[.AH14]/2" office:value-type="float" office:value="-0.0280162763016304" calcext:value-type="float">
            <text:p>-0.0280162763016304</text:p>
          </table:table-cell>
          <table:table-cell table:formula="of:=ABS(([.AF14]-[.AJ14])/[.AF14])" office:value-type="string" office:string-value="" calcext:value-type="error">
            <text:p>#DIV/0!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office:value-type="float" office:value="12.4902181957826" calcext:value-type="float">
            <text:p>12.4902181957826</text:p>
          </table:table-cell>
          <table:table-cell office:value-type="float" office:value="0.0239720108140212" calcext:value-type="float">
            <text:p>0.0239720108140212</text:p>
          </table:table-cell>
          <table:table-cell table:formula="of:=[.AO14]/2" office:value-type="float" office:value="6.2451090978913" calcext:value-type="float">
            <text:p>6.2451090978913</text:p>
          </table:table-cell>
          <table:table-cell table:formula="of:=ABS(([.AM14]-[.AQ14])/[.AM14])" office:value-type="float" office:value="0.0408515163152174" calcext:value-type="float">
            <text:p>0.04085151631521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1.96076501214573" calcext:value-type="float">
            <text:p>1.96076501214573</text:p>
          </table:table-cell>
          <table:table-cell office:value-type="float" office:value="0.0075581985605183" calcext:value-type="float">
            <text:p>0.0075581985605183</text:p>
          </table:table-cell>
          <table:table-cell table:formula="of:=[.AW14]/2" office:value-type="float" office:value="0.980382506072864" calcext:value-type="float">
            <text:p>0.980382506072864</text:p>
          </table:table-cell>
          <table:table-cell table:formula="of:=ABS(([.AU14]-[.AY14])/[.AU14])" office:value-type="float" office:value="0.0196174939271356" calcext:value-type="float">
            <text:p>0.01961749392713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-0.0665221799894737" calcext:value-type="float">
            <text:p>-0.0665221799894737</text:p>
          </table:table-cell>
          <table:table-cell office:value-type="float" office:value="0.000465367211597204" calcext:value-type="float">
            <text:p>0.000465367211597204</text:p>
          </table:table-cell>
          <table:table-cell office:value-type="float" office:value="-0.067120159" calcext:value-type="float">
            <text:p>-0.067120159</text:p>
          </table:table-cell>
          <table:table-cell office:value-type="float" office:value="-0.066872781" calcext:value-type="float">
            <text:p>-0.066872781</text:p>
          </table:table-cell>
          <table:table-cell office:value-type="float" office:value="-0.0666630145" calcext:value-type="float">
            <text:p>-0.0666630145</text:p>
          </table:table-cell>
          <table:table-cell office:value-type="float" office:value="-0.06634187475" calcext:value-type="float">
            <text:p>-0.06634187475</text:p>
          </table:table-cell>
          <table:table-cell office:value-type="float" office:value="-0.065134392" calcext:value-type="float">
            <text:p>-0.065134392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88" calcext:value-type="float">
            <text:p>188</text:p>
          </table:table-cell>
          <table:table-cell office:value-type="float" office:value="-4.2182645652234" calcext:value-type="float">
            <text:p>-4.2182645652234</text:p>
          </table:table-cell>
          <table:table-cell office:value-type="float" office:value="0.00548168567741359" calcext:value-type="float">
            <text:p>0.00548168567741359</text:p>
          </table:table-cell>
          <table:table-cell office:value-type="float" office:value="-4.2293588" calcext:value-type="float">
            <text:p>-4.2293588</text:p>
          </table:table-cell>
          <table:table-cell office:value-type="float" office:value="-4.22226301775" calcext:value-type="float">
            <text:p>-4.22226301775</text:p>
          </table:table-cell>
          <table:table-cell office:value-type="float" office:value="-4.218821981" calcext:value-type="float">
            <text:p>-4.218821981</text:p>
          </table:table-cell>
          <table:table-cell office:value-type="float" office:value="-4.21520604325" calcext:value-type="float">
            <text:p>-4.21520604325</text:p>
          </table:table-cell>
          <table:table-cell office:value-type="float" office:value="-4.198603724" calcext:value-type="float">
            <text:p>-4.198603724</text:p>
          </table:table-cell>
          <table:table-cell office:value-type="float" office:value="110.91322826117" calcext:value-type="float">
            <text:p>110.91322826117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2.00938410982653" calcext:value-type="float">
            <text:p>2.00938410982653</text:p>
          </table:table-cell>
          <table:table-cell office:value-type="float" office:value="0.00334988341286444" calcext:value-type="float">
            <text:p>0.00334988341286444</text:p>
          </table:table-cell>
          <table:table-cell table:formula="of:=[.AH15]/2" office:value-type="float" office:value="1.00469205491327" calcext:value-type="float">
            <text:p>1.00469205491327</text:p>
          </table:table-cell>
          <table:table-cell table:formula="of:=ABS(([.AF15]-[.AJ15])/[.AF15])" office:value-type="float" office:value="0.00469205491326541" calcext:value-type="float">
            <text:p>0.004692054913265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6" calcext:value-type="float">
            <text:p>196</text:p>
          </table:table-cell>
          <table:table-cell office:value-type="float" office:value="12.4807540195" calcext:value-type="float">
            <text:p>12.4807540195</text:p>
          </table:table-cell>
          <table:table-cell office:value-type="float" office:value="0.0203650754604305" calcext:value-type="float">
            <text:p>0.0203650754604305</text:p>
          </table:table-cell>
          <table:table-cell table:formula="of:=[.AO15]/2" office:value-type="float" office:value="6.24037700975" calcext:value-type="float">
            <text:p>6.24037700975</text:p>
          </table:table-cell>
          <table:table-cell table:formula="of:=ABS(([.AM15]-[.AQ15])/[.AM15])" office:value-type="float" office:value="0.0400628349583333" calcext:value-type="float">
            <text:p>0.040062834958333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3.95091018813684" calcext:value-type="float">
            <text:p>3.95091018813684</text:p>
          </table:table-cell>
          <table:table-cell office:value-type="float" office:value="0.00985803032424174" calcext:value-type="float">
            <text:p>0.00985803032424174</text:p>
          </table:table-cell>
          <table:table-cell table:formula="of:=[.AW15]/2" office:value-type="float" office:value="1.97545509406842" calcext:value-type="float">
            <text:p>1.97545509406842</text:p>
          </table:table-cell>
          <table:table-cell table:formula="of:=ABS(([.AU15]-[.AY15])/[.AU15])" office:value-type="float" office:value="0.0122724529657895" calcext:value-type="float">
            <text:p>0.01227245296578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-0.0743028385026178" calcext:value-type="float">
            <text:p>-0.0743028385026178</text:p>
          </table:table-cell>
          <table:table-cell office:value-type="float" office:value="0.0000933664529888815" calcext:value-type="float">
            <text:p>9.33664529888815E-05</text:p>
          </table:table-cell>
          <table:table-cell office:value-type="float" office:value="-0.074552229" calcext:value-type="float">
            <text:p>-0.074552229</text:p>
          </table:table-cell>
          <table:table-cell office:value-type="float" office:value="-0.0743733115" calcext:value-type="float">
            <text:p>-0.0743733115</text:p>
          </table:table-cell>
          <table:table-cell office:value-type="float" office:value="-0.074303316" calcext:value-type="float">
            <text:p>-0.074303316</text:p>
          </table:table-cell>
          <table:table-cell office:value-type="float" office:value="-0.074250542" calcext:value-type="float">
            <text:p>-0.074250542</text:p>
          </table:table-cell>
          <table:table-cell office:value-type="float" office:value="-0.074054212" calcext:value-type="float">
            <text:p>-0.074054212</text:p>
          </table:table-cell>
          <table:table-cell office:value-type="string" calcext:value-type="string">
            <text:p>inf</text:p>
          </table:table-cell>
          <table:table-cell table:number-columns-repeated="19"/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92" calcext:value-type="float">
            <text:p>192</text:p>
          </table:table-cell>
          <table:table-cell office:value-type="float" office:value="-2.14305787164583" calcext:value-type="float">
            <text:p>-2.14305787164583</text:p>
          </table:table-cell>
          <table:table-cell office:value-type="float" office:value="0.00225809744825994" calcext:value-type="float">
            <text:p>0.00225809744825994</text:p>
          </table:table-cell>
          <table:table-cell table:formula="of:=[.AH16]/2" office:value-type="float" office:value="-1.07152893582292" calcext:value-type="float">
            <text:p>-1.07152893582292</text:p>
          </table:table-cell>
          <table:table-cell table:formula="of:=ABS(([.AF16]-[.AJ16])/[.AF16])" office:value-type="float" office:value="0.0715289358229168" calcext:value-type="float">
            <text:p>0.07152893582291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12.5688571597604" calcext:value-type="float">
            <text:p>12.5688571597604</text:p>
          </table:table-cell>
          <table:table-cell office:value-type="float" office:value="0.0135242107967307" calcext:value-type="float">
            <text:p>0.0135242107967307</text:p>
          </table:table-cell>
          <table:table-cell table:formula="of:=[.AO16]/2" office:value-type="float" office:value="6.28442857988021" calcext:value-type="float">
            <text:p>6.28442857988021</text:p>
          </table:table-cell>
          <table:table-cell table:formula="of:=ABS(([.AM16]-[.AQ16])/[.AM16])" office:value-type="float" office:value="0.0474047633133681" calcext:value-type="float">
            <text:p>0.04740476331336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-2.1893906026" calcext:value-type="float">
            <text:p>-2.1893906026</text:p>
          </table:table-cell>
          <table:table-cell office:value-type="float" office:value="0.00269597409759348" calcext:value-type="float">
            <text:p>0.00269597409759348</text:p>
          </table:table-cell>
          <table:table-cell table:formula="of:=[.AW16]/2" office:value-type="float" office:value="-1.0946953013" calcext:value-type="float">
            <text:p>-1.0946953013</text:p>
          </table:table-cell>
          <table:table-cell table:formula="of:=ABS(([.AU16]-[.AY16])/[.AU16])" office:value-type="float" office:value="0.0946953013" calcext:value-type="float">
            <text:p>0.09469530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.98455987273438" calcext:value-type="float">
            <text:p>1.98455987273438</text:p>
          </table:table-cell>
          <table:table-cell office:value-type="float" office:value="0.00493024620487835" calcext:value-type="float">
            <text:p>0.00493024620487835</text:p>
          </table:table-cell>
          <table:table-cell office:value-type="float" office:value="1.977716892" calcext:value-type="float">
            <text:p>1.977716892</text:p>
          </table:table-cell>
          <table:table-cell office:value-type="float" office:value="1.98229825" calcext:value-type="float">
            <text:p>1.98229825</text:p>
          </table:table-cell>
          <table:table-cell office:value-type="float" office:value="1.9836695885" calcext:value-type="float">
            <text:p>1.9836695885</text:p>
          </table:table-cell>
          <table:table-cell office:value-type="float" office:value="1.98515090075" calcext:value-type="float">
            <text:p>1.98515090075</text:p>
          </table:table-cell>
          <table:table-cell office:value-type="float" office:value="2.004711906" calcext:value-type="float">
            <text:p>2.004711906</text:p>
          </table:table-cell>
          <table:table-cell office:value-type="float" office:value="98.4559872734375" calcext:value-type="float">
            <text:p>98.4559872734375</text:p>
          </table:table-cell>
          <table:table-cell table:number-columns-repeated="19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-0.0665221799894737" calcext:value-type="float">
            <text:p>-0.0665221799894737</text:p>
          </table:table-cell>
          <table:table-cell office:value-type="float" office:value="0.000465367211597204" calcext:value-type="float">
            <text:p>0.000465367211597204</text:p>
          </table:table-cell>
          <table:table-cell table:formula="of:=[.AH17]/2" office:value-type="float" office:value="-0.0332610899947368" calcext:value-type="float">
            <text:p>-0.0332610899947368</text:p>
          </table:table-cell>
          <table:table-cell table:formula="of:=ABS(([.AF17]-[.AJ17])/[.AF17])" office:value-type="string" office:string-value="" calcext:value-type="error">
            <text:p>#DIV/0!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90" calcext:value-type="float">
            <text:p>190</text:p>
          </table:table-cell>
          <table:table-cell office:value-type="float" office:value="13.5211728918526" calcext:value-type="float">
            <text:p>13.5211728918526</text:p>
          </table:table-cell>
          <table:table-cell office:value-type="float" office:value="0.013969345345309" calcext:value-type="float">
            <text:p>0.013969345345309</text:p>
          </table:table-cell>
          <table:table-cell table:formula="of:=[.AO17]/2" office:value-type="float" office:value="6.76058644592632" calcext:value-type="float">
            <text:p>6.76058644592632</text:p>
          </table:table-cell>
          <table:table-cell table:formula="of:=ABS(([.AM17]-[.AQ17])/[.AM17])" office:value-type="float" office:value="0.0400902224502025" calcext:value-type="float">
            <text:p>0.04009022245020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188" calcext:value-type="float">
            <text:p>188</text:p>
          </table:table-cell>
          <table:table-cell office:value-type="float" office:value="-4.2182645652234" calcext:value-type="float">
            <text:p>-4.2182645652234</text:p>
          </table:table-cell>
          <table:table-cell office:value-type="float" office:value="0.00548168567741359" calcext:value-type="float">
            <text:p>0.00548168567741359</text:p>
          </table:table-cell>
          <table:table-cell table:formula="of:=[.AW17]/2" office:value-type="float" office:value="-2.1091322826117" calcext:value-type="float">
            <text:p>-2.1091322826117</text:p>
          </table:table-cell>
          <table:table-cell table:formula="of:=ABS(([.AU17]-[.AY17])/[.AU17])" office:value-type="float" office:value="0.0545661413058511" calcext:value-type="float">
            <text:p>0.05456614130585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4.03616028847594" calcext:value-type="float">
            <text:p>4.03616028847594</text:p>
          </table:table-cell>
          <table:table-cell office:value-type="float" office:value="0.00649548291694847" calcext:value-type="float">
            <text:p>0.00649548291694847</text:p>
          </table:table-cell>
          <table:table-cell office:value-type="float" office:value="4.014152857" calcext:value-type="float">
            <text:p>4.014152857</text:p>
          </table:table-cell>
          <table:table-cell office:value-type="float" office:value="4.032235201" calcext:value-type="float">
            <text:p>4.032235201</text:p>
          </table:table-cell>
          <table:table-cell office:value-type="float" office:value="4.035934381" calcext:value-type="float">
            <text:p>4.035934381</text:p>
          </table:table-cell>
          <table:table-cell office:value-type="float" office:value="4.038777436" calcext:value-type="float">
            <text:p>4.038777436</text:p>
          </table:table-cell>
          <table:table-cell office:value-type="float" office:value="4.064663355" calcext:value-type="float">
            <text:p>4.064663355</text:p>
          </table:table-cell>
          <table:table-cell office:value-type="float" office:value="101.808014423797" calcext:value-type="float">
            <text:p>101.808014423797</text:p>
          </table:table-cell>
          <table:table-cell table:number-columns-repeated="19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-0.0743028385026178" calcext:value-type="float">
            <text:p>-0.0743028385026178</text:p>
          </table:table-cell>
          <table:table-cell office:value-type="float" office:value="0.0000933664529888815" calcext:value-type="float">
            <text:p>9.33664529888815E-05</text:p>
          </table:table-cell>
          <table:table-cell table:formula="of:=[.AH18]/2" office:value-type="float" office:value="-0.0371514192513089" calcext:value-type="float">
            <text:p>-0.0371514192513089</text:p>
          </table:table-cell>
          <table:table-cell table:formula="of:=ABS(([.AF18]-[.AJ18])/[.AF18])" office:value-type="string" office:string-value="" calcext:value-type="error">
            <text:p>#DIV/0!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office:value-type="float" office:value="14.6112718032932" calcext:value-type="float">
            <text:p>14.6112718032932</text:p>
          </table:table-cell>
          <table:table-cell office:value-type="float" office:value="0.00908875561319344" calcext:value-type="float">
            <text:p>0.00908875561319344</text:p>
          </table:table-cell>
          <table:table-cell table:formula="of:=[.AO18]/2" office:value-type="float" office:value="7.3056359016466" calcext:value-type="float">
            <text:p>7.3056359016466</text:p>
          </table:table-cell>
          <table:table-cell table:formula="of:=ABS(([.AM18]-[.AQ18])/[.AM18])" office:value-type="float" office:value="0.0436622716637996" calcext:value-type="float">
            <text:p>0.043662271663799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03" calcext:value-type="float">
            <text:p>203</text:p>
          </table:table-cell>
          <table:table-cell office:value-type="float" office:value="-2.14222519020197" calcext:value-type="float">
            <text:p>-2.14222519020197</text:p>
          </table:table-cell>
          <table:table-cell office:value-type="float" office:value="0.00377206433819286" calcext:value-type="float">
            <text:p>0.00377206433819286</text:p>
          </table:table-cell>
          <table:table-cell office:value-type="float" office:value="-2.157788331" calcext:value-type="float">
            <text:p>-2.157788331</text:p>
          </table:table-cell>
          <table:table-cell office:value-type="float" office:value="-2.1427699775" calcext:value-type="float">
            <text:p>-2.1427699775</text:p>
          </table:table-cell>
          <table:table-cell office:value-type="float" office:value="-2.141257707" calcext:value-type="float">
            <text:p>-2.141257707</text:p>
          </table:table-cell>
          <table:table-cell office:value-type="float" office:value="-2.139910956" calcext:value-type="float">
            <text:p>-2.139910956</text:p>
          </table:table-cell>
          <table:table-cell office:value-type="float" office:value="-2.13622602" calcext:value-type="float">
            <text:p>-2.13622602</text:p>
          </table:table-cell>
          <table:table-cell office:value-type="float" office:value="114.222519020197" calcext:value-type="float">
            <text:p>114.222519020197</text:p>
          </table:table-cell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.98455987273438" calcext:value-type="float">
            <text:p>1.98455987273438</text:p>
          </table:table-cell>
          <table:table-cell office:value-type="float" office:value="0.00493024620487835" calcext:value-type="float">
            <text:p>0.00493024620487835</text:p>
          </table:table-cell>
          <table:table-cell table:formula="of:=[.AH19]/2" office:value-type="float" office:value="0.992279936367188" calcext:value-type="float">
            <text:p>0.992279936367188</text:p>
          </table:table-cell>
          <table:table-cell table:formula="of:=ABS(([.AF19]-[.AJ19])/[.AF19])" office:value-type="float" office:value="0.00772006363281241" calcext:value-type="float">
            <text:p>0.007720063632812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office:value-type="float" office:value="14.6306960792135" calcext:value-type="float">
            <text:p>14.6306960792135</text:p>
          </table:table-cell>
          <table:table-cell office:value-type="float" office:value="0.0358613161649562" calcext:value-type="float">
            <text:p>0.0358613161649562</text:p>
          </table:table-cell>
          <table:table-cell table:formula="of:=[.AO19]/2" office:value-type="float" office:value="7.31534803960677" calcext:value-type="float">
            <text:p>7.31534803960677</text:p>
          </table:table-cell>
          <table:table-cell table:formula="of:=ABS(([.AM19]-[.AQ19])/[.AM19])" office:value-type="float" office:value="0.0450497199438245" calcext:value-type="float">
            <text:p>0.045049719943824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89" calcext:value-type="float">
            <text:p>189</text:p>
          </table:table-cell>
          <table:table-cell office:value-type="float" office:value="-4.2025465842328" calcext:value-type="float">
            <text:p>-4.2025465842328</text:p>
          </table:table-cell>
          <table:table-cell office:value-type="float" office:value="0.0149871354869351" calcext:value-type="float">
            <text:p>0.0149871354869351</text:p>
          </table:table-cell>
          <table:table-cell office:value-type="float" office:value="-4.243498786" calcext:value-type="float">
            <text:p>-4.243498786</text:p>
          </table:table-cell>
          <table:table-cell office:value-type="float" office:value="-4.214533725" calcext:value-type="float">
            <text:p>-4.214533725</text:p>
          </table:table-cell>
          <table:table-cell office:value-type="float" office:value="-4.202698426" calcext:value-type="float">
            <text:p>-4.202698426</text:p>
          </table:table-cell>
          <table:table-cell office:value-type="float" office:value="-4.19068383" calcext:value-type="float">
            <text:p>-4.19068383</text:p>
          </table:table-cell>
          <table:table-cell office:value-type="float" office:value="-4.171895823" calcext:value-type="float">
            <text:p>-4.171895823</text:p>
          </table:table-cell>
          <table:table-cell office:value-type="float" office:value="110.12732921164" calcext:value-type="float">
            <text:p>110.12732921164</text:p>
          </table:table-cell>
          <table:table-cell table:number-columns-repeated="19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4.03616028847594" calcext:value-type="float">
            <text:p>4.03616028847594</text:p>
          </table:table-cell>
          <table:table-cell office:value-type="float" office:value="0.00649548291694847" calcext:value-type="float">
            <text:p>0.00649548291694847</text:p>
          </table:table-cell>
          <table:table-cell table:formula="of:=[.AH20]/2" office:value-type="float" office:value="2.01808014423797" calcext:value-type="float">
            <text:p>2.01808014423797</text:p>
          </table:table-cell>
          <table:table-cell table:formula="of:=ABS(([.AF20]-[.AJ20])/[.AF20])" office:value-type="float" office:value="0.00904007211898406" calcext:value-type="float">
            <text:p>0.009040072118984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14.5191439687808" calcext:value-type="float">
            <text:p>14.5191439687808</text:p>
          </table:table-cell>
          <table:table-cell office:value-type="float" office:value="0.0232999626884832" calcext:value-type="float">
            <text:p>0.0232999626884832</text:p>
          </table:table-cell>
          <table:table-cell table:formula="of:=[.AO20]/2" office:value-type="float" office:value="7.25957198439038" calcext:value-type="float">
            <text:p>7.25957198439038</text:p>
          </table:table-cell>
          <table:table-cell table:formula="of:=ABS(([.AM20]-[.AQ20])/[.AM20])" office:value-type="float" office:value="0.0370817120557678" calcext:value-type="float">
            <text:p>0.037081712055767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-0.100576516169903" calcext:value-type="float">
            <text:p>-0.100576516169903</text:p>
          </table:table-cell>
          <table:table-cell office:value-type="float" office:value="0.0000940576824722677" calcext:value-type="float">
            <text:p>9.40576824722677E-05</text:p>
          </table:table-cell>
          <table:table-cell office:value-type="float" office:value="-0.100853009" calcext:value-type="float">
            <text:p>-0.100853009</text:p>
          </table:table-cell>
          <table:table-cell office:value-type="float" office:value="-0.10064478925" calcext:value-type="float">
            <text:p>-0.10064478925</text:p>
          </table:table-cell>
          <table:table-cell office:value-type="float" office:value="-0.1005806665" calcext:value-type="float">
            <text:p>-0.1005806665</text:p>
          </table:table-cell>
          <table:table-cell office:value-type="float" office:value="-0.1005017655" calcext:value-type="float">
            <text:p>-0.1005017655</text:p>
          </table:table-cell>
          <table:table-cell office:value-type="float" office:value="-0.100362865" calcext:value-type="float">
            <text:p>-0.100362865</text:p>
          </table:table-cell>
          <table:table-cell office:value-type="string" calcext:value-type="string">
            <text:p>inf</text:p>
          </table:table-cell>
          <table:table-cell table:number-columns-repeated="19"/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03" calcext:value-type="float">
            <text:p>203</text:p>
          </table:table-cell>
          <table:table-cell office:value-type="float" office:value="-2.14222519020197" calcext:value-type="float">
            <text:p>-2.14222519020197</text:p>
          </table:table-cell>
          <table:table-cell office:value-type="float" office:value="0.00377206433819286" calcext:value-type="float">
            <text:p>0.00377206433819286</text:p>
          </table:table-cell>
          <table:table-cell table:formula="of:=[.AH21]/2" office:value-type="float" office:value="-1.07111259510099" calcext:value-type="float">
            <text:p>-1.07111259510099</text:p>
          </table:table-cell>
          <table:table-cell table:formula="of:=ABS(([.AF21]-[.AJ21])/[.AF21])" office:value-type="float" office:value="0.0711125951009852" calcext:value-type="float">
            <text:p>0.07111259510098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3" calcext:value-type="float">
            <text:p>203</text:p>
          </table:table-cell>
          <table:table-cell office:value-type="float" office:value="14.5752923860049" calcext:value-type="float">
            <text:p>14.5752923860049</text:p>
          </table:table-cell>
          <table:table-cell office:value-type="float" office:value="0.0279099269698835" calcext:value-type="float">
            <text:p>0.0279099269698835</text:p>
          </table:table-cell>
          <table:table-cell table:formula="of:=[.AO21]/2" office:value-type="float" office:value="7.28764619300246" calcext:value-type="float">
            <text:p>7.28764619300246</text:p>
          </table:table-cell>
          <table:table-cell table:formula="of:=ABS(([.AM21]-[.AQ21])/[.AM21])" office:value-type="float" office:value="0.0410923132860661" calcext:value-type="float">
            <text:p>0.041092313286066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-0.100307723138298" calcext:value-type="float">
            <text:p>-0.100307723138298</text:p>
          </table:table-cell>
          <table:table-cell office:value-type="float" office:value="0.000365167758860602" calcext:value-type="float">
            <text:p>0.000365167758860602</text:p>
          </table:table-cell>
          <table:table-cell office:value-type="float" office:value="-0.101048776" calcext:value-type="float">
            <text:p>-0.101048776</text:p>
          </table:table-cell>
          <table:table-cell office:value-type="float" office:value="-0.10060397525" calcext:value-type="float">
            <text:p>-0.10060397525</text:p>
          </table:table-cell>
          <table:table-cell office:value-type="float" office:value="-0.100300344" calcext:value-type="float">
            <text:p>-0.100300344</text:p>
          </table:table-cell>
          <table:table-cell office:value-type="float" office:value="-0.10004312475" calcext:value-type="float">
            <text:p>-0.10004312475</text:p>
          </table:table-cell>
          <table:table-cell office:value-type="float" office:value="-0.099192314" calcext:value-type="float">
            <text:p>-0.099192314</text:p>
          </table:table-cell>
          <table:table-cell office:value-type="string" calcext:value-type="string">
            <text:p>inf</text:p>
          </table:table-cell>
          <table:table-cell table:number-columns-repeated="19"/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89" calcext:value-type="float">
            <text:p>189</text:p>
          </table:table-cell>
          <table:table-cell office:value-type="float" office:value="-4.2025465842328" calcext:value-type="float">
            <text:p>-4.2025465842328</text:p>
          </table:table-cell>
          <table:table-cell office:value-type="float" office:value="0.0149871354869351" calcext:value-type="float">
            <text:p>0.0149871354869351</text:p>
          </table:table-cell>
          <table:table-cell table:formula="of:=[.AH22]/2" office:value-type="float" office:value="-2.1012732921164" calcext:value-type="float">
            <text:p>-2.1012732921164</text:p>
          </table:table-cell>
          <table:table-cell table:formula="of:=ABS(([.AF22]-[.AJ22])/[.AF22])" office:value-type="float" office:value="0.0506366460582011" calcext:value-type="float">
            <text:p>0.05063664605820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14.5482021766032" calcext:value-type="float">
            <text:p>14.5482021766032</text:p>
          </table:table-cell>
          <table:table-cell office:value-type="float" office:value="0.051636823052098" calcext:value-type="float">
            <text:p>0.051636823052098</text:p>
          </table:table-cell>
          <table:table-cell table:formula="of:=[.AO22]/2" office:value-type="float" office:value="7.27410108830159" calcext:value-type="float">
            <text:p>7.27410108830159</text:p>
          </table:table-cell>
          <table:table-cell table:formula="of:=ABS(([.AM22]-[.AQ22])/[.AM22])" office:value-type="float" office:value="0.0391572983287981" calcext:value-type="float">
            <text:p>0.039157298328798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1.96076501214573" calcext:value-type="float">
            <text:p>1.96076501214573</text:p>
          </table:table-cell>
          <table:table-cell office:value-type="float" office:value="0.0075581985605183" calcext:value-type="float">
            <text:p>0.0075581985605183</text:p>
          </table:table-cell>
          <table:table-cell office:value-type="float" office:value="1.951116619" calcext:value-type="float">
            <text:p>1.951116619</text:p>
          </table:table-cell>
          <table:table-cell office:value-type="float" office:value="1.9559912895" calcext:value-type="float">
            <text:p>1.9559912895</text:p>
          </table:table-cell>
          <table:table-cell office:value-type="float" office:value="1.957522528" calcext:value-type="float">
            <text:p>1.957522528</text:p>
          </table:table-cell>
          <table:table-cell office:value-type="float" office:value="1.964800374" calcext:value-type="float">
            <text:p>1.964800374</text:p>
          </table:table-cell>
          <table:table-cell office:value-type="float" office:value="1.986420492" calcext:value-type="float">
            <text:p>1.986420492</text:p>
          </table:table-cell>
          <table:table-cell office:value-type="float" office:value="96.0765012145729" calcext:value-type="float">
            <text:p>96.0765012145729</text:p>
          </table:table-cell>
          <table:table-cell table:number-columns-repeated="19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-0.100576516169903" calcext:value-type="float">
            <text:p>-0.100576516169903</text:p>
          </table:table-cell>
          <table:table-cell office:value-type="float" office:value="0.0000940576824722677" calcext:value-type="float">
            <text:p>9.40576824722677E-05</text:p>
          </table:table-cell>
          <table:table-cell table:formula="of:=[.AH23]/2" office:value-type="float" office:value="-0.0502882580849515" calcext:value-type="float">
            <text:p>-0.0502882580849515</text:p>
          </table:table-cell>
          <table:table-cell table:formula="of:=ABS(([.AF23]-[.AJ23])/[.AF23])" office:value-type="string" office:string-value="" calcext:value-type="error">
            <text:p>#DIV/0!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206" calcext:value-type="float">
            <text:p>206</text:p>
          </table:table-cell>
          <table:table-cell office:value-type="float" office:value="15.6551262550874" calcext:value-type="float">
            <text:p>15.6551262550874</text:p>
          </table:table-cell>
          <table:table-cell office:value-type="float" office:value="0.0137834704317569" calcext:value-type="float">
            <text:p>0.0137834704317569</text:p>
          </table:table-cell>
          <table:table-cell table:formula="of:=[.AO23]/2" office:value-type="float" office:value="7.82756312754369" calcext:value-type="float">
            <text:p>7.82756312754369</text:p>
          </table:table-cell>
          <table:table-cell table:formula="of:=ABS(([.AM23]-[.AQ23])/[.AM23])" office:value-type="float" office:value="0.043675083672492" calcext:value-type="float">
            <text:p>0.04367508367249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3.95091018813684" calcext:value-type="float">
            <text:p>3.95091018813684</text:p>
          </table:table-cell>
          <table:table-cell office:value-type="float" office:value="0.00985803032424174" calcext:value-type="float">
            <text:p>0.00985803032424174</text:p>
          </table:table-cell>
          <table:table-cell office:value-type="float" office:value="3.897956574" calcext:value-type="float">
            <text:p>3.897956574</text:p>
          </table:table-cell>
          <table:table-cell office:value-type="float" office:value="3.9455607805" calcext:value-type="float">
            <text:p>3.9455607805</text:p>
          </table:table-cell>
          <table:table-cell office:value-type="float" office:value="3.9518623195" calcext:value-type="float">
            <text:p>3.9518623195</text:p>
          </table:table-cell>
          <table:table-cell office:value-type="float" office:value="3.9573315735" calcext:value-type="float">
            <text:p>3.9573315735</text:p>
          </table:table-cell>
          <table:table-cell office:value-type="float" office:value="3.974769267" calcext:value-type="float">
            <text:p>3.974769267</text:p>
          </table:table-cell>
          <table:table-cell office:value-type="float" office:value="97.5455094068421" calcext:value-type="float">
            <text:p>97.5455094068421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-0.100307723138298" calcext:value-type="float">
            <text:p>-0.100307723138298</text:p>
          </table:table-cell>
          <table:table-cell office:value-type="float" office:value="0.000365167758860602" calcext:value-type="float">
            <text:p>0.000365167758860602</text:p>
          </table:table-cell>
          <table:table-cell table:formula="of:=[.AH24]/2" office:value-type="float" office:value="-0.0501538615691489" calcext:value-type="float">
            <text:p>-0.0501538615691489</text:p>
          </table:table-cell>
          <table:table-cell table:formula="of:=ABS(([.AF24]-[.AJ24])/[.AF24])" office:value-type="string" office:string-value="" calcext:value-type="error">
            <text:p>#DIV/0!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16.5746035736383" calcext:value-type="float">
            <text:p>16.5746035736383</text:p>
          </table:table-cell>
          <table:table-cell office:value-type="float" office:value="0.0537634278061674" calcext:value-type="float">
            <text:p>0.0537634278061674</text:p>
          </table:table-cell>
          <table:table-cell table:formula="of:=[.AO24]/2" office:value-type="float" office:value="8.28730178681915" calcext:value-type="float">
            <text:p>8.28730178681915</text:p>
          </table:table-cell>
          <table:table-cell table:formula="of:=ABS(([.AM24]-[.AQ24])/[.AM24])" office:value-type="float" office:value="0.0359127233523935" calcext:value-type="float">
            <text:p>0.035912723352393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-2.1893906026" calcext:value-type="float">
            <text:p>-2.1893906026</text:p>
          </table:table-cell>
          <table:table-cell office:value-type="float" office:value="0.00269597409759348" calcext:value-type="float">
            <text:p>0.00269597409759348</text:p>
          </table:table-cell>
          <table:table-cell office:value-type="float" office:value="-2.195199081" calcext:value-type="float">
            <text:p>-2.195199081</text:p>
          </table:table-cell>
          <table:table-cell office:value-type="float" office:value="-2.190731769" calcext:value-type="float">
            <text:p>-2.190731769</text:p>
          </table:table-cell>
          <table:table-cell office:value-type="float" office:value="-2.189729687" calcext:value-type="float">
            <text:p>-2.189729687</text:p>
          </table:table-cell>
          <table:table-cell office:value-type="float" office:value="-2.18841072275" calcext:value-type="float">
            <text:p>-2.18841072275</text:p>
          </table:table-cell>
          <table:table-cell office:value-type="float" office:value="-2.169121186" calcext:value-type="float">
            <text:p>-2.169121186</text:p>
          </table:table-cell>
          <table:table-cell office:value-type="float" office:value="118.93906026" calcext:value-type="float">
            <text:p>118.93906026</text:p>
          </table:table-cell>
          <table:table-cell table:number-columns-repeated="19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1.96076501214573" calcext:value-type="float">
            <text:p>1.96076501214573</text:p>
          </table:table-cell>
          <table:table-cell office:value-type="float" office:value="0.0075581985605183" calcext:value-type="float">
            <text:p>0.0075581985605183</text:p>
          </table:table-cell>
          <table:table-cell table:formula="of:=[.AH25]/2" office:value-type="float" office:value="0.980382506072864" calcext:value-type="float">
            <text:p>0.980382506072864</text:p>
          </table:table-cell>
          <table:table-cell table:formula="of:=ABS(([.AF25]-[.AJ25])/[.AF25])" office:value-type="float" office:value="0.0196174939271356" calcext:value-type="float">
            <text:p>0.01961749392713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16.6324521527588" calcext:value-type="float">
            <text:p>16.6324521527588</text:p>
          </table:table-cell>
          <table:table-cell office:value-type="float" office:value="0.0634002944501807" calcext:value-type="float">
            <text:p>0.0634002944501807</text:p>
          </table:table-cell>
          <table:table-cell table:formula="of:=[.AO25]/2" office:value-type="float" office:value="8.3162260763794" calcext:value-type="float">
            <text:p>8.3162260763794</text:p>
          </table:table-cell>
          <table:table-cell table:formula="of:=ABS(([.AM25]-[.AQ25])/[.AM25])" office:value-type="float" office:value="0.0395282595474247" calcext:value-type="float">
            <text:p>0.039528259547424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188" calcext:value-type="float">
            <text:p>188</text:p>
          </table:table-cell>
          <table:table-cell office:value-type="float" office:value="-4.2182645652234" calcext:value-type="float">
            <text:p>-4.2182645652234</text:p>
          </table:table-cell>
          <table:table-cell office:value-type="float" office:value="0.00548168567741359" calcext:value-type="float">
            <text:p>0.00548168567741359</text:p>
          </table:table-cell>
          <table:table-cell office:value-type="float" office:value="-4.2293588" calcext:value-type="float">
            <text:p>-4.2293588</text:p>
          </table:table-cell>
          <table:table-cell office:value-type="float" office:value="-4.22226301775" calcext:value-type="float">
            <text:p>-4.22226301775</text:p>
          </table:table-cell>
          <table:table-cell office:value-type="float" office:value="-4.218821981" calcext:value-type="float">
            <text:p>-4.218821981</text:p>
          </table:table-cell>
          <table:table-cell office:value-type="float" office:value="-4.21520604325" calcext:value-type="float">
            <text:p>-4.21520604325</text:p>
          </table:table-cell>
          <table:table-cell office:value-type="float" office:value="-4.198603724" calcext:value-type="float">
            <text:p>-4.198603724</text:p>
          </table:table-cell>
          <table:table-cell office:value-type="float" office:value="110.91322826117" calcext:value-type="float">
            <text:p>110.91322826117</text:p>
          </table:table-cell>
          <table:table-cell table:number-columns-repeated="19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3.95091018813684" calcext:value-type="float">
            <text:p>3.95091018813684</text:p>
          </table:table-cell>
          <table:table-cell office:value-type="float" office:value="0.00985803032424174" calcext:value-type="float">
            <text:p>0.00985803032424174</text:p>
          </table:table-cell>
          <table:table-cell table:formula="of:=[.AH26]/2" office:value-type="float" office:value="1.97545509406842" calcext:value-type="float">
            <text:p>1.97545509406842</text:p>
          </table:table-cell>
          <table:table-cell table:formula="of:=ABS(([.AF26]-[.AJ26])/[.AF26])" office:value-type="float" office:value="0.0122724529657895" calcext:value-type="float">
            <text:p>0.01227245296578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16.3361122950684" calcext:value-type="float">
            <text:p>16.3361122950684</text:p>
          </table:table-cell>
          <table:table-cell office:value-type="float" office:value="0.0403054951390352" calcext:value-type="float">
            <text:p>0.0403054951390352</text:p>
          </table:table-cell>
          <table:table-cell table:formula="of:=[.AO26]/2" office:value-type="float" office:value="8.16805614753421" calcext:value-type="float">
            <text:p>8.16805614753421</text:p>
          </table:table-cell>
          <table:table-cell table:formula="of:=ABS(([.AM26]-[.AQ26])/[.AM26])" office:value-type="float" office:value="0.0210070184417763" calcext:value-type="float">
            <text:p>0.0210070184417763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-0.12002234284878" calcext:value-type="float">
            <text:p>-0.12002234284878</text:p>
          </table:table-cell>
          <table:table-cell office:value-type="float" office:value="0.0005284531165648" calcext:value-type="float">
            <text:p>0.0005284531165648</text:p>
          </table:table-cell>
          <table:table-cell office:value-type="float" office:value="-0.120684368" calcext:value-type="float">
            <text:p>-0.120684368</text:p>
          </table:table-cell>
          <table:table-cell office:value-type="float" office:value="-0.120316024" calcext:value-type="float">
            <text:p>-0.120316024</text:p>
          </table:table-cell>
          <table:table-cell office:value-type="float" office:value="-0.12021733" calcext:value-type="float">
            <text:p>-0.12021733</text:p>
          </table:table-cell>
          <table:table-cell office:value-type="float" office:value="-0.120027524" calcext:value-type="float">
            <text:p>-0.120027524</text:p>
          </table:table-cell>
          <table:table-cell office:value-type="float" office:value="-0.118472815" calcext:value-type="float">
            <text:p>-0.118472815</text:p>
          </table:table-cell>
          <table:table-cell office:value-type="string" calcext:value-type="string">
            <text:p>inf</text:p>
          </table:table-cell>
          <table:table-cell table:number-columns-repeated="19"/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-2.1893906026" calcext:value-type="float">
            <text:p>-2.1893906026</text:p>
          </table:table-cell>
          <table:table-cell office:value-type="float" office:value="0.00269597409759348" calcext:value-type="float">
            <text:p>0.00269597409759348</text:p>
          </table:table-cell>
          <table:table-cell table:formula="of:=[.AH27]/2" office:value-type="float" office:value="-1.0946953013" calcext:value-type="float">
            <text:p>-1.0946953013</text:p>
          </table:table-cell>
          <table:table-cell table:formula="of:=ABS(([.AF27]-[.AJ27])/[.AF27])" office:value-type="float" office:value="0.0946953013" calcext:value-type="float">
            <text:p>0.09469530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6.66563271068" calcext:value-type="float">
            <text:p>16.66563271068</text:p>
          </table:table-cell>
          <table:table-cell office:value-type="float" office:value="0.0197809081301706" calcext:value-type="float">
            <text:p>0.0197809081301706</text:p>
          </table:table-cell>
          <table:table-cell table:formula="of:=[.AO27]/2" office:value-type="float" office:value="8.33281635534" calcext:value-type="float">
            <text:p>8.33281635534</text:p>
          </table:table-cell>
          <table:table-cell table:formula="of:=ABS(([.AM27]-[.AQ27])/[.AM27])" office:value-type="float" office:value="0.0416020444175" calcext:value-type="float">
            <text:p>0.041602044417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-0.131492338800948" calcext:value-type="float">
            <text:p>-0.131492338800948</text:p>
          </table:table-cell>
          <table:table-cell office:value-type="float" office:value="0.000258552954740818" calcext:value-type="float">
            <text:p>0.000258552954740818</text:p>
          </table:table-cell>
          <table:table-cell office:value-type="float" office:value="-0.132456535" calcext:value-type="float">
            <text:p>-0.132456535</text:p>
          </table:table-cell>
          <table:table-cell office:value-type="float" office:value="-0.1316502095" calcext:value-type="float">
            <text:p>-0.1316502095</text:p>
          </table:table-cell>
          <table:table-cell office:value-type="float" office:value="-0.131476927" calcext:value-type="float">
            <text:p>-0.131476927</text:p>
          </table:table-cell>
          <table:table-cell office:value-type="float" office:value="-0.1313047135" calcext:value-type="float">
            <text:p>-0.1313047135</text:p>
          </table:table-cell>
          <table:table-cell office:value-type="float" office:value="-0.130958035" calcext:value-type="float">
            <text:p>-0.130958035</text:p>
          </table:table-cell>
          <table:table-cell office:value-type="string" calcext:value-type="string">
            <text:p>inf</text:p>
          </table:table-cell>
          <table:table-cell table:number-columns-repeated="19"/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188" calcext:value-type="float">
            <text:p>188</text:p>
          </table:table-cell>
          <table:table-cell office:value-type="float" office:value="-4.2182645652234" calcext:value-type="float">
            <text:p>-4.2182645652234</text:p>
          </table:table-cell>
          <table:table-cell office:value-type="float" office:value="0.00548168567741359" calcext:value-type="float">
            <text:p>0.00548168567741359</text:p>
          </table:table-cell>
          <table:table-cell table:formula="of:=[.AH28]/2" office:value-type="float" office:value="-2.1091322826117" calcext:value-type="float">
            <text:p>-2.1091322826117</text:p>
          </table:table-cell>
          <table:table-cell table:formula="of:=ABS(([.AF28]-[.AJ28])/[.AF28])" office:value-type="float" office:value="0.0545661413058511" calcext:value-type="float">
            <text:p>0.05456614130585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16.6359076594043" calcext:value-type="float">
            <text:p>16.6359076594043</text:p>
          </table:table-cell>
          <table:table-cell office:value-type="float" office:value="0.0218195659603388" calcext:value-type="float">
            <text:p>0.0218195659603388</text:p>
          </table:table-cell>
          <table:table-cell table:formula="of:=[.AO28]/2" office:value-type="float" office:value="8.31795382970213" calcext:value-type="float">
            <text:p>8.31795382970213</text:p>
          </table:table-cell>
          <table:table-cell table:formula="of:=ABS(([.AM28]-[.AQ28])/[.AM28])" office:value-type="float" office:value="0.0397442287127661" calcext:value-type="float">
            <text:p>0.0397442287127661</text:p>
          </table:table-cell>
          <table:table-cell table:number-columns-repeated="8"/>
        </table:table-row>
        <table:table-row table:style-name="ro1">
          <table:table-cell table:number-columns-repeated="30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-0.12002234284878" calcext:value-type="float">
            <text:p>-0.12002234284878</text:p>
          </table:table-cell>
          <table:table-cell office:value-type="float" office:value="0.0005284531165648" calcext:value-type="float">
            <text:p>0.0005284531165648</text:p>
          </table:table-cell>
          <table:table-cell table:formula="of:=[.AH29]/2" office:value-type="float" office:value="-0.0600111714243902" calcext:value-type="float">
            <text:p>-0.0600111714243902</text:p>
          </table:table-cell>
          <table:table-cell table:formula="of:=ABS(([.AF29]-[.AJ29])/[.AF29])" office:value-type="string" office:string-value="" calcext:value-type="error">
            <text:p>#DIV/0!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205" calcext:value-type="float">
            <text:p>205</text:p>
          </table:table-cell>
          <table:table-cell office:value-type="float" office:value="17.3387486626049" calcext:value-type="float">
            <text:p>17.3387486626049</text:p>
          </table:table-cell>
          <table:table-cell office:value-type="float" office:value="0.0457460149155641" calcext:value-type="float">
            <text:p>0.0457460149155641</text:p>
          </table:table-cell>
          <table:table-cell table:formula="of:=[.AO29]/2" office:value-type="float" office:value="8.66937433130244" calcext:value-type="float">
            <text:p>8.66937433130244</text:p>
          </table:table-cell>
          <table:table-cell table:formula="of:=ABS(([.AM29]-[.AQ29])/[.AM29])" office:value-type="float" office:value="0.019926391917934" calcext:value-type="float">
            <text:p>0.019926391917934</text:p>
          </table:table-cell>
          <table:table-cell table:number-columns-repeated="8"/>
        </table:table-row>
        <table:table-row table:style-name="ro1">
          <table:table-cell table:number-columns-repeated="30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-0.131492338800948" calcext:value-type="float">
            <text:p>-0.131492338800948</text:p>
          </table:table-cell>
          <table:table-cell office:value-type="float" office:value="0.000258552954740818" calcext:value-type="float">
            <text:p>0.000258552954740818</text:p>
          </table:table-cell>
          <table:table-cell table:formula="of:=[.AH30]/2" office:value-type="float" office:value="-0.0657461694004739" calcext:value-type="float">
            <text:p>-0.0657461694004739</text:p>
          </table:table-cell>
          <table:table-cell table:formula="of:=ABS(([.AF30]-[.AJ30])/[.AF30])" office:value-type="string" office:string-value="" calcext:value-type="error">
            <text:p>#DIV/0!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1" calcext:value-type="float">
            <text:p>211</text:p>
          </table:table-cell>
          <table:table-cell office:value-type="float" office:value="18.5506510087014" calcext:value-type="float">
            <text:p>18.5506510087014</text:p>
          </table:table-cell>
          <table:table-cell office:value-type="float" office:value="0.0393855687022358" calcext:value-type="float">
            <text:p>0.0393855687022358</text:p>
          </table:table-cell>
          <table:table-cell table:formula="of:=[.AO30]/2" office:value-type="float" office:value="9.27532550435071" calcext:value-type="float">
            <text:p>9.27532550435071</text:p>
          </table:table-cell>
          <table:table-cell table:formula="of:=ABS(([.AM30]-[.AQ30])/[.AM30])" office:value-type="float" office:value="0.0305917227056346" calcext:value-type="float">
            <text:p>0.0305917227056346</text:p>
          </table:table-cell>
          <table:table-cell table:number-columns-repeated="8"/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4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-0.0292496324829268" calcext:value-type="float">
            <text:p>-0.0292496324829268</text:p>
          </table:table-cell>
          <table:table-cell office:value-type="float" office:value="0.0000887107305854587" calcext:value-type="float">
            <text:p>8.87107305854587E-05</text:p>
          </table:table-cell>
          <table:table-cell office:value-type="float" office:value="-0.02946223" calcext:value-type="float">
            <text:p>-0.02946223</text:p>
          </table:table-cell>
          <table:table-cell office:value-type="float" office:value="-0.029306324" calcext:value-type="float">
            <text:p>-0.029306324</text:p>
          </table:table-cell>
          <table:table-cell office:value-type="float" office:value="-0.029250274" calcext:value-type="float">
            <text:p>-0.029250274</text:p>
          </table:table-cell>
          <table:table-cell office:value-type="float" office:value="-0.029188387" calcext:value-type="float">
            <text:p>-0.029188387</text:p>
          </table:table-cell>
          <table:table-cell office:value-type="float" office:value="-0.029026806" calcext:value-type="float">
            <text:p>-0.029026806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-0.029732932294686" calcext:value-type="float">
            <text:p>-0.029732932294686</text:p>
          </table:table-cell>
          <table:table-cell office:value-type="float" office:value="0.0000949752062716111" calcext:value-type="float">
            <text:p>9.49752062716111E-05</text:p>
          </table:table-cell>
          <table:table-cell office:value-type="float" office:value="-0.029980381" calcext:value-type="float">
            <text:p>-0.029980381</text:p>
          </table:table-cell>
          <table:table-cell office:value-type="float" office:value="-0.0297986405" calcext:value-type="float">
            <text:p>-0.0297986405</text:p>
          </table:table-cell>
          <table:table-cell office:value-type="float" office:value="-0.029741219" calcext:value-type="float">
            <text:p>-0.029741219</text:p>
          </table:table-cell>
          <table:table-cell office:value-type="float" office:value="-0.0296646045" calcext:value-type="float">
            <text:p>-0.0296646045</text:p>
          </table:table-cell>
          <table:table-cell office:value-type="float" office:value="-0.029394576" calcext:value-type="float">
            <text:p>-0.029394576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-0.0306302600051282" calcext:value-type="float">
            <text:p>-0.0306302600051282</text:p>
          </table:table-cell>
          <table:table-cell office:value-type="float" office:value="0.0000806782497028054" calcext:value-type="float">
            <text:p>8.06782497028054E-05</text:p>
          </table:table-cell>
          <table:table-cell office:value-type="float" office:value="-0.030865744" calcext:value-type="float">
            <text:p>-0.030865744</text:p>
          </table:table-cell>
          <table:table-cell office:value-type="float" office:value="-0.0306795185" calcext:value-type="float">
            <text:p>-0.0306795185</text:p>
          </table:table-cell>
          <table:table-cell office:value-type="float" office:value="-0.030639294" calcext:value-type="float">
            <text:p>-0.030639294</text:p>
          </table:table-cell>
          <table:table-cell office:value-type="float" office:value="-0.03057992" calcext:value-type="float">
            <text:p>-0.03057992</text:p>
          </table:table-cell>
          <table:table-cell office:value-type="float" office:value="-0.030347133" calcext:value-type="float">
            <text:p>-0.030347133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-0.0916679980336538" calcext:value-type="float">
            <text:p>-0.0916679980336538</text:p>
          </table:table-cell>
          <table:table-cell office:value-type="float" office:value="0.000775043707175756" calcext:value-type="float">
            <text:p>0.000775043707175756</text:p>
          </table:table-cell>
          <table:table-cell office:value-type="float" office:value="-0.092687584" calcext:value-type="float">
            <text:p>-0.092687584</text:p>
          </table:table-cell>
          <table:table-cell office:value-type="float" office:value="-0.09254142625" calcext:value-type="float">
            <text:p>-0.09254142625</text:p>
          </table:table-cell>
          <table:table-cell office:value-type="float" office:value="-0.091729146" calcext:value-type="float">
            <text:p>-0.091729146</text:p>
          </table:table-cell>
          <table:table-cell office:value-type="float" office:value="-0.09091208825" calcext:value-type="float">
            <text:p>-0.09091208825</text:p>
          </table:table-cell>
          <table:table-cell office:value-type="float" office:value="-0.090669992" calcext:value-type="float">
            <text:p>-0.090669992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.0343126848900524" calcext:value-type="float">
            <text:p>0.0343126848900524</text:p>
          </table:table-cell>
          <table:table-cell office:value-type="float" office:value="0.000107252336280447" calcext:value-type="float">
            <text:p>0.000107252336280447</text:p>
          </table:table-cell>
          <table:table-cell office:value-type="float" office:value="0.033705817" calcext:value-type="float">
            <text:p>0.033705817</text:p>
          </table:table-cell>
          <table:table-cell office:value-type="float" office:value="0.034260396" calcext:value-type="float">
            <text:p>0.034260396</text:p>
          </table:table-cell>
          <table:table-cell office:value-type="float" office:value="0.03431032" calcext:value-type="float">
            <text:p>0.03431032</text:p>
          </table:table-cell>
          <table:table-cell office:value-type="float" office:value="0.034377833" calcext:value-type="float">
            <text:p>0.034377833</text:p>
          </table:table-cell>
          <table:table-cell office:value-type="float" office:value="0.034535086" calcext:value-type="float">
            <text:p>0.034535086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-0.0309444595860215" calcext:value-type="float">
            <text:p>-0.0309444595860215</text:p>
          </table:table-cell>
          <table:table-cell office:value-type="float" office:value="0.0000984590398060006" calcext:value-type="float">
            <text:p>9.84590398060006E-05</text:p>
          </table:table-cell>
          <table:table-cell office:value-type="float" office:value="-0.03135003" calcext:value-type="float">
            <text:p>-0.03135003</text:p>
          </table:table-cell>
          <table:table-cell office:value-type="float" office:value="-0.03101072725" calcext:value-type="float">
            <text:p>-0.03101072725</text:p>
          </table:table-cell>
          <table:table-cell office:value-type="float" office:value="-0.0309396475" calcext:value-type="float">
            <text:p>-0.0309396475</text:p>
          </table:table-cell>
          <table:table-cell office:value-type="float" office:value="-0.03087708225" calcext:value-type="float">
            <text:p>-0.03087708225</text:p>
          </table:table-cell>
          <table:table-cell office:value-type="float" office:value="-0.030714892" calcext:value-type="float">
            <text:p>-0.030714892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-0.0334270968904762" calcext:value-type="float">
            <text:p>-0.0334270968904762</text:p>
          </table:table-cell>
          <table:table-cell office:value-type="float" office:value="0.000097406152236666" calcext:value-type="float">
            <text:p>9.7406152236666E-05</text:p>
          </table:table-cell>
          <table:table-cell office:value-type="float" office:value="-0.03368211" calcext:value-type="float">
            <text:p>-0.03368211</text:p>
          </table:table-cell>
          <table:table-cell office:value-type="float" office:value="-0.03348624125" calcext:value-type="float">
            <text:p>-0.03348624125</text:p>
          </table:table-cell>
          <table:table-cell office:value-type="float" office:value="-0.0334269075" calcext:value-type="float">
            <text:p>-0.0334269075</text:p>
          </table:table-cell>
          <table:table-cell office:value-type="float" office:value="-0.033362985" calcext:value-type="float">
            <text:p>-0.033362985</text:p>
          </table:table-cell>
          <table:table-cell office:value-type="float" office:value="-0.033195956" calcext:value-type="float">
            <text:p>-0.033195956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-0.0963202219849246" calcext:value-type="float">
            <text:p>-0.0963202219849246</text:p>
          </table:table-cell>
          <table:table-cell office:value-type="float" office:value="0.000230801763778108" calcext:value-type="float">
            <text:p>0.000230801763778108</text:p>
          </table:table-cell>
          <table:table-cell office:value-type="float" office:value="-0.097549973" calcext:value-type="float">
            <text:p>-0.097549973</text:p>
          </table:table-cell>
          <table:table-cell office:value-type="float" office:value="-0.0963666915" calcext:value-type="float">
            <text:p>-0.0963666915</text:p>
          </table:table-cell>
          <table:table-cell office:value-type="float" office:value="-0.096278756" calcext:value-type="float">
            <text:p>-0.096278756</text:p>
          </table:table-cell>
          <table:table-cell office:value-type="float" office:value="-0.096209049" calcext:value-type="float">
            <text:p>-0.096209049</text:p>
          </table:table-cell>
          <table:table-cell office:value-type="float" office:value="-0.095890563" calcext:value-type="float">
            <text:p>-0.095890563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.0244277675465587" calcext:value-type="float">
            <text:p>0.0244277675465587</text:p>
          </table:table-cell>
          <table:table-cell office:value-type="float" office:value="0.000461863838319838" calcext:value-type="float">
            <text:p>0.000461863838319838</text:p>
          </table:table-cell>
          <table:table-cell office:value-type="float" office:value="0.023884024" calcext:value-type="float">
            <text:p>0.023884024</text:p>
          </table:table-cell>
          <table:table-cell office:value-type="float" office:value="0.0241035295" calcext:value-type="float">
            <text:p>0.0241035295</text:p>
          </table:table-cell>
          <table:table-cell office:value-type="float" office:value="0.024183217" calcext:value-type="float">
            <text:p>0.024183217</text:p>
          </table:table-cell>
          <table:table-cell office:value-type="float" office:value="0.0247078725" calcext:value-type="float">
            <text:p>0.0247078725</text:p>
          </table:table-cell>
          <table:table-cell office:value-type="float" office:value="0.025697471" calcext:value-type="float">
            <text:p>0.025697471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-0.0382635221692308" calcext:value-type="float">
            <text:p>-0.0382635221692308</text:p>
          </table:table-cell>
          <table:table-cell office:value-type="float" office:value="0.000428181295317401" calcext:value-type="float">
            <text:p>0.000428181295317401</text:p>
          </table:table-cell>
          <table:table-cell office:value-type="float" office:value="-0.038841797" calcext:value-type="float">
            <text:p>-0.038841797</text:p>
          </table:table-cell>
          <table:table-cell office:value-type="float" office:value="-0.038504575" calcext:value-type="float">
            <text:p>-0.038504575</text:p>
          </table:table-cell>
          <table:table-cell office:value-type="float" office:value="-0.038416802" calcext:value-type="float">
            <text:p>-0.038416802</text:p>
          </table:table-cell>
          <table:table-cell office:value-type="float" office:value="-0.0383105325" calcext:value-type="float">
            <text:p>-0.0383105325</text:p>
          </table:table-cell>
          <table:table-cell office:value-type="float" office:value="-0.037164232" calcext:value-type="float">
            <text:p>-0.037164232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-0.047166525826087" calcext:value-type="float">
            <text:p>-0.047166525826087</text:p>
          </table:table-cell>
          <table:table-cell office:value-type="float" office:value="0.000519278786954642" calcext:value-type="float">
            <text:p>0.000519278786954642</text:p>
          </table:table-cell>
          <table:table-cell office:value-type="float" office:value="-0.047733162" calcext:value-type="float">
            <text:p>-0.047733162</text:p>
          </table:table-cell>
          <table:table-cell office:value-type="float" office:value="-0.04756757775" calcext:value-type="float">
            <text:p>-0.04756757775</text:p>
          </table:table-cell>
          <table:table-cell office:value-type="float" office:value="-0.0474415805" calcext:value-type="float">
            <text:p>-0.0474415805</text:p>
          </table:table-cell>
          <table:table-cell office:value-type="float" office:value="-0.0466650875" calcext:value-type="float">
            <text:p>-0.0466650875</text:p>
          </table:table-cell>
          <table:table-cell office:value-type="float" office:value="-0.04583351" calcext:value-type="float">
            <text:p>-0.04583351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-0.106556034556122" calcext:value-type="float">
            <text:p>-0.106556034556122</text:p>
          </table:table-cell>
          <table:table-cell office:value-type="float" office:value="0.000383874872538077" calcext:value-type="float">
            <text:p>0.000383874872538077</text:p>
          </table:table-cell>
          <table:table-cell office:value-type="float" office:value="-0.10776535" calcext:value-type="float">
            <text:p>-0.10776535</text:p>
          </table:table-cell>
          <table:table-cell office:value-type="float" office:value="-0.10673781025" calcext:value-type="float">
            <text:p>-0.10673781025</text:p>
          </table:table-cell>
          <table:table-cell office:value-type="float" office:value="-0.106627026" calcext:value-type="float">
            <text:p>-0.106627026</text:p>
          </table:table-cell>
          <table:table-cell office:value-type="float" office:value="-0.10651798425" calcext:value-type="float">
            <text:p>-0.10651798425</text:p>
          </table:table-cell>
          <table:table-cell office:value-type="float" office:value="-0.105043134" calcext:value-type="float">
            <text:p>-0.105043134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.0180864108489583" calcext:value-type="float">
            <text:p>0.0180864108489583</text:p>
          </table:table-cell>
          <table:table-cell office:value-type="float" office:value="0.000160889152075664" calcext:value-type="float">
            <text:p>0.000160889152075664</text:p>
          </table:table-cell>
          <table:table-cell office:value-type="float" office:value="0.01767151" calcext:value-type="float">
            <text:p>0.01767151</text:p>
          </table:table-cell>
          <table:table-cell office:value-type="float" office:value="0.017958091" calcext:value-type="float">
            <text:p>0.017958091</text:p>
          </table:table-cell>
          <table:table-cell office:value-type="float" office:value="0.018078805" calcext:value-type="float">
            <text:p>0.018078805</text:p>
          </table:table-cell>
          <table:table-cell office:value-type="float" office:value="0.0181926945" calcext:value-type="float">
            <text:p>0.0181926945</text:p>
          </table:table-cell>
          <table:table-cell office:value-type="float" office:value="0.018485024" calcext:value-type="float">
            <text:p>0.018485024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-0.0475640146368421" calcext:value-type="float">
            <text:p>-0.0475640146368421</text:p>
          </table:table-cell>
          <table:table-cell office:value-type="float" office:value="0.000184546269384525" calcext:value-type="float">
            <text:p>0.000184546269384525</text:p>
          </table:table-cell>
          <table:table-cell office:value-type="float" office:value="-0.047990156" calcext:value-type="float">
            <text:p>-0.047990156</text:p>
          </table:table-cell>
          <table:table-cell office:value-type="float" office:value="-0.04767791875" calcext:value-type="float">
            <text:p>-0.04767791875</text:p>
          </table:table-cell>
          <table:table-cell office:value-type="float" office:value="-0.047596366" calcext:value-type="float">
            <text:p>-0.047596366</text:p>
          </table:table-cell>
          <table:table-cell office:value-type="float" office:value="-0.047456828" calcext:value-type="float">
            <text:p>-0.047456828</text:p>
          </table:table-cell>
          <table:table-cell office:value-type="float" office:value="-0.04690762" calcext:value-type="float">
            <text:p>-0.04690762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-0.0546306380994764" calcext:value-type="float">
            <text:p>-0.0546306380994764</text:p>
          </table:table-cell>
          <table:table-cell office:value-type="float" office:value="0.000110709293259826" calcext:value-type="float">
            <text:p>0.000110709293259826</text:p>
          </table:table-cell>
          <table:table-cell office:value-type="float" office:value="-0.055068039" calcext:value-type="float">
            <text:p>-0.055068039</text:p>
          </table:table-cell>
          <table:table-cell office:value-type="float" office:value="-0.0546976995" calcext:value-type="float">
            <text:p>-0.0546976995</text:p>
          </table:table-cell>
          <table:table-cell office:value-type="float" office:value="-0.054629752" calcext:value-type="float">
            <text:p>-0.054629752</text:p>
          </table:table-cell>
          <table:table-cell office:value-type="float" office:value="-0.054563243" calcext:value-type="float">
            <text:p>-0.054563243</text:p>
          </table:table-cell>
          <table:table-cell office:value-type="float" office:value="-0.054364645" calcext:value-type="float">
            <text:p>-0.054364645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-0.109580152098958" calcext:value-type="float">
            <text:p>-0.109580152098958</text:p>
          </table:table-cell>
          <table:table-cell office:value-type="float" office:value="0.000253951716100736" calcext:value-type="float">
            <text:p>0.000253951716100736</text:p>
          </table:table-cell>
          <table:table-cell office:value-type="float" office:value="-0.110734199" calcext:value-type="float">
            <text:p>-0.110734199</text:p>
          </table:table-cell>
          <table:table-cell office:value-type="float" office:value="-0.10967885975" calcext:value-type="float">
            <text:p>-0.10967885975</text:p>
          </table:table-cell>
          <table:table-cell office:value-type="float" office:value="-0.109559265" calcext:value-type="float">
            <text:p>-0.109559265</text:p>
          </table:table-cell>
          <table:table-cell office:value-type="float" office:value="-0.1094418365" calcext:value-type="float">
            <text:p>-0.1094418365</text:p>
          </table:table-cell>
          <table:table-cell office:value-type="float" office:value="-0.108994443" calcext:value-type="float">
            <text:p>-0.108994443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-0.178800365743316" calcext:value-type="float">
            <text:p>-0.178800365743316</text:p>
          </table:table-cell>
          <table:table-cell office:value-type="float" office:value="0.000331251127942959" calcext:value-type="float">
            <text:p>0.000331251127942959</text:p>
          </table:table-cell>
          <table:table-cell office:value-type="float" office:value="-0.179397613" calcext:value-type="float">
            <text:p>-0.179397613</text:p>
          </table:table-cell>
          <table:table-cell office:value-type="float" office:value="-0.179007773" calcext:value-type="float">
            <text:p>-0.179007773</text:p>
          </table:table-cell>
          <table:table-cell office:value-type="float" office:value="-0.178830533" calcext:value-type="float">
            <text:p>-0.178830533</text:p>
          </table:table-cell>
          <table:table-cell office:value-type="float" office:value="-0.178671128" calcext:value-type="float">
            <text:p>-0.178671128</text:p>
          </table:table-cell>
          <table:table-cell office:value-type="float" office:value="-0.176928754" calcext:value-type="float">
            <text:p>-0.176928754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.00536880009359606" calcext:value-type="float">
            <text:p>0.00536880009359606</text:p>
          </table:table-cell>
          <table:table-cell office:value-type="float" office:value="0.000341704714501223" calcext:value-type="float">
            <text:p>0.000341704714501223</text:p>
          </table:table-cell>
          <table:table-cell office:value-type="float" office:value="0.004791997" calcext:value-type="float">
            <text:p>0.004791997</text:p>
          </table:table-cell>
          <table:table-cell office:value-type="float" office:value="0.0051631765" calcext:value-type="float">
            <text:p>0.0051631765</text:p>
          </table:table-cell>
          <table:table-cell office:value-type="float" office:value="0.005280367" calcext:value-type="float">
            <text:p>0.005280367</text:p>
          </table:table-cell>
          <table:table-cell office:value-type="float" office:value="0.005406053" calcext:value-type="float">
            <text:p>0.005406053</text:p>
          </table:table-cell>
          <table:table-cell office:value-type="float" office:value="0.006545596" calcext:value-type="float">
            <text:p>0.006545596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.0762905031005291" calcext:value-type="float">
            <text:p>0.0762905031005291</text:p>
          </table:table-cell>
          <table:table-cell office:value-type="float" office:value="0.000566025543316078" calcext:value-type="float">
            <text:p>0.000566025543316078</text:p>
          </table:table-cell>
          <table:table-cell office:value-type="float" office:value="0.074848486" calcext:value-type="float">
            <text:p>0.074848486</text:p>
          </table:table-cell>
          <table:table-cell office:value-type="float" office:value="0.075908622" calcext:value-type="float">
            <text:p>0.075908622</text:p>
          </table:table-cell>
          <table:table-cell office:value-type="float" office:value="0.076217191" calcext:value-type="float">
            <text:p>0.076217191</text:p>
          </table:table-cell>
          <table:table-cell office:value-type="float" office:value="0.07666733" calcext:value-type="float">
            <text:p>0.07666733</text:p>
          </table:table-cell>
          <table:table-cell office:value-type="float" office:value="0.077410939" calcext:value-type="float">
            <text:p>0.077410939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-0.0597100504951456" calcext:value-type="float">
            <text:p>-0.0597100504951456</text:p>
          </table:table-cell>
          <table:table-cell office:value-type="float" office:value="0.000103011164391275" calcext:value-type="float">
            <text:p>0.000103011164391275</text:p>
          </table:table-cell>
          <table:table-cell office:value-type="float" office:value="-0.060136352" calcext:value-type="float">
            <text:p>-0.060136352</text:p>
          </table:table-cell>
          <table:table-cell office:value-type="float" office:value="-0.05977332725" calcext:value-type="float">
            <text:p>-0.05977332725</text:p>
          </table:table-cell>
          <table:table-cell office:value-type="float" office:value="-0.0597037065" calcext:value-type="float">
            <text:p>-0.0597037065</text:p>
          </table:table-cell>
          <table:table-cell office:value-type="float" office:value="-0.05964179675" calcext:value-type="float">
            <text:p>-0.05964179675</text:p>
          </table:table-cell>
          <table:table-cell office:value-type="float" office:value="-0.059436836" calcext:value-type="float">
            <text:p>-0.059436836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-0.0633938107234043" calcext:value-type="float">
            <text:p>-0.0633938107234043</text:p>
          </table:table-cell>
          <table:table-cell office:value-type="float" office:value="0.000395315270309333" calcext:value-type="float">
            <text:p>0.000395315270309333</text:p>
          </table:table-cell>
          <table:table-cell office:value-type="float" office:value="-0.064832957" calcext:value-type="float">
            <text:p>-0.064832957</text:p>
          </table:table-cell>
          <table:table-cell office:value-type="float" office:value="-0.0636765365" calcext:value-type="float">
            <text:p>-0.0636765365</text:p>
          </table:table-cell>
          <table:table-cell office:value-type="float" office:value="-0.0633821675" calcext:value-type="float">
            <text:p>-0.0633821675</text:p>
          </table:table-cell>
          <table:table-cell office:value-type="float" office:value="-0.0631277875" calcext:value-type="float">
            <text:p>-0.0631277875</text:p>
          </table:table-cell>
          <table:table-cell office:value-type="float" office:value="-0.062229696" calcext:value-type="float">
            <text:p>-0.062229696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-0.124908981628141" calcext:value-type="float">
            <text:p>-0.124908981628141</text:p>
          </table:table-cell>
          <table:table-cell office:value-type="float" office:value="0.000764253164206766" calcext:value-type="float">
            <text:p>0.000764253164206766</text:p>
          </table:table-cell>
          <table:table-cell office:value-type="float" office:value="-0.126340417" calcext:value-type="float">
            <text:p>-0.126340417</text:p>
          </table:table-cell>
          <table:table-cell office:value-type="float" office:value="-0.125805655" calcext:value-type="float">
            <text:p>-0.125805655</text:p>
          </table:table-cell>
          <table:table-cell office:value-type="float" office:value="-0.124487088" calcext:value-type="float">
            <text:p>-0.124487088</text:p>
          </table:table-cell>
          <table:table-cell office:value-type="float" office:value="-0.124313711" calcext:value-type="float">
            <text:p>-0.124313711</text:p>
          </table:table-cell>
          <table:table-cell office:value-type="float" office:value="-0.12400391" calcext:value-type="float">
            <text:p>-0.12400391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-0.185582159026316" calcext:value-type="float">
            <text:p>-0.185582159026316</text:p>
          </table:table-cell>
          <table:table-cell office:value-type="float" office:value="0.0005662170235552" calcext:value-type="float">
            <text:p>0.0005662170235552</text:p>
          </table:table-cell>
          <table:table-cell office:value-type="float" office:value="-0.186931517" calcext:value-type="float">
            <text:p>-0.186931517</text:p>
          </table:table-cell>
          <table:table-cell office:value-type="float" office:value="-0.1859013445" calcext:value-type="float">
            <text:p>-0.1859013445</text:p>
          </table:table-cell>
          <table:table-cell office:value-type="float" office:value="-0.185639471" calcext:value-type="float">
            <text:p>-0.185639471</text:p>
          </table:table-cell>
          <table:table-cell office:value-type="float" office:value="-0.18527567325" calcext:value-type="float">
            <text:p>-0.18527567325</text:p>
          </table:table-cell>
          <table:table-cell office:value-type="float" office:value="-0.182016257" calcext:value-type="float">
            <text:p>-0.182016257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0.00395710835" calcext:value-type="float">
            <text:p>-0.00395710835</text:p>
          </table:table-cell>
          <table:table-cell office:value-type="float" office:value="0.000235343347776607" calcext:value-type="float">
            <text:p>0.000235343347776607</text:p>
          </table:table-cell>
          <table:table-cell office:value-type="float" office:value="-0.004684188" calcext:value-type="float">
            <text:p>-0.004684188</text:p>
          </table:table-cell>
          <table:table-cell office:value-type="float" office:value="-0.00407021275" calcext:value-type="float">
            <text:p>-0.00407021275</text:p>
          </table:table-cell>
          <table:table-cell office:value-type="float" office:value="-0.003943929" calcext:value-type="float">
            <text:p>-0.003943929</text:p>
          </table:table-cell>
          <table:table-cell office:value-type="float" office:value="-0.003794867" calcext:value-type="float">
            <text:p>-0.003794867</text:p>
          </table:table-cell>
          <table:table-cell office:value-type="float" office:value="-0.003004187" calcext:value-type="float">
            <text:p>-0.003004187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.0606312889095745" calcext:value-type="float">
            <text:p>0.0606312889095745</text:p>
          </table:table-cell>
          <table:table-cell office:value-type="float" office:value="0.000194393013873054" calcext:value-type="float">
            <text:p>0.000194393013873054</text:p>
          </table:table-cell>
          <table:table-cell office:value-type="float" office:value="0.060183065" calcext:value-type="float">
            <text:p>0.060183065</text:p>
          </table:table-cell>
          <table:table-cell office:value-type="float" office:value="0.060508591" calcext:value-type="float">
            <text:p>0.060508591</text:p>
          </table:table-cell>
          <table:table-cell office:value-type="float" office:value="0.060646781" calcext:value-type="float">
            <text:p>0.060646781</text:p>
          </table:table-cell>
          <table:table-cell office:value-type="float" office:value="0.06072410275" calcext:value-type="float">
            <text:p>0.06072410275</text:p>
          </table:table-cell>
          <table:table-cell office:value-type="float" office:value="0.061667424" calcext:value-type="float">
            <text:p>0.061667424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-0.071767617702439" calcext:value-type="float">
            <text:p>-0.071767617702439</text:p>
          </table:table-cell>
          <table:table-cell office:value-type="float" office:value="0.00023484928066577" calcext:value-type="float">
            <text:p>0.00023484928066577</text:p>
          </table:table-cell>
          <table:table-cell office:value-type="float" office:value="-0.072380333" calcext:value-type="float">
            <text:p>-0.072380333</text:p>
          </table:table-cell>
          <table:table-cell office:value-type="float" office:value="-0.071903167" calcext:value-type="float">
            <text:p>-0.071903167</text:p>
          </table:table-cell>
          <table:table-cell office:value-type="float" office:value="-0.071768356" calcext:value-type="float">
            <text:p>-0.071768356</text:p>
          </table:table-cell>
          <table:table-cell office:value-type="float" office:value="-0.071658901" calcext:value-type="float">
            <text:p>-0.071658901</text:p>
          </table:table-cell>
          <table:table-cell office:value-type="float" office:value="-0.070189599" calcext:value-type="float">
            <text:p>-0.070189599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-0.0766891734312796" calcext:value-type="float">
            <text:p>-0.0766891734312796</text:p>
          </table:table-cell>
          <table:table-cell office:value-type="float" office:value="0.00041133890744911" calcext:value-type="float">
            <text:p>0.00041133890744911</text:p>
          </table:table-cell>
          <table:table-cell office:value-type="float" office:value="-0.077864896" calcext:value-type="float">
            <text:p>-0.077864896</text:p>
          </table:table-cell>
          <table:table-cell office:value-type="float" office:value="-0.076936083" calcext:value-type="float">
            <text:p>-0.076936083</text:p>
          </table:table-cell>
          <table:table-cell office:value-type="float" office:value="-0.076594164" calcext:value-type="float">
            <text:p>-0.076594164</text:p>
          </table:table-cell>
          <table:table-cell office:value-type="float" office:value="-0.076377904" calcext:value-type="float">
            <text:p>-0.076377904</text:p>
          </table:table-cell>
          <table:table-cell office:value-type="float" office:value="-0.075966624" calcext:value-type="float">
            <text:p>-0.075966624</text:p>
          </table:table-cell>
          <table:table-cell office:value-type="string" calcext:value-type="string">
            <text:p>inf</text:p>
          </table:table-cell>
          <table:table-cell table:number-columns-repeated="41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6.24057553541463" calcext:value-type="float">
            <text:p>6.24057553541463</text:p>
          </table:table-cell>
          <table:table-cell office:value-type="float" office:value="0.00235508849536562" calcext:value-type="float">
            <text:p>0.00235508849536562</text:p>
          </table:table-cell>
          <table:table-cell office:value-type="float" office:value="6.233419156" calcext:value-type="float">
            <text:p>6.233419156</text:p>
          </table:table-cell>
          <table:table-cell office:value-type="float" office:value="6.239035888" calcext:value-type="float">
            <text:p>6.239035888</text:p>
          </table:table-cell>
          <table:table-cell office:value-type="float" office:value="6.240683192" calcext:value-type="float">
            <text:p>6.240683192</text:p>
          </table:table-cell>
          <table:table-cell office:value-type="float" office:value="6.242145668" calcext:value-type="float">
            <text:p>6.242145668</text:p>
          </table:table-cell>
          <table:table-cell office:value-type="float" office:value="6.24799407" calcext:value-type="float">
            <text:p>6.24799407</text:p>
          </table:table-cell>
          <table:table-cell office:value-type="float" office:value="108.019184513821" calcext:value-type="float">
            <text:p>108.019184513821</text:p>
          </table:table-cell>
          <table:table-cell table:number-columns-repeated="4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07" calcext:value-type="float">
            <text:p>207</text:p>
          </table:table-cell>
          <table:table-cell office:value-type="float" office:value="7.29979729036232" calcext:value-type="float">
            <text:p>7.29979729036232</text:p>
          </table:table-cell>
          <table:table-cell office:value-type="float" office:value="0.00236386403291197" calcext:value-type="float">
            <text:p>0.00236386403291197</text:p>
          </table:table-cell>
          <table:table-cell office:value-type="float" office:value="7.293003094" calcext:value-type="float">
            <text:p>7.293003094</text:p>
          </table:table-cell>
          <table:table-cell office:value-type="float" office:value="7.2984174525" calcext:value-type="float">
            <text:p>7.2984174525</text:p>
          </table:table-cell>
          <table:table-cell office:value-type="float" office:value="7.299850739" calcext:value-type="float">
            <text:p>7.299850739</text:p>
          </table:table-cell>
          <table:table-cell office:value-type="float" office:value="7.3013744" calcext:value-type="float">
            <text:p>7.3013744</text:p>
          </table:table-cell>
          <table:table-cell office:value-type="float" office:value="7.306549818" calcext:value-type="float">
            <text:p>7.306549818</text:p>
          </table:table-cell>
          <table:table-cell office:value-type="float" office:value="108.565636867495" calcext:value-type="float">
            <text:p>108.565636867495</text:p>
          </table:table-cell>
          <table:table-cell table:number-columns-repeated="4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8.30594391781026" calcext:value-type="float">
            <text:p>8.30594391781026</text:p>
          </table:table-cell>
          <table:table-cell office:value-type="float" office:value="0.00308159595392" calcext:value-type="float">
            <text:p>0.00308159595392</text:p>
          </table:table-cell>
          <table:table-cell office:value-type="float" office:value="8.296445626" calcext:value-type="float">
            <text:p>8.296445626</text:p>
          </table:table-cell>
          <table:table-cell office:value-type="float" office:value="8.3042853735" calcext:value-type="float">
            <text:p>8.3042853735</text:p>
          </table:table-cell>
          <table:table-cell office:value-type="float" office:value="8.306241178" calcext:value-type="float">
            <text:p>8.306241178</text:p>
          </table:table-cell>
          <table:table-cell office:value-type="float" office:value="8.3080219265" calcext:value-type="float">
            <text:p>8.3080219265</text:p>
          </table:table-cell>
          <table:table-cell office:value-type="float" office:value="8.312525909" calcext:value-type="float">
            <text:p>8.312525909</text:p>
          </table:table-cell>
          <table:table-cell office:value-type="float" office:value="107.648597945256" calcext:value-type="float">
            <text:p>107.648597945256</text:p>
          </table:table-cell>
          <table:table-cell table:number-columns-repeated="4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8.27733010509615" calcext:value-type="float">
            <text:p>8.27733010509615</text:p>
          </table:table-cell>
          <table:table-cell office:value-type="float" office:value="0.0152532829668302" calcext:value-type="float">
            <text:p>0.0152532829668302</text:p>
          </table:table-cell>
          <table:table-cell office:value-type="float" office:value="8.253379757" calcext:value-type="float">
            <text:p>8.253379757</text:p>
          </table:table-cell>
          <table:table-cell office:value-type="float" office:value="8.26334182325" calcext:value-type="float">
            <text:p>8.26334182325</text:p>
          </table:table-cell>
          <table:table-cell office:value-type="float" office:value="8.279503547" calcext:value-type="float">
            <text:p>8.279503547</text:p>
          </table:table-cell>
          <table:table-cell office:value-type="float" office:value="8.29140132375" calcext:value-type="float">
            <text:p>8.29140132375</text:p>
          </table:table-cell>
          <table:table-cell office:value-type="float" office:value="8.339268399" calcext:value-type="float">
            <text:p>8.339268399</text:p>
          </table:table-cell>
          <table:table-cell office:value-type="float" office:value="106.933252627404" calcext:value-type="float">
            <text:p>106.933252627404</text:p>
          </table:table-cell>
          <table:table-cell table:number-columns-repeated="4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float" office:value="8.30334575746073" calcext:value-type="float">
            <text:p>8.30334575746073</text:p>
          </table:table-cell>
          <table:table-cell office:value-type="float" office:value="0.00545303083173296" calcext:value-type="float">
            <text:p>0.00545303083173296</text:p>
          </table:table-cell>
          <table:table-cell office:value-type="float" office:value="8.28847044" calcext:value-type="float">
            <text:p>8.28847044</text:p>
          </table:table-cell>
          <table:table-cell office:value-type="float" office:value="8.2997272515" calcext:value-type="float">
            <text:p>8.2997272515</text:p>
          </table:table-cell>
          <table:table-cell office:value-type="float" office:value="8.303292935" calcext:value-type="float">
            <text:p>8.303292935</text:p>
          </table:table-cell>
          <table:table-cell office:value-type="float" office:value="8.30684268" calcext:value-type="float">
            <text:p>8.30684268</text:p>
          </table:table-cell>
          <table:table-cell office:value-type="float" office:value="8.322999923" calcext:value-type="float">
            <text:p>8.322999923</text:p>
          </table:table-cell>
          <table:table-cell office:value-type="float" office:value="107.583643936518" calcext:value-type="float">
            <text:p>107.583643936518</text:p>
          </table:table-cell>
          <table:table-cell table:number-columns-repeated="4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86" calcext:value-type="float">
            <text:p>186</text:p>
          </table:table-cell>
          <table:table-cell office:value-type="float" office:value="9.37886857924194" calcext:value-type="float">
            <text:p>9.37886857924194</text:p>
          </table:table-cell>
          <table:table-cell office:value-type="float" office:value="0.00394309878449577" calcext:value-type="float">
            <text:p>0.00394309878449577</text:p>
          </table:table-cell>
          <table:table-cell office:value-type="float" office:value="9.366375257" calcext:value-type="float">
            <text:p>9.366375257</text:p>
          </table:table-cell>
          <table:table-cell office:value-type="float" office:value="9.376078788" calcext:value-type="float">
            <text:p>9.376078788</text:p>
          </table:table-cell>
          <table:table-cell office:value-type="float" office:value="9.3792644775" calcext:value-type="float">
            <text:p>9.3792644775</text:p>
          </table:table-cell>
          <table:table-cell office:value-type="float" office:value="9.38152033925" calcext:value-type="float">
            <text:p>9.38152033925</text:p>
          </table:table-cell>
          <table:table-cell office:value-type="float" office:value="9.389467345" calcext:value-type="float">
            <text:p>9.389467345</text:p>
          </table:table-cell>
          <table:table-cell office:value-type="float" office:value="108.419301760932" calcext:value-type="float">
            <text:p>108.419301760932</text:p>
          </table:table-cell>
          <table:table-cell table:number-columns-repeated="4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10.379603577281" calcext:value-type="float">
            <text:p>10.379603577281</text:p>
          </table:table-cell>
          <table:table-cell office:value-type="float" office:value="0.00447158366820067" calcext:value-type="float">
            <text:p>0.00447158366820067</text:p>
          </table:table-cell>
          <table:table-cell office:value-type="float" office:value="10.366132965" calcext:value-type="float">
            <text:p>10.366132965</text:p>
          </table:table-cell>
          <table:table-cell office:value-type="float" office:value="10.37642260075" calcext:value-type="float">
            <text:p>10.37642260075</text:p>
          </table:table-cell>
          <table:table-cell office:value-type="float" office:value="10.379584756" calcext:value-type="float">
            <text:p>10.379584756</text:p>
          </table:table-cell>
          <table:table-cell office:value-type="float" office:value="10.3825469975" calcext:value-type="float">
            <text:p>10.3825469975</text:p>
          </table:table-cell>
          <table:table-cell office:value-type="float" office:value="10.39264954" calcext:value-type="float">
            <text:p>10.39264954</text:p>
          </table:table-cell>
          <table:table-cell office:value-type="float" office:value="107.592071545619" calcext:value-type="float">
            <text:p>107.592071545619</text:p>
          </table:table-cell>
          <table:table-cell table:number-columns-repeated="4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10.4265904086332" calcext:value-type="float">
            <text:p>10.4265904086332</text:p>
          </table:table-cell>
          <table:table-cell office:value-type="float" office:value="0.00787852159745832" calcext:value-type="float">
            <text:p>0.00787852159745832</text:p>
          </table:table-cell>
          <table:table-cell office:value-type="float" office:value="10.400607014" calcext:value-type="float">
            <text:p>10.400607014</text:p>
          </table:table-cell>
          <table:table-cell office:value-type="float" office:value="10.422126176" calcext:value-type="float">
            <text:p>10.422126176</text:p>
          </table:table-cell>
          <table:table-cell office:value-type="float" office:value="10.426371056" calcext:value-type="float">
            <text:p>10.426371056</text:p>
          </table:table-cell>
          <table:table-cell office:value-type="float" office:value="10.430875541" calcext:value-type="float">
            <text:p>10.430875541</text:p>
          </table:table-cell>
          <table:table-cell office:value-type="float" office:value="10.457054382" calcext:value-type="float">
            <text:p>10.457054382</text:p>
          </table:table-cell>
          <table:table-cell office:value-type="float" office:value="108.531808172663" calcext:value-type="float">
            <text:p>108.531808172663</text:p>
          </table:table-cell>
          <table:table-cell table:number-columns-repeated="4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10.4377965864008" calcext:value-type="float">
            <text:p>10.4377965864008</text:p>
          </table:table-cell>
          <table:table-cell office:value-type="float" office:value="0.0157112424748291" calcext:value-type="float">
            <text:p>0.0157112424748291</text:p>
          </table:table-cell>
          <table:table-cell office:value-type="float" office:value="10.415438235" calcext:value-type="float">
            <text:p>10.415438235</text:p>
          </table:table-cell>
          <table:table-cell office:value-type="float" office:value="10.4295343685" calcext:value-type="float">
            <text:p>10.4295343685</text:p>
          </table:table-cell>
          <table:table-cell office:value-type="float" office:value="10.434844723" calcext:value-type="float">
            <text:p>10.434844723</text:p>
          </table:table-cell>
          <table:table-cell office:value-type="float" office:value="10.438920375" calcext:value-type="float">
            <text:p>10.438920375</text:p>
          </table:table-cell>
          <table:table-cell office:value-type="float" office:value="10.519254598" calcext:value-type="float">
            <text:p>10.519254598</text:p>
          </table:table-cell>
          <table:table-cell office:value-type="float" office:value="108.755931728016" calcext:value-type="float">
            <text:p>108.755931728016</text:p>
          </table:table-cell>
          <table:table-cell table:number-columns-repeated="4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195" calcext:value-type="float">
            <text:p>195</text:p>
          </table:table-cell>
          <table:table-cell office:value-type="float" office:value="11.4683702950872" calcext:value-type="float">
            <text:p>11.4683702950872</text:p>
          </table:table-cell>
          <table:table-cell office:value-type="float" office:value="0.0158244613156705" calcext:value-type="float">
            <text:p>0.0158244613156705</text:p>
          </table:table-cell>
          <table:table-cell office:value-type="float" office:value="11.423194515" calcext:value-type="float">
            <text:p>11.423194515</text:p>
          </table:table-cell>
          <table:table-cell office:value-type="float" office:value="11.467055216" calcext:value-type="float">
            <text:p>11.467055216</text:p>
          </table:table-cell>
          <table:table-cell office:value-type="float" office:value="11.475022252" calcext:value-type="float">
            <text:p>11.475022252</text:p>
          </table:table-cell>
          <table:table-cell office:value-type="float" office:value="11.4782805345" calcext:value-type="float">
            <text:p>11.4782805345</text:p>
          </table:table-cell>
          <table:table-cell office:value-type="float" office:value="11.489245522" calcext:value-type="float">
            <text:p>11.489245522</text:p>
          </table:table-cell>
          <table:table-cell office:value-type="float" office:value="108.51582354704" calcext:value-type="float">
            <text:p>108.51582354704</text:p>
          </table:table-cell>
          <table:table-cell table:number-columns-repeated="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office:value-type="float" office:value="12.4902181957826" calcext:value-type="float">
            <text:p>12.4902181957826</text:p>
          </table:table-cell>
          <table:table-cell office:value-type="float" office:value="0.0239720108140212" calcext:value-type="float">
            <text:p>0.0239720108140212</text:p>
          </table:table-cell>
          <table:table-cell office:value-type="float" office:value="12.429936634" calcext:value-type="float">
            <text:p>12.429936634</text:p>
          </table:table-cell>
          <table:table-cell office:value-type="float" office:value="12.479363087" calcext:value-type="float">
            <text:p>12.479363087</text:p>
          </table:table-cell>
          <table:table-cell office:value-type="float" office:value="12.484745749" calcext:value-type="float">
            <text:p>12.484745749</text:p>
          </table:table-cell>
          <table:table-cell office:value-type="float" office:value="12.4947652735" calcext:value-type="float">
            <text:p>12.4947652735</text:p>
          </table:table-cell>
          <table:table-cell office:value-type="float" office:value="12.542046847" calcext:value-type="float">
            <text:p>12.542046847</text:p>
          </table:table-cell>
          <table:table-cell office:value-type="float" office:value="108.170303263043" calcext:value-type="float">
            <text:p>108.170303263043</text:p>
          </table:table-cell>
          <table:table-cell table:number-columns-repeated="4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6" calcext:value-type="float">
            <text:p>196</text:p>
          </table:table-cell>
          <table:table-cell office:value-type="float" office:value="12.4807540195" calcext:value-type="float">
            <text:p>12.4807540195</text:p>
          </table:table-cell>
          <table:table-cell office:value-type="float" office:value="0.0203650754604305" calcext:value-type="float">
            <text:p>0.0203650754604305</text:p>
          </table:table-cell>
          <table:table-cell office:value-type="float" office:value="12.389568808" calcext:value-type="float">
            <text:p>12.389568808</text:p>
          </table:table-cell>
          <table:table-cell office:value-type="float" office:value="12.4779007845" calcext:value-type="float">
            <text:p>12.4779007845</text:p>
          </table:table-cell>
          <table:table-cell office:value-type="float" office:value="12.486636643" calcext:value-type="float">
            <text:p>12.486636643</text:p>
          </table:table-cell>
          <table:table-cell office:value-type="float" office:value="12.49254542575" calcext:value-type="float">
            <text:p>12.49254542575</text:p>
          </table:table-cell>
          <table:table-cell office:value-type="float" office:value="12.510311307" calcext:value-type="float">
            <text:p>12.510311307</text:p>
          </table:table-cell>
          <table:table-cell office:value-type="float" office:value="108.012566991667" calcext:value-type="float">
            <text:p>108.012566991667</text:p>
          </table:table-cell>
          <table:table-cell table:number-columns-repeated="4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12.5688571597604" calcext:value-type="float">
            <text:p>12.5688571597604</text:p>
          </table:table-cell>
          <table:table-cell office:value-type="float" office:value="0.0135242107967307" calcext:value-type="float">
            <text:p>0.0135242107967307</text:p>
          </table:table-cell>
          <table:table-cell office:value-type="float" office:value="12.531942048" calcext:value-type="float">
            <text:p>12.531942048</text:p>
          </table:table-cell>
          <table:table-cell office:value-type="float" office:value="12.56008553825" calcext:value-type="float">
            <text:p>12.56008553825</text:p>
          </table:table-cell>
          <table:table-cell office:value-type="float" office:value="12.5694045765" calcext:value-type="float">
            <text:p>12.5694045765</text:p>
          </table:table-cell>
          <table:table-cell office:value-type="float" office:value="12.57816579875" calcext:value-type="float">
            <text:p>12.57816579875</text:p>
          </table:table-cell>
          <table:table-cell office:value-type="float" office:value="12.602525553" calcext:value-type="float">
            <text:p>12.602525553</text:p>
          </table:table-cell>
          <table:table-cell office:value-type="float" office:value="109.480952662674" calcext:value-type="float">
            <text:p>109.480952662674</text:p>
          </table:table-cell>
          <table:table-cell table:number-columns-repeated="4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190" calcext:value-type="float">
            <text:p>190</text:p>
          </table:table-cell>
          <table:table-cell office:value-type="float" office:value="13.5211728918526" calcext:value-type="float">
            <text:p>13.5211728918526</text:p>
          </table:table-cell>
          <table:table-cell office:value-type="float" office:value="0.013969345345309" calcext:value-type="float">
            <text:p>0.013969345345309</text:p>
          </table:table-cell>
          <table:table-cell office:value-type="float" office:value="13.479770902" calcext:value-type="float">
            <text:p>13.479770902</text:p>
          </table:table-cell>
          <table:table-cell office:value-type="float" office:value="13.51341613475" calcext:value-type="float">
            <text:p>13.51341613475</text:p>
          </table:table-cell>
          <table:table-cell office:value-type="float" office:value="13.5224071645" calcext:value-type="float">
            <text:p>13.5224071645</text:p>
          </table:table-cell>
          <table:table-cell office:value-type="float" office:value="13.529942885" calcext:value-type="float">
            <text:p>13.529942885</text:p>
          </table:table-cell>
          <table:table-cell office:value-type="float" office:value="13.551085014" calcext:value-type="float">
            <text:p>13.551085014</text:p>
          </table:table-cell>
          <table:table-cell office:value-type="float" office:value="108.018044490041" calcext:value-type="float">
            <text:p>108.018044490041</text:p>
          </table:table-cell>
          <table:table-cell table:number-columns-repeated="4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office:value-type="float" office:value="14.6112718032932" calcext:value-type="float">
            <text:p>14.6112718032932</text:p>
          </table:table-cell>
          <table:table-cell office:value-type="float" office:value="0.00908875561319344" calcext:value-type="float">
            <text:p>0.00908875561319344</text:p>
          </table:table-cell>
          <table:table-cell office:value-type="float" office:value="14.585057084" calcext:value-type="float">
            <text:p>14.585057084</text:p>
          </table:table-cell>
          <table:table-cell office:value-type="float" office:value="14.605097842" calcext:value-type="float">
            <text:p>14.605097842</text:p>
          </table:table-cell>
          <table:table-cell office:value-type="float" office:value="14.611091249" calcext:value-type="float">
            <text:p>14.611091249</text:p>
          </table:table-cell>
          <table:table-cell office:value-type="float" office:value="14.6179116565" calcext:value-type="float">
            <text:p>14.6179116565</text:p>
          </table:table-cell>
          <table:table-cell office:value-type="float" office:value="14.633542286" calcext:value-type="float">
            <text:p>14.633542286</text:p>
          </table:table-cell>
          <table:table-cell office:value-type="float" office:value="108.73245433276" calcext:value-type="float">
            <text:p>108.73245433276</text:p>
          </table:table-cell>
          <table:table-cell table:number-columns-repeated="4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office:value-type="float" office:value="14.6306960792135" calcext:value-type="float">
            <text:p>14.6306960792135</text:p>
          </table:table-cell>
          <table:table-cell office:value-type="float" office:value="0.0358613161649562" calcext:value-type="float">
            <text:p>0.0358613161649562</text:p>
          </table:table-cell>
          <table:table-cell office:value-type="float" office:value="14.580333957" calcext:value-type="float">
            <text:p>14.580333957</text:p>
          </table:table-cell>
          <table:table-cell office:value-type="float" office:value="14.6144009085" calcext:value-type="float">
            <text:p>14.6144009085</text:p>
          </table:table-cell>
          <table:table-cell office:value-type="float" office:value="14.624471179" calcext:value-type="float">
            <text:p>14.624471179</text:p>
          </table:table-cell>
          <table:table-cell office:value-type="float" office:value="14.63558538175" calcext:value-type="float">
            <text:p>14.63558538175</text:p>
          </table:table-cell>
          <table:table-cell office:value-type="float" office:value="14.777267669" calcext:value-type="float">
            <text:p>14.777267669</text:p>
          </table:table-cell>
          <table:table-cell office:value-type="float" office:value="109.009943988765" calcext:value-type="float">
            <text:p>109.009943988765</text:p>
          </table:table-cell>
          <table:table-cell table:number-columns-repeated="4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14.5191439687808" calcext:value-type="float">
            <text:p>14.5191439687808</text:p>
          </table:table-cell>
          <table:table-cell office:value-type="float" office:value="0.0232999626884832" calcext:value-type="float">
            <text:p>0.0232999626884832</text:p>
          </table:table-cell>
          <table:table-cell office:value-type="float" office:value="14.439296481" calcext:value-type="float">
            <text:p>14.439296481</text:p>
          </table:table-cell>
          <table:table-cell office:value-type="float" office:value="14.5054652995" calcext:value-type="float">
            <text:p>14.5054652995</text:p>
          </table:table-cell>
          <table:table-cell office:value-type="float" office:value="14.518119972" calcext:value-type="float">
            <text:p>14.518119972</text:p>
          </table:table-cell>
          <table:table-cell office:value-type="float" office:value="14.529080801" calcext:value-type="float">
            <text:p>14.529080801</text:p>
          </table:table-cell>
          <table:table-cell office:value-type="float" office:value="14.621532458" calcext:value-type="float">
            <text:p>14.621532458</text:p>
          </table:table-cell>
          <table:table-cell office:value-type="float" office:value="107.416342411154" calcext:value-type="float">
            <text:p>107.416342411154</text:p>
          </table:table-cell>
          <table:table-cell table:number-columns-repeated="4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3" calcext:value-type="float">
            <text:p>203</text:p>
          </table:table-cell>
          <table:table-cell office:value-type="float" office:value="14.5752923860049" calcext:value-type="float">
            <text:p>14.5752923860049</text:p>
          </table:table-cell>
          <table:table-cell office:value-type="float" office:value="0.0279099269698835" calcext:value-type="float">
            <text:p>0.0279099269698835</text:p>
          </table:table-cell>
          <table:table-cell office:value-type="float" office:value="14.533433103" calcext:value-type="float">
            <text:p>14.533433103</text:p>
          </table:table-cell>
          <table:table-cell office:value-type="float" office:value="14.558424103" calcext:value-type="float">
            <text:p>14.558424103</text:p>
          </table:table-cell>
          <table:table-cell office:value-type="float" office:value="14.568087446" calcext:value-type="float">
            <text:p>14.568087446</text:p>
          </table:table-cell>
          <table:table-cell office:value-type="float" office:value="14.578518053" calcext:value-type="float">
            <text:p>14.578518053</text:p>
          </table:table-cell>
          <table:table-cell office:value-type="float" office:value="14.687433844" calcext:value-type="float">
            <text:p>14.687433844</text:p>
          </table:table-cell>
          <table:table-cell office:value-type="float" office:value="108.218462657213" calcext:value-type="float">
            <text:p>108.218462657213</text:p>
          </table:table-cell>
          <table:table-cell table:number-columns-repeated="4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14.5482021766032" calcext:value-type="float">
            <text:p>14.5482021766032</text:p>
          </table:table-cell>
          <table:table-cell office:value-type="float" office:value="0.051636823052098" calcext:value-type="float">
            <text:p>0.051636823052098</text:p>
          </table:table-cell>
          <table:table-cell office:value-type="float" office:value="14.440015524" calcext:value-type="float">
            <text:p>14.440015524</text:p>
          </table:table-cell>
          <table:table-cell office:value-type="float" office:value="14.506386658" calcext:value-type="float">
            <text:p>14.506386658</text:p>
          </table:table-cell>
          <table:table-cell office:value-type="float" office:value="14.549342867" calcext:value-type="float">
            <text:p>14.549342867</text:p>
          </table:table-cell>
          <table:table-cell office:value-type="float" office:value="14.588952271" calcext:value-type="float">
            <text:p>14.588952271</text:p>
          </table:table-cell>
          <table:table-cell office:value-type="float" office:value="14.689007942" calcext:value-type="float">
            <text:p>14.689007942</text:p>
          </table:table-cell>
          <table:table-cell office:value-type="float" office:value="107.83145966576" calcext:value-type="float">
            <text:p>107.83145966576</text:p>
          </table:table-cell>
          <table:table-cell table:number-columns-repeated="4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.5</text:p>
          </table:table-cell>
          <table:table-cell office:value-type="float" office:value="206" calcext:value-type="float">
            <text:p>206</text:p>
          </table:table-cell>
          <table:table-cell office:value-type="float" office:value="15.6551262550874" calcext:value-type="float">
            <text:p>15.6551262550874</text:p>
          </table:table-cell>
          <table:table-cell office:value-type="float" office:value="0.0137834704317569" calcext:value-type="float">
            <text:p>0.0137834704317569</text:p>
          </table:table-cell>
          <table:table-cell office:value-type="float" office:value="15.622368808" calcext:value-type="float">
            <text:p>15.622368808</text:p>
          </table:table-cell>
          <table:table-cell office:value-type="float" office:value="15.64647741875" calcext:value-type="float">
            <text:p>15.64647741875</text:p>
          </table:table-cell>
          <table:table-cell office:value-type="float" office:value="15.654804874" calcext:value-type="float">
            <text:p>15.654804874</text:p>
          </table:table-cell>
          <table:table-cell office:value-type="float" office:value="15.6654218065" calcext:value-type="float">
            <text:p>15.6654218065</text:p>
          </table:table-cell>
          <table:table-cell office:value-type="float" office:value="15.699474565" calcext:value-type="float">
            <text:p>15.699474565</text:p>
          </table:table-cell>
          <table:table-cell office:value-type="float" office:value="108.735016734498" calcext:value-type="float">
            <text:p>108.735016734498</text:p>
          </table:table-cell>
          <table:table-cell table:number-columns-repeated="4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16.5746035736383" calcext:value-type="float">
            <text:p>16.5746035736383</text:p>
          </table:table-cell>
          <table:table-cell office:value-type="float" office:value="0.0537634278061674" calcext:value-type="float">
            <text:p>0.0537634278061674</text:p>
          </table:table-cell>
          <table:table-cell office:value-type="float" office:value="16.441350466" calcext:value-type="float">
            <text:p>16.441350466</text:p>
          </table:table-cell>
          <table:table-cell office:value-type="float" office:value="16.5379292885" calcext:value-type="float">
            <text:p>16.5379292885</text:p>
          </table:table-cell>
          <table:table-cell office:value-type="float" office:value="16.5787099455" calcext:value-type="float">
            <text:p>16.5787099455</text:p>
          </table:table-cell>
          <table:table-cell office:value-type="float" office:value="16.61423984325" calcext:value-type="float">
            <text:p>16.61423984325</text:p>
          </table:table-cell>
          <table:table-cell office:value-type="float" office:value="16.691251708" calcext:value-type="float">
            <text:p>16.691251708</text:p>
          </table:table-cell>
          <table:table-cell office:value-type="float" office:value="107.182544670479" calcext:value-type="float">
            <text:p>107.182544670479</text:p>
          </table:table-cell>
          <table:table-cell table:number-columns-repeated="4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16.6324521527588" calcext:value-type="float">
            <text:p>16.6324521527588</text:p>
          </table:table-cell>
          <table:table-cell office:value-type="float" office:value="0.0634002944501807" calcext:value-type="float">
            <text:p>0.0634002944501807</text:p>
          </table:table-cell>
          <table:table-cell office:value-type="float" office:value="16.555717009" calcext:value-type="float">
            <text:p>16.555717009</text:p>
          </table:table-cell>
          <table:table-cell office:value-type="float" office:value="16.592325115" calcext:value-type="float">
            <text:p>16.592325115</text:p>
          </table:table-cell>
          <table:table-cell office:value-type="float" office:value="16.605512497" calcext:value-type="float">
            <text:p>16.605512497</text:p>
          </table:table-cell>
          <table:table-cell office:value-type="float" office:value="16.666715631" calcext:value-type="float">
            <text:p>16.666715631</text:p>
          </table:table-cell>
          <table:table-cell office:value-type="float" office:value="16.84763927" calcext:value-type="float">
            <text:p>16.84763927</text:p>
          </table:table-cell>
          <table:table-cell office:value-type="float" office:value="107.905651909485" calcext:value-type="float">
            <text:p>107.905651909485</text:p>
          </table:table-cell>
          <table:table-cell table:number-columns-repeated="4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16.3361122950684" calcext:value-type="float">
            <text:p>16.3361122950684</text:p>
          </table:table-cell>
          <table:table-cell office:value-type="float" office:value="0.0403054951390352" calcext:value-type="float">
            <text:p>0.0403054951390352</text:p>
          </table:table-cell>
          <table:table-cell office:value-type="float" office:value="16.116586504" calcext:value-type="float">
            <text:p>16.116586504</text:p>
          </table:table-cell>
          <table:table-cell office:value-type="float" office:value="16.3144618525" calcext:value-type="float">
            <text:p>16.3144618525</text:p>
          </table:table-cell>
          <table:table-cell office:value-type="float" office:value="16.3406874295" calcext:value-type="float">
            <text:p>16.3406874295</text:p>
          </table:table-cell>
          <table:table-cell office:value-type="float" office:value="16.362948863" calcext:value-type="float">
            <text:p>16.362948863</text:p>
          </table:table-cell>
          <table:table-cell office:value-type="float" office:value="16.433744055" calcext:value-type="float">
            <text:p>16.433744055</text:p>
          </table:table-cell>
          <table:table-cell office:value-type="float" office:value="104.201403688355" calcext:value-type="float">
            <text:p>104.201403688355</text:p>
          </table:table-cell>
          <table:table-cell table:number-columns-repeated="4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6.66563271068" calcext:value-type="float">
            <text:p>16.66563271068</text:p>
          </table:table-cell>
          <table:table-cell office:value-type="float" office:value="0.0197809081301706" calcext:value-type="float">
            <text:p>0.0197809081301706</text:p>
          </table:table-cell>
          <table:table-cell office:value-type="float" office:value="16.518009963" calcext:value-type="float">
            <text:p>16.518009963</text:p>
          </table:table-cell>
          <table:table-cell office:value-type="float" office:value="16.65668495375" calcext:value-type="float">
            <text:p>16.65668495375</text:p>
          </table:table-cell>
          <table:table-cell office:value-type="float" office:value="16.667497259" calcext:value-type="float">
            <text:p>16.667497259</text:p>
          </table:table-cell>
          <table:table-cell office:value-type="float" office:value="16.675829953" calcext:value-type="float">
            <text:p>16.675829953</text:p>
          </table:table-cell>
          <table:table-cell office:value-type="float" office:value="16.721113827" calcext:value-type="float">
            <text:p>16.721113827</text:p>
          </table:table-cell>
          <table:table-cell office:value-type="float" office:value="108.3204088835" calcext:value-type="float">
            <text:p>108.3204088835</text:p>
          </table:table-cell>
          <table:table-cell table:number-columns-repeated="4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16.6359076594043" calcext:value-type="float">
            <text:p>16.6359076594043</text:p>
          </table:table-cell>
          <table:table-cell office:value-type="float" office:value="0.0218195659603388" calcext:value-type="float">
            <text:p>0.0218195659603388</text:p>
          </table:table-cell>
          <table:table-cell office:value-type="float" office:value="16.557327547" calcext:value-type="float">
            <text:p>16.557327547</text:p>
          </table:table-cell>
          <table:table-cell office:value-type="float" office:value="16.624115041" calcext:value-type="float">
            <text:p>16.624115041</text:p>
          </table:table-cell>
          <table:table-cell office:value-type="float" office:value="16.6381434435" calcext:value-type="float">
            <text:p>16.6381434435</text:p>
          </table:table-cell>
          <table:table-cell office:value-type="float" office:value="16.652512001" calcext:value-type="float">
            <text:p>16.652512001</text:p>
          </table:table-cell>
          <table:table-cell office:value-type="float" office:value="16.681293863" calcext:value-type="float">
            <text:p>16.681293863</text:p>
          </table:table-cell>
          <table:table-cell office:value-type="float" office:value="107.948845742553" calcext:value-type="float">
            <text:p>107.948845742553</text:p>
          </table:table-cell>
          <table:table-cell table:number-columns-repeated="4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.5</text:p>
          </table:table-cell>
          <table:table-cell office:value-type="float" office:value="205" calcext:value-type="float">
            <text:p>205</text:p>
          </table:table-cell>
          <table:table-cell office:value-type="float" office:value="17.3387486626049" calcext:value-type="float">
            <text:p>17.3387486626049</text:p>
          </table:table-cell>
          <table:table-cell office:value-type="float" office:value="0.0457460149155641" calcext:value-type="float">
            <text:p>0.0457460149155641</text:p>
          </table:table-cell>
          <table:table-cell office:value-type="float" office:value="17.20661379" calcext:value-type="float">
            <text:p>17.20661379</text:p>
          </table:table-cell>
          <table:table-cell office:value-type="float" office:value="17.336089528" calcext:value-type="float">
            <text:p>17.336089528</text:p>
          </table:table-cell>
          <table:table-cell office:value-type="float" office:value="17.352788155" calcext:value-type="float">
            <text:p>17.352788155</text:p>
          </table:table-cell>
          <table:table-cell office:value-type="float" office:value="17.364727247" calcext:value-type="float">
            <text:p>17.364727247</text:p>
          </table:table-cell>
          <table:table-cell office:value-type="float" office:value="17.42909084" calcext:value-type="float">
            <text:p>17.42909084</text:p>
          </table:table-cell>
          <table:table-cell office:value-type="float" office:value="103.985278383587" calcext:value-type="float">
            <text:p>103.985278383587</text:p>
          </table:table-cell>
          <table:table-cell table:number-columns-repeated="4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11" calcext:value-type="float">
            <text:p>211</text:p>
          </table:table-cell>
          <table:table-cell office:value-type="float" office:value="18.5506510087014" calcext:value-type="float">
            <text:p>18.5506510087014</text:p>
          </table:table-cell>
          <table:table-cell office:value-type="float" office:value="0.0393855687022358" calcext:value-type="float">
            <text:p>0.0393855687022358</text:p>
          </table:table-cell>
          <table:table-cell office:value-type="float" office:value="18.47482002" calcext:value-type="float">
            <text:p>18.47482002</text:p>
          </table:table-cell>
          <table:table-cell office:value-type="float" office:value="18.5202242065" calcext:value-type="float">
            <text:p>18.5202242065</text:p>
          </table:table-cell>
          <table:table-cell office:value-type="float" office:value="18.546802841" calcext:value-type="float">
            <text:p>18.546802841</text:p>
          </table:table-cell>
          <table:table-cell office:value-type="float" office:value="18.5739227325" calcext:value-type="float">
            <text:p>18.5739227325</text:p>
          </table:table-cell>
          <table:table-cell office:value-type="float" office:value="18.663772375" calcext:value-type="float">
            <text:p>18.663772375</text:p>
          </table:table-cell>
          <table:table-cell office:value-type="float" office:value="106.118344541127" calcext:value-type="float">
            <text:p>106.118344541127</text:p>
          </table:table-cell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0:14:46.086056394</meta:creation-date>
    <meta:generator>LibreOffice/7.3.7.2$Linux_X86_64 LibreOffice_project/30$Build-2</meta:generator>
    <dc:date>2023-07-20T12:16:07.759336550</dc:date>
    <meta:editing-duration>PT20M34S</meta:editing-duration>
    <meta:editing-cycles>6</meta:editing-cycles>
    <meta:document-statistic meta:table-count="1" meta:cell-count="1542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4cm" svg:height="21.277cm" xlink:href=".." xlink:type="simple" chart:class="chart:scatter" chart:style-name="ch1">
        <chart:title svg:x="8.182cm" svg:y="0.561cm" chart:style-name="ch2">
          <text:p>solve pnp dark</text:p>
        </chart:title>
        <chart:legend chart:legend-position="end" svg:x="17.838cm" svg:y="10.09cm" style:legend-expansion="high" chart:style-name="ch3"/>
        <chart:plot-area chart:style-name="ch4" table:cell-range-address="Sheet1.B2:Sheet1.B28 Sheet1.B63:Sheet1.B89 Sheet1.D63:Sheet1.D89" chart:data-source-has-labels="row" svg:x="1.399cm" svg:y="1.765cm" svg:width="16.051cm" svg:height="18.106cm">
          <chart:coordinate-region svg:x="1.545cm" svg:y="1.964cm" svg:width="15.811cm" svg:height="17.26cm"/>
          <chart:axis chart:dimension="x" chart:name="primary-x" chart:style-name="ch5">
            <chart:title svg:x="9.155cm" svg:y="20.296cm" chart:style-name="ch6">
              <text:p>[m]</text:p>
            </chart:title>
          </chart:axis>
          <chart:axis chart:dimension="y" chart:name="primary-y" chart:style-name="ch7">
            <chart:title svg:x="0.451cm" svg:y="11.087cm" chart:style-name="ch8">
              <text:p>[m]</text:p>
            </chart:title>
            <chart:grid chart:style-name="ch9" chart:class="major"/>
          </chart:axis>
          <chart:series chart:style-name="ch10" chart:values-cell-range-address="Sheet1.B63:Sheet1.B89" loext:label-string="real" chart:class="chart:scatter">
            <chart:domain table:cell-range-address="Sheet1.B2:Sheet1.B28"/>
            <chart:data-point chart:repeated="27"/>
          </chart:series>
          <chart:series chart:style-name="ch11" chart:values-cell-range-address="Sheet1.D63:Sheet1.D89" loext:label-string="meas" chart:class="chart:scatter">
            <chart:domain table:cell-range-address="Sheet1.D2:Sheet1.D28"/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D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8</svg:desc>
                </draw:g>
              </table:table-cell>
              <table:table-cell office:value-type="float" office:value="3">
                <text:p>3</text:p>
                <draw:g>
                  <svg:desc>Sheet1.B63:Sheet1.B89</svg:desc>
                </draw:g>
              </table:table-cell>
              <table:table-cell office:value-type="float" office:value="0.0217448057365854">
                <text:p>0.0217448057365854</text:p>
                <draw:g>
                  <svg:desc>Sheet1.D2:Sheet1.D28</svg:desc>
                </draw:g>
              </table:table-cell>
              <table:table-cell office:value-type="float" office:value="6.24057553541463">
                <text:p>6.24057553541463</text:p>
                <draw:g>
                  <svg:desc>Sheet1.D63:Sheet1.D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.0118536732705314">
                <text:p>0.0118536732705314</text:p>
              </table:table-cell>
              <table:table-cell office:value-type="float" office:value="7.29979729036232">
                <text:p>7.29979729036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-0.0060905710974359">
                <text:p>-0.0060905710974359</text:p>
              </table:table-cell>
              <table:table-cell office:value-type="float" office:value="8.30594391781026">
                <text:p>8.30594391781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03665555540865">
                <text:p>2.03665555540865</text:p>
              </table:table-cell>
              <table:table-cell office:value-type="float" office:value="8.27733010509615">
                <text:p>8.27733010509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.08032815282199">
                <text:p>-2.08032815282199</text:p>
              </table:table-cell>
              <table:table-cell office:value-type="float" office:value="8.30334575746073">
                <text:p>8.30334575746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-0.0181719043494624">
                <text:p>-0.0181719043494624</text:p>
              </table:table-cell>
              <table:table-cell office:value-type="float" office:value="9.37886857924194">
                <text:p>9.37886857924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0.0297149357380952">
                <text:p>-0.0297149357380952</text:p>
              </table:table-cell>
              <table:table-cell office:value-type="float" office:value="10.379603577281">
                <text:p>10.379603577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.03033469592462">
                <text:p>2.03033469592462</text:p>
              </table:table-cell>
              <table:table-cell office:value-type="float" office:value="10.4265904086332">
                <text:p>10.4265904086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2.10153943593522">
                <text:p>-2.10153943593522</text:p>
              </table:table-cell>
              <table:table-cell office:value-type="float" office:value="10.4377965864008">
                <text:p>10.4377965864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-0.0509493268820513">
                <text:p>-0.0509493268820513</text:p>
              </table:table-cell>
              <table:table-cell office:value-type="float" office:value="11.4683702950872">
                <text:p>11.4683702950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0.0560325526032609">
                <text:p>-0.0560325526032609</text:p>
              </table:table-cell>
              <table:table-cell office:value-type="float" office:value="12.4902181957826">
                <text:p>12.4902181957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.00938410982653">
                <text:p>2.00938410982653</text:p>
              </table:table-cell>
              <table:table-cell office:value-type="float" office:value="12.4807540195">
                <text:p>12.4807540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2.14305787164583">
                <text:p>-2.14305787164583</text:p>
              </table:table-cell>
              <table:table-cell office:value-type="float" office:value="12.5688571597604">
                <text:p>12.5688571597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-0.0665221799894737">
                <text:p>-0.0665221799894737</text:p>
              </table:table-cell>
              <table:table-cell office:value-type="float" office:value="13.5211728918526">
                <text:p>13.52117289185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0.0743028385026178">
                <text:p>-0.0743028385026178</text:p>
              </table:table-cell>
              <table:table-cell office:value-type="float" office:value="14.6112718032932">
                <text:p>14.6112718032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.98455987273438">
                <text:p>1.98455987273438</text:p>
              </table:table-cell>
              <table:table-cell office:value-type="float" office:value="14.6306960792135">
                <text:p>14.6306960792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.03616028847594">
                <text:p>4.03616028847594</text:p>
              </table:table-cell>
              <table:table-cell office:value-type="float" office:value="14.5191439687808">
                <text:p>14.51914396878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-2.14222519020197">
                <text:p>-2.14222519020197</text:p>
              </table:table-cell>
              <table:table-cell office:value-type="float" office:value="14.5752923860049">
                <text:p>14.57529238600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-4.2025465842328">
                <text:p>-4.2025465842328</text:p>
              </table:table-cell>
              <table:table-cell office:value-type="float" office:value="14.5482021766032">
                <text:p>14.5482021766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-0.100576516169903">
                <text:p>-0.100576516169903</text:p>
              </table:table-cell>
              <table:table-cell office:value-type="float" office:value="15.6551262550874">
                <text:p>15.65512625508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.100307723138298">
                <text:p>-0.100307723138298</text:p>
              </table:table-cell>
              <table:table-cell office:value-type="float" office:value="16.5746035736383">
                <text:p>16.57460357363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96076501214573">
                <text:p>1.96076501214573</text:p>
              </table:table-cell>
              <table:table-cell office:value-type="float" office:value="16.6324521527588">
                <text:p>16.6324521527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95091018813684">
                <text:p>3.95091018813684</text:p>
              </table:table-cell>
              <table:table-cell office:value-type="float" office:value="16.3361122950684">
                <text:p>16.3361122950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-2.1893906026">
                <text:p>-2.1893906026</text:p>
              </table:table-cell>
              <table:table-cell office:value-type="float" office:value="16.66563271068">
                <text:p>16.66563271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-4.2182645652234">
                <text:p>-4.2182645652234</text:p>
              </table:table-cell>
              <table:table-cell office:value-type="float" office:value="16.6359076594043">
                <text:p>16.6359076594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-0.12002234284878">
                <text:p>-0.12002234284878</text:p>
              </table:table-cell>
              <table:table-cell office:value-type="float" office:value="17.3387486626049">
                <text:p>17.33874866260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-0.131492338800948">
                <text:p>-0.131492338800948</text:p>
              </table:table-cell>
              <table:table-cell office:value-type="float" office:value="18.5506510087014">
                <text:p>18.5506510087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upper-range="Sheet1.E63:Sheet1.E89" chart:error-lower-range="Sheet1.E63:Sheet1.E8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upper-range="Sheet1.E63:Sheet1.E89" chart:error-lower-range="Sheet1.E63:Sheet1.E89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05cm" svg:y="0.316cm" chart:style-name="ch2">
          <text:p>z std solve pnp dark</text:p>
        </chart:title>
        <chart:plot-area chart:style-name="ch3" table:cell-range-address="Sheet1.B63:Sheet1.B89 Sheet1.K63:Sheet1.K89" svg:x="1.33cm" svg:y="1.275cm" svg:width="14.349cm" svg:height="6.569cm">
          <chart:coordinate-region svg:x="2.137cm" svg:y="1.474cm" svg:width="13.355cm" svg:height="5.723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4.828cm" chart:style-name="ch7">
              <text:p>std</text:p>
            </chart:title>
            <chart:grid chart:style-name="ch8" chart:class="major"/>
          </chart:axis>
          <chart:series chart:style-name="ch9" chart:values-cell-range-address="Sheet1.K63:Sheet1.K89" chart:class="chart:scatter">
            <chart:domain table:cell-range-address="Sheet1.B63:Sheet1.B89"/>
            <chart:data-point chart:repeated="2"/>
            <chart:data-point chart:style-name="ch10"/>
            <chart:data-point/>
            <chart:data-point chart:style-name="ch10"/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3:Sheet1.B89</svg:desc>
                </draw:g>
              </table:table-cell>
              <table:table-cell office:value-type="float" office:value="108.019184513821">
                <text:p>108.019184513821</text:p>
                <draw:g>
                  <svg:desc>Sheet1.K63:Sheet1.K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8.565636867495">
                <text:p>108.565636867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7.648597945256">
                <text:p>107.648597945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6.933252627404">
                <text:p>106.933252627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7.583643936518">
                <text:p>107.5836439365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108.419301760932">
                <text:p>108.419301760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7.592071545619">
                <text:p>107.592071545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08.531808172663">
                <text:p>108.5318081726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08.755931728016">
                <text:p>108.755931728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108.51582354704">
                <text:p>108.51582354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8.170303263043">
                <text:p>108.170303263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08.012566991667">
                <text:p>108.012566991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09.480952662674">
                <text:p>109.4809526626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08.018044490041">
                <text:p>108.018044490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08.73245433276">
                <text:p>108.732454332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09.009943988765">
                <text:p>109.009943988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7.416342411154">
                <text:p>107.416342411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8.218462657213">
                <text:p>108.218462657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07.83145966576">
                <text:p>107.831459665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108.735016734498">
                <text:p>108.7350167344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07.182544670479">
                <text:p>107.1825446704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07.905651909485">
                <text:p>107.9056519094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04.201403688355">
                <text:p>104.201403688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08.3204088835">
                <text:p>108.3204088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07.948845742553">
                <text:p>107.9488457425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103.985278383587">
                <text:p>103.9852783835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106.118344541127">
                <text:p>106.1183445411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05cm" svg:y="0.316cm" chart:style-name="ch2">
          <text:p>x std solve pnp dark</text:p>
        </chart:title>
        <chart:plot-area chart:style-name="ch3" table:cell-range-address="Sheet1.B63:Sheet1.B89 Sheet1.E2:Sheet1.E28" svg:x="1.33cm" svg:y="1.275cm" svg:width="14.349cm" svg:height="6.569cm">
          <chart:coordinate-region svg:x="2.428cm" svg:y="1.474cm" svg:width="13.064cm" svg:height="5.723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4.828cm" chart:style-name="ch7">
              <text:p>std</text:p>
            </chart:title>
            <chart:grid chart:style-name="ch8" chart:class="major"/>
          </chart:axis>
          <chart:series chart:style-name="ch9" chart:values-cell-range-address="Sheet1.E2:Sheet1.E28" chart:class="chart:scatter">
            <chart:domain table:cell-range-address="Sheet1.B63:Sheet1.B89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3:Sheet1.B89</svg:desc>
                </draw:g>
              </table:table-cell>
              <table:table-cell office:value-type="float" office:value="0.0000662087064260186">
                <text:p>0.0000662087064260186</text:p>
                <draw:g>
                  <svg:desc>Sheet1.E2:Sheet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00113423605008827">
                <text:p>0.000113423605008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141628737096947">
                <text:p>0.000141628737096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392012609286736">
                <text:p>0.00392012609286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136203927631351">
                <text:p>0.00136203927631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0113249365850245">
                <text:p>0.000113249365850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0119505457180685">
                <text:p>0.000119505457180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152772682199911">
                <text:p>0.00152772682199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31917766299807">
                <text:p>0.0031917766299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0369043858755872">
                <text:p>0.000369043858755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00325450561696501">
                <text:p>0.000325450561696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0334988341286444">
                <text:p>0.00334988341286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225809744825994">
                <text:p>0.00225809744825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0465367211597204">
                <text:p>0.000465367211597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00933664529888815">
                <text:p>0.0000933664529888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0493024620487835">
                <text:p>0.00493024620487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0649548291694847">
                <text:p>0.00649548291694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0377206433819286">
                <text:p>0.003772064338192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149871354869351">
                <text:p>0.01498713548693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000940576824722677">
                <text:p>0.0000940576824722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00365167758860602">
                <text:p>0.000365167758860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075581985605183">
                <text:p>0.0075581985605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0985803032424174">
                <text:p>0.00985803032424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0269597409759348">
                <text:p>0.00269597409759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0548168567741359">
                <text:p>0.005481685677413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005284531165648">
                <text:p>0.00052845311656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00258552954740818">
                <text:p>0.0002585529547408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63:Sheet1.E89" chart:error-lower-range="Sheet1.E63:Sheet1.E8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E63:Sheet1.E89" chart:error-lower-range="Sheet1.E63:Sheet1.E89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63:Sheet1.E89" chart:error-lower-range="Sheet1.E63:Sheet1.E89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42cm" svg:y="0.316cm" chart:style-name="ch2">
          <text:p>error Z</text:p>
        </chart:title>
        <chart:plot-area chart:style-name="ch3" table:cell-range-address="Sheet1.B63:Sheet1.B89 Sheet1.K63:Sheet1.K89" svg:x="1.331cm" svg:y="1.275cm" svg:width="14.349cm" svg:height="6.564cm">
          <chart:coordinate-region svg:x="2.138cm" svg:y="1.474cm" svg:width="13.355cm" svg:height="5.718cm"/>
          <chart:axis chart:dimension="x" chart:name="primary-x" chart:style-name="ch4">
            <chart:title svg:x="7.588cm" svg:y="8.019cm" chart:style-name="ch5">
              <text:p>distance [m]</text:p>
            </chart:title>
          </chart:axis>
          <chart:axis chart:dimension="y" chart:name="primary-y" chart:style-name="ch6">
            <chart:title svg:x="0.451cm" svg:y="6.109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K63:Sheet1.K89" chart:class="chart:scatter">
            <chart:domain table:cell-range-address="Sheet1.B63:Sheet1.B89"/>
            <chart:error-indicator chart:style-name="ch10" chart:dimension="y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3:Sheet1.B89</svg:desc>
                </draw:g>
              </table:table-cell>
              <table:table-cell office:value-type="float" office:value="108.019184513821">
                <text:p>108.019184513821</text:p>
                <draw:g>
                  <svg:desc>Sheet1.K63:Sheet1.K89</svg:desc>
                </draw:g>
              </table:table-cell>
              <table:table-cell office:value-type="float" office:value="0.00235508849536562">
                <text:p>0.00235508849536562</text:p>
                <draw:g>
                  <svg:desc>Sheet1.E63:Sheet1.E89</svg:desc>
                </draw:g>
              </table:table-cell>
              <table:table-cell office:value-type="float" office:value="0.00235508849536562">
                <text:p>0.00235508849536562</text:p>
                <draw:g>
                  <svg:desc>Sheet1.E63:Sheet1.E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8.565636867495">
                <text:p>108.565636867495</text:p>
              </table:table-cell>
              <table:table-cell office:value-type="float" office:value="0.00236386403291197">
                <text:p>0.00236386403291197</text:p>
              </table:table-cell>
              <table:table-cell office:value-type="float" office:value="0.00236386403291197">
                <text:p>0.00236386403291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7.648597945256">
                <text:p>107.648597945256</text:p>
              </table:table-cell>
              <table:table-cell office:value-type="float" office:value="0.00308159595392">
                <text:p>0.00308159595392</text:p>
              </table:table-cell>
              <table:table-cell office:value-type="float" office:value="0.00308159595392">
                <text:p>0.00308159595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6.933252627404">
                <text:p>106.933252627404</text:p>
              </table:table-cell>
              <table:table-cell office:value-type="float" office:value="0.0152532829668302">
                <text:p>0.0152532829668302</text:p>
              </table:table-cell>
              <table:table-cell office:value-type="float" office:value="0.0152532829668302">
                <text:p>0.0152532829668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7.583643936518">
                <text:p>107.583643936518</text:p>
              </table:table-cell>
              <table:table-cell office:value-type="float" office:value="0.00545303083173296">
                <text:p>0.00545303083173296</text:p>
              </table:table-cell>
              <table:table-cell office:value-type="float" office:value="0.00545303083173296">
                <text:p>0.00545303083173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108.419301760932">
                <text:p>108.419301760932</text:p>
              </table:table-cell>
              <table:table-cell office:value-type="float" office:value="0.00394309878449577">
                <text:p>0.00394309878449577</text:p>
              </table:table-cell>
              <table:table-cell office:value-type="float" office:value="0.00394309878449577">
                <text:p>0.00394309878449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7.592071545619">
                <text:p>107.592071545619</text:p>
              </table:table-cell>
              <table:table-cell office:value-type="float" office:value="0.00447158366820067">
                <text:p>0.00447158366820067</text:p>
              </table:table-cell>
              <table:table-cell office:value-type="float" office:value="0.00447158366820067">
                <text:p>0.00447158366820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08.531808172663">
                <text:p>108.531808172663</text:p>
              </table:table-cell>
              <table:table-cell office:value-type="float" office:value="0.00787852159745832">
                <text:p>0.00787852159745832</text:p>
              </table:table-cell>
              <table:table-cell office:value-type="float" office:value="0.00787852159745832">
                <text:p>0.00787852159745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08.755931728016">
                <text:p>108.755931728016</text:p>
              </table:table-cell>
              <table:table-cell office:value-type="float" office:value="0.0157112424748291">
                <text:p>0.0157112424748291</text:p>
              </table:table-cell>
              <table:table-cell office:value-type="float" office:value="0.0157112424748291">
                <text:p>0.0157112424748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108.51582354704">
                <text:p>108.51582354704</text:p>
              </table:table-cell>
              <table:table-cell office:value-type="float" office:value="0.0158244613156705">
                <text:p>0.0158244613156705</text:p>
              </table:table-cell>
              <table:table-cell office:value-type="float" office:value="0.0158244613156705">
                <text:p>0.0158244613156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8.170303263043">
                <text:p>108.170303263043</text:p>
              </table:table-cell>
              <table:table-cell office:value-type="float" office:value="0.0239720108140212">
                <text:p>0.0239720108140212</text:p>
              </table:table-cell>
              <table:table-cell office:value-type="float" office:value="0.0239720108140212">
                <text:p>0.0239720108140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08.012566991667">
                <text:p>108.012566991667</text:p>
              </table:table-cell>
              <table:table-cell office:value-type="float" office:value="0.0203650754604305">
                <text:p>0.0203650754604305</text:p>
              </table:table-cell>
              <table:table-cell office:value-type="float" office:value="0.0203650754604305">
                <text:p>0.0203650754604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09.480952662674">
                <text:p>109.480952662674</text:p>
              </table:table-cell>
              <table:table-cell office:value-type="float" office:value="0.0135242107967307">
                <text:p>0.0135242107967307</text:p>
              </table:table-cell>
              <table:table-cell office:value-type="float" office:value="0.0135242107967307">
                <text:p>0.0135242107967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08.018044490041">
                <text:p>108.018044490041</text:p>
              </table:table-cell>
              <table:table-cell office:value-type="float" office:value="0.013969345345309">
                <text:p>0.013969345345309</text:p>
              </table:table-cell>
              <table:table-cell office:value-type="float" office:value="0.013969345345309">
                <text:p>0.013969345345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08.73245433276">
                <text:p>108.73245433276</text:p>
              </table:table-cell>
              <table:table-cell office:value-type="float" office:value="0.00908875561319344">
                <text:p>0.00908875561319344</text:p>
              </table:table-cell>
              <table:table-cell office:value-type="float" office:value="0.00908875561319344">
                <text:p>0.00908875561319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09.009943988765">
                <text:p>109.009943988765</text:p>
              </table:table-cell>
              <table:table-cell office:value-type="float" office:value="0.0358613161649562">
                <text:p>0.0358613161649562</text:p>
              </table:table-cell>
              <table:table-cell office:value-type="float" office:value="0.0358613161649562">
                <text:p>0.0358613161649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7.416342411154">
                <text:p>107.416342411154</text:p>
              </table:table-cell>
              <table:table-cell office:value-type="float" office:value="0.0232999626884832">
                <text:p>0.0232999626884832</text:p>
              </table:table-cell>
              <table:table-cell office:value-type="float" office:value="0.0232999626884832">
                <text:p>0.0232999626884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8.218462657213">
                <text:p>108.218462657213</text:p>
              </table:table-cell>
              <table:table-cell office:value-type="float" office:value="0.0279099269698835">
                <text:p>0.0279099269698835</text:p>
              </table:table-cell>
              <table:table-cell office:value-type="float" office:value="0.0279099269698835">
                <text:p>0.0279099269698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07.83145966576">
                <text:p>107.83145966576</text:p>
              </table:table-cell>
              <table:table-cell office:value-type="float" office:value="0.051636823052098">
                <text:p>0.051636823052098</text:p>
              </table:table-cell>
              <table:table-cell office:value-type="float" office:value="0.051636823052098">
                <text:p>0.0516368230520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108.735016734498">
                <text:p>108.735016734498</text:p>
              </table:table-cell>
              <table:table-cell office:value-type="float" office:value="0.0137834704317569">
                <text:p>0.0137834704317569</text:p>
              </table:table-cell>
              <table:table-cell office:value-type="float" office:value="0.0137834704317569">
                <text:p>0.0137834704317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07.182544670479">
                <text:p>107.182544670479</text:p>
              </table:table-cell>
              <table:table-cell office:value-type="float" office:value="0.0537634278061674">
                <text:p>0.0537634278061674</text:p>
              </table:table-cell>
              <table:table-cell office:value-type="float" office:value="0.0537634278061674">
                <text:p>0.05376342780616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07.905651909485">
                <text:p>107.905651909485</text:p>
              </table:table-cell>
              <table:table-cell office:value-type="float" office:value="0.0634002944501807">
                <text:p>0.0634002944501807</text:p>
              </table:table-cell>
              <table:table-cell office:value-type="float" office:value="0.0634002944501807">
                <text:p>0.06340029445018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04.201403688355">
                <text:p>104.201403688355</text:p>
              </table:table-cell>
              <table:table-cell office:value-type="float" office:value="0.0403054951390352">
                <text:p>0.0403054951390352</text:p>
              </table:table-cell>
              <table:table-cell office:value-type="float" office:value="0.0403054951390352">
                <text:p>0.0403054951390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08.3204088835">
                <text:p>108.3204088835</text:p>
              </table:table-cell>
              <table:table-cell office:value-type="float" office:value="0.0197809081301706">
                <text:p>0.0197809081301706</text:p>
              </table:table-cell>
              <table:table-cell office:value-type="float" office:value="0.0197809081301706">
                <text:p>0.01978090813017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07.948845742553">
                <text:p>107.948845742553</text:p>
              </table:table-cell>
              <table:table-cell office:value-type="float" office:value="0.0218195659603388">
                <text:p>0.0218195659603388</text:p>
              </table:table-cell>
              <table:table-cell office:value-type="float" office:value="0.0218195659603388">
                <text:p>0.02181956596033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103.985278383587">
                <text:p>103.985278383587</text:p>
              </table:table-cell>
              <table:table-cell office:value-type="float" office:value="0.0457460149155641">
                <text:p>0.0457460149155641</text:p>
              </table:table-cell>
              <table:table-cell office:value-type="float" office:value="0.0457460149155641">
                <text:p>0.04574601491556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106.118344541127">
                <text:p>106.118344541127</text:p>
              </table:table-cell>
              <table:table-cell office:value-type="float" office:value="0.0393855687022358">
                <text:p>0.0393855687022358</text:p>
              </table:table-cell>
              <table:table-cell office:value-type="float" office:value="0.0393855687022358">
                <text:p>0.03938556870223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Q2:Sheet1.Q15" chart:error-lower-range="Sheet1.Q2:Sheet1.Q1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Q2:Sheet1.Q15" chart:error-lower-range="Sheet1.Q2:Sheet1.Q15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Q2:Sheet1.Q15" chart:error-lower-range="Sheet1.Q2:Sheet1.Q15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228cm" svg:y="0.316cm" chart:style-name="ch2">
          <text:p>error X</text:p>
        </chart:title>
        <chart:plot-area chart:style-name="ch3" table:cell-range-address="Sheet1.M2:Sheet1.M15 Sheet1.W2:Sheet1.W15" svg:x="1.33cm" svg:y="1.275cm" svg:width="14.349cm" svg:height="6.569cm">
          <chart:coordinate-region svg:x="2.137cm" svg:y="1.474cm" svg:width="13.302cm" svg:height="5.723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6.111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W2:Sheet1.W15" chart:class="chart:scatter">
            <chart:domain table:cell-range-address="Sheet1.M2:Sheet1.M15"/>
            <chart:error-indicator chart:style-name="ch10" chart:dimension="y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W</text:p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2:Sheet1.M15</svg:desc>
                </draw:g>
              </table:table-cell>
              <table:table-cell office:value-type="float" office:value="308.032815282199">
                <text:p>308.032815282199</text:p>
                <draw:g>
                  <svg:desc>Sheet1.W2:Sheet1.W15</svg:desc>
                </draw:g>
              </table:table-cell>
              <table:table-cell office:value-type="float" office:value="0.00136203927631351">
                <text:p>0.00136203927631351</text:p>
                <draw:g>
                  <svg:desc>Sheet1.Q2:Sheet1.Q15</svg:desc>
                </draw:g>
              </table:table-cell>
              <table:table-cell office:value-type="float" office:value="0.00136203927631351">
                <text:p>0.00136203927631351</text:p>
                <draw:g>
                  <svg:desc>Sheet1.Q2:Sheet1.Q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9.3909428902564">
                <text:p>99.3909428902564</text:p>
              </table:table-cell>
              <table:table-cell office:value-type="float" office:value="0.000141628737096947">
                <text:p>0.000141628737096947</text:p>
              </table:table-cell>
              <table:table-cell office:value-type="float" office:value="0.000141628737096947">
                <text:p>0.000141628737096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3.033469592462">
                <text:p>103.033469592462</text:p>
              </table:table-cell>
              <table:table-cell office:value-type="float" office:value="0.00152772682199911">
                <text:p>0.00152772682199911</text:p>
              </table:table-cell>
              <table:table-cell office:value-type="float" office:value="0.00152772682199911">
                <text:p>0.00152772682199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10.153943593522">
                <text:p>110.153943593522</text:p>
              </table:table-cell>
              <table:table-cell office:value-type="float" office:value="0.0031917766299807">
                <text:p>0.0031917766299807</text:p>
              </table:table-cell>
              <table:table-cell office:value-type="float" office:value="0.0031917766299807">
                <text:p>0.0031917766299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05.603255260326">
                <text:p>105.603255260326</text:p>
              </table:table-cell>
              <table:table-cell office:value-type="float" office:value="0.000325450561696501">
                <text:p>0.000325450561696501</text:p>
              </table:table-cell>
              <table:table-cell office:value-type="float" office:value="0.000325450561696501">
                <text:p>0.000325450561696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4.305787164583">
                <text:p>114.305787164583</text:p>
              </table:table-cell>
              <table:table-cell office:value-type="float" office:value="0.00225809744825994">
                <text:p>0.00225809744825994</text:p>
              </table:table-cell>
              <table:table-cell office:value-type="float" office:value="0.00225809744825994">
                <text:p>0.00225809744825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20.25465842328">
                <text:p>520.25465842328</text:p>
              </table:table-cell>
              <table:table-cell office:value-type="float" office:value="0.0149871354869351">
                <text:p>0.0149871354869351</text:p>
              </table:table-cell>
              <table:table-cell office:value-type="float" office:value="0.0149871354869351">
                <text:p>0.0149871354869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07.111259510099">
                <text:p>207.111259510099</text:p>
              </table:table-cell>
              <table:table-cell office:value-type="float" office:value="0.00377206433819286">
                <text:p>0.00377206433819286</text:p>
              </table:table-cell>
              <table:table-cell office:value-type="float" office:value="0.00377206433819286">
                <text:p>0.00377206433819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98.455987273438">
                <text:p>298.455987273438</text:p>
              </table:table-cell>
              <table:table-cell office:value-type="float" office:value="0.00493024620487835">
                <text:p>0.00493024620487835</text:p>
              </table:table-cell>
              <table:table-cell office:value-type="float" office:value="0.00493024620487835">
                <text:p>0.00493024620487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6.2848580748691">
                <text:p>96.2848580748691</text:p>
              </table:table-cell>
              <table:table-cell office:value-type="float" office:value="0.0000933664529888815">
                <text:p>0.0000933664529888815</text:p>
              </table:table-cell>
              <table:table-cell office:value-type="float" office:value="0.0000933664529888815">
                <text:p>0.0000933664529888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0.03077231383">
                <text:p>110.03077231383</text:p>
              </table:table-cell>
              <table:table-cell office:value-type="float" office:value="0.000365167758860602">
                <text:p>0.000365167758860602</text:p>
              </table:table-cell>
              <table:table-cell office:value-type="float" office:value="0.000365167758860602">
                <text:p>0.0003651677588606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09.46953013">
                <text:p>209.46953013</text:p>
              </table:table-cell>
              <table:table-cell office:value-type="float" office:value="0.00269597409759348">
                <text:p>0.00269597409759348</text:p>
              </table:table-cell>
              <table:table-cell office:value-type="float" office:value="0.00269597409759348">
                <text:p>0.002695974097593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296.076501214573">
                <text:p>296.076501214573</text:p>
              </table:table-cell>
              <table:table-cell office:value-type="float" office:value="0.0075581985605183">
                <text:p>0.0075581985605183</text:p>
              </table:table-cell>
              <table:table-cell office:value-type="float" office:value="0.0075581985605183">
                <text:p>0.0075581985605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10.91322826117">
                <text:p>110.91322826117</text:p>
              </table:table-cell>
              <table:table-cell office:value-type="float" office:value="0.00548168567741359">
                <text:p>0.00548168567741359</text:p>
              </table:table-cell>
              <table:table-cell office:value-type="float" office:value="0.00548168567741359">
                <text:p>0.005481685677413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95cm" svg:height="13.787cm" xlink:href=".." xlink:type="simple" chart:class="chart:scatter" chart:style-name="ch1">
        <chart:title svg:x="6.716cm" svg:y="0.411cm" chart:style-name="ch2">
          <text:p>solve pnp dark fixed</text:p>
        </chart:title>
        <chart:legend chart:legend-position="end" svg:x="15.993cm" svg:y="6.345cm" style:legend-expansion="high" chart:style-name="ch3"/>
        <chart:plot-area chart:style-name="ch4" table:cell-range-address="Sheet1.B2:Sheet1.B28 Sheet1.B63:Sheet1.B89 Sheet1.AQ4:Sheet1.AQ30" chart:data-source-has-labels="row" svg:x="1.362cm" svg:y="1.465cm" svg:width="14.28cm" svg:height="11.066cm">
          <chart:coordinate-region svg:x="1.653cm" svg:y="1.664cm" svg:width="13.749cm" svg:height="10.22cm"/>
          <chart:axis chart:dimension="x" chart:name="primary-x" chart:style-name="ch5">
            <chart:title svg:x="8.233cm" svg:y="12.806cm" chart:style-name="ch6">
              <text:p>[m]</text:p>
            </chart:title>
          </chart:axis>
          <chart:axis chart:dimension="y" chart:name="primary-y" chart:style-name="ch7">
            <chart:title svg:x="0.451cm" svg:y="7.267cm" chart:style-name="ch8">
              <text:p>[m]</text:p>
            </chart:title>
            <chart:grid chart:style-name="ch9" chart:class="major"/>
          </chart:axis>
          <chart:series chart:style-name="ch10" chart:values-cell-range-address="Sheet1.B63:Sheet1.B89" loext:label-string="real" chart:class="chart:scatter">
            <chart:domain table:cell-range-address="Sheet1.B2:Sheet1.B28"/>
            <chart:data-point chart:repeated="27"/>
          </chart:series>
          <chart:series chart:style-name="ch11" chart:values-cell-range-address="Sheet1.AQ4:Sheet1.AQ30" loext:label-string="meas" chart:class="chart:scatter">
            <chart:domain table:cell-range-address="Sheet1.AJ4:Sheet1.AJ30"/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AJ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8</svg:desc>
                </draw:g>
              </table:table-cell>
              <table:table-cell office:value-type="float" office:value="3">
                <text:p>3</text:p>
                <draw:g>
                  <svg:desc>Sheet1.B63:Sheet1.B89</svg:desc>
                </draw:g>
              </table:table-cell>
              <table:table-cell office:value-type="float" office:value="0.0108724028682927">
                <text:p>0.0108724028682927</text:p>
                <draw:g>
                  <svg:desc>Sheet1.AJ4:Sheet1.AJ30</svg:desc>
                </draw:g>
              </table:table-cell>
              <table:table-cell office:value-type="float" office:value="3.12028776770732">
                <text:p>3.12028776770732</text:p>
                <draw:g>
                  <svg:desc>Sheet1.AQ4:Sheet1.AQ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.0059268366352657">
                <text:p>0.0059268366352657</text:p>
              </table:table-cell>
              <table:table-cell office:value-type="float" office:value="3.64989864518116">
                <text:p>3.64989864518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-0.00304528554871795">
                <text:p>-0.00304528554871795</text:p>
              </table:table-cell>
              <table:table-cell office:value-type="float" office:value="4.15297195890513">
                <text:p>4.15297195890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01832777770433">
                <text:p>1.01832777770433</text:p>
              </table:table-cell>
              <table:table-cell office:value-type="float" office:value="4.13866505254808">
                <text:p>4.13866505254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1.04016407641099">
                <text:p>-1.04016407641099</text:p>
              </table:table-cell>
              <table:table-cell office:value-type="float" office:value="4.15167287873037">
                <text:p>4.1516728787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-0.00908595217473118">
                <text:p>-0.00908595217473118</text:p>
              </table:table-cell>
              <table:table-cell office:value-type="float" office:value="4.68943428962097">
                <text:p>4.68943428962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0.0148574678690476">
                <text:p>-0.0148574678690476</text:p>
              </table:table-cell>
              <table:table-cell office:value-type="float" office:value="5.18980178864048">
                <text:p>5.18980178864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.01516734796231">
                <text:p>1.01516734796231</text:p>
              </table:table-cell>
              <table:table-cell office:value-type="float" office:value="5.21329520431658">
                <text:p>5.213295204316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1.05076971796761">
                <text:p>-1.05076971796761</text:p>
              </table:table-cell>
              <table:table-cell office:value-type="float" office:value="5.2188982932004">
                <text:p>5.2188982932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-0.0254746634410256">
                <text:p>-0.0254746634410256</text:p>
              </table:table-cell>
              <table:table-cell office:value-type="float" office:value="5.73418514754359">
                <text:p>5.73418514754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0.0280162763016304">
                <text:p>-0.0280162763016304</text:p>
              </table:table-cell>
              <table:table-cell office:value-type="float" office:value="6.2451090978913">
                <text:p>6.2451090978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.00469205491327">
                <text:p>1.00469205491327</text:p>
              </table:table-cell>
              <table:table-cell office:value-type="float" office:value="6.24037700975">
                <text:p>6.24037700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1.07152893582292">
                <text:p>-1.07152893582292</text:p>
              </table:table-cell>
              <table:table-cell office:value-type="float" office:value="6.28442857988021">
                <text:p>6.28442857988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-0.0332610899947368">
                <text:p>-0.0332610899947368</text:p>
              </table:table-cell>
              <table:table-cell office:value-type="float" office:value="6.76058644592632">
                <text:p>6.760586445926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0.0371514192513089">
                <text:p>-0.0371514192513089</text:p>
              </table:table-cell>
              <table:table-cell office:value-type="float" office:value="7.3056359016466">
                <text:p>7.3056359016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992279936367188">
                <text:p>0.992279936367188</text:p>
              </table:table-cell>
              <table:table-cell office:value-type="float" office:value="7.31534803960677">
                <text:p>7.315348039606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.01808014423797">
                <text:p>2.01808014423797</text:p>
              </table:table-cell>
              <table:table-cell office:value-type="float" office:value="7.25957198439038">
                <text:p>7.25957198439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-1.07111259510099">
                <text:p>-1.07111259510099</text:p>
              </table:table-cell>
              <table:table-cell office:value-type="float" office:value="7.28764619300246">
                <text:p>7.28764619300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-2.1012732921164">
                <text:p>-2.1012732921164</text:p>
              </table:table-cell>
              <table:table-cell office:value-type="float" office:value="7.27410108830159">
                <text:p>7.27410108830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-0.0502882580849515">
                <text:p>-0.0502882580849515</text:p>
              </table:table-cell>
              <table:table-cell office:value-type="float" office:value="7.82756312754369">
                <text:p>7.827563127543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.0501538615691489">
                <text:p>-0.0501538615691489</text:p>
              </table:table-cell>
              <table:table-cell office:value-type="float" office:value="8.28730178681915">
                <text:p>8.287301786819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980382506072864">
                <text:p>0.980382506072864</text:p>
              </table:table-cell>
              <table:table-cell office:value-type="float" office:value="8.3162260763794">
                <text:p>8.31622607637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97545509406842">
                <text:p>1.97545509406842</text:p>
              </table:table-cell>
              <table:table-cell office:value-type="float" office:value="8.16805614753421">
                <text:p>8.168056147534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-1.0946953013">
                <text:p>-1.0946953013</text:p>
              </table:table-cell>
              <table:table-cell office:value-type="float" office:value="8.33281635534">
                <text:p>8.332816355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-2.1091322826117">
                <text:p>-2.1091322826117</text:p>
              </table:table-cell>
              <table:table-cell office:value-type="float" office:value="8.31795382970213">
                <text:p>8.317953829702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-0.0600111714243902">
                <text:p>-0.0600111714243902</text:p>
              </table:table-cell>
              <table:table-cell office:value-type="float" office:value="8.66937433130244">
                <text:p>8.66937433130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-0.0657461694004739">
                <text:p>-0.0657461694004739</text:p>
              </table:table-cell>
              <table:table-cell office:value-type="float" office:value="9.27532550435071">
                <text:p>9.275325504350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AP4:Sheet1.AP30" chart:error-lower-range="Sheet1.AP4:Sheet1.AP3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AP4:Sheet1.AP30" chart:error-lower-range="Sheet1.AP4:Sheet1.AP30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AP4:Sheet1.AP30" chart:error-lower-range="Sheet1.AP4:Sheet1.AP30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78cm" svg:y="0.316cm" chart:style-name="ch2">
          <text:p>solve pnp dark error Z fixed</text:p>
        </chart:title>
        <chart:plot-area chart:style-name="ch3" table:cell-range-address="Sheet1.B63:Sheet1.B89 Sheet1.AR4:Sheet1.AR30" svg:x="1.331cm" svg:y="1.275cm" svg:width="14.349cm" svg:height="6.564cm">
          <chart:coordinate-region svg:x="2.429cm" svg:y="1.474cm" svg:width="13.064cm" svg:height="5.718cm"/>
          <chart:axis chart:dimension="x" chart:name="primary-x" chart:style-name="ch4">
            <chart:title svg:x="7.588cm" svg:y="8.019cm" chart:style-name="ch5">
              <text:p>distance [m]</text:p>
            </chart:title>
          </chart:axis>
          <chart:axis chart:dimension="y" chart:name="primary-y" chart:style-name="ch6">
            <chart:title svg:x="0.451cm" svg:y="5.845cm" chart:style-name="ch7">
              <text:p>true relative error</text:p>
            </chart:title>
            <chart:grid chart:style-name="ch8" chart:class="major"/>
          </chart:axis>
          <chart:series chart:style-name="ch9" chart:values-cell-range-address="Sheet1.AR4:Sheet1.AR30" chart:class="chart:scatter">
            <chart:domain table:cell-range-address="Sheet1.B63:Sheet1.B89"/>
            <chart:error-indicator chart:style-name="ch10" chart:dimension="y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R</text:p>
              </table:table-cell>
              <table:table-cell office:value-type="string">
                <text:p>Column AP</text:p>
              </table:table-cell>
              <table:table-cell office:value-type="string">
                <text:p>Column 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3:Sheet1.B89</svg:desc>
                </draw:g>
              </table:table-cell>
              <table:table-cell office:value-type="float" office:value="0.0400959225691057">
                <text:p>0.0400959225691057</text:p>
                <draw:g>
                  <svg:desc>Sheet1.AR4:Sheet1.AR30</svg:desc>
                </draw:g>
              </table:table-cell>
              <table:table-cell office:value-type="float" office:value="0.00235508849536562">
                <text:p>0.00235508849536562</text:p>
                <draw:g>
                  <svg:desc>Sheet1.AP4:Sheet1.AP30</svg:desc>
                </draw:g>
              </table:table-cell>
              <table:table-cell office:value-type="float" office:value="0.00235508849536562">
                <text:p>0.00235508849536562</text:p>
                <draw:g>
                  <svg:desc>Sheet1.AP4:Sheet1.AP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42828184337474">
                <text:p>0.042828184337474</text:p>
              </table:table-cell>
              <table:table-cell office:value-type="float" office:value="0.00236386403291197">
                <text:p>0.00236386403291197</text:p>
              </table:table-cell>
              <table:table-cell office:value-type="float" office:value="0.00236386403291197">
                <text:p>0.00236386403291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82429897262822">
                <text:p>0.0382429897262822</text:p>
              </table:table-cell>
              <table:table-cell office:value-type="float" office:value="0.00308159595392">
                <text:p>0.00308159595392</text:p>
              </table:table-cell>
              <table:table-cell office:value-type="float" office:value="0.00308159595392">
                <text:p>0.00308159595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346662631370191">
                <text:p>0.0346662631370191</text:p>
              </table:table-cell>
              <table:table-cell office:value-type="float" office:value="0.0152532829668302">
                <text:p>0.0152532829668302</text:p>
              </table:table-cell>
              <table:table-cell office:value-type="float" office:value="0.0152532829668302">
                <text:p>0.0152532829668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379182196825916">
                <text:p>0.0379182196825916</text:p>
              </table:table-cell>
              <table:table-cell office:value-type="float" office:value="0.00545303083173296">
                <text:p>0.00545303083173296</text:p>
              </table:table-cell>
              <table:table-cell office:value-type="float" office:value="0.00545303083173296">
                <text:p>0.00545303083173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420965088046595">
                <text:p>0.0420965088046595</text:p>
              </table:table-cell>
              <table:table-cell office:value-type="float" office:value="0.00394309878449577">
                <text:p>0.00394309878449577</text:p>
              </table:table-cell>
              <table:table-cell office:value-type="float" office:value="0.00394309878449577">
                <text:p>0.00394309878449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379603577280951">
                <text:p>0.0379603577280951</text:p>
              </table:table-cell>
              <table:table-cell office:value-type="float" office:value="0.00447158366820067">
                <text:p>0.00447158366820067</text:p>
              </table:table-cell>
              <table:table-cell office:value-type="float" office:value="0.00447158366820067">
                <text:p>0.00447158366820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426590408633164">
                <text:p>0.0426590408633164</text:p>
              </table:table-cell>
              <table:table-cell office:value-type="float" office:value="0.00787852159745832">
                <text:p>0.00787852159745832</text:p>
              </table:table-cell>
              <table:table-cell office:value-type="float" office:value="0.00787852159745832">
                <text:p>0.00787852159745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437796586400809">
                <text:p>0.0437796586400809</text:p>
              </table:table-cell>
              <table:table-cell office:value-type="float" office:value="0.0157112424748291">
                <text:p>0.0157112424748291</text:p>
              </table:table-cell>
              <table:table-cell office:value-type="float" office:value="0.0157112424748291">
                <text:p>0.0157112424748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425791177351982">
                <text:p>0.0425791177351982</text:p>
              </table:table-cell>
              <table:table-cell office:value-type="float" office:value="0.0158244613156705">
                <text:p>0.0158244613156705</text:p>
              </table:table-cell>
              <table:table-cell office:value-type="float" office:value="0.0158244613156705">
                <text:p>0.0158244613156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408515163152174">
                <text:p>0.0408515163152174</text:p>
              </table:table-cell>
              <table:table-cell office:value-type="float" office:value="0.0239720108140212">
                <text:p>0.0239720108140212</text:p>
              </table:table-cell>
              <table:table-cell office:value-type="float" office:value="0.0239720108140212">
                <text:p>0.0239720108140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400628349583333">
                <text:p>0.0400628349583333</text:p>
              </table:table-cell>
              <table:table-cell office:value-type="float" office:value="0.0203650754604305">
                <text:p>0.0203650754604305</text:p>
              </table:table-cell>
              <table:table-cell office:value-type="float" office:value="0.0203650754604305">
                <text:p>0.0203650754604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474047633133681">
                <text:p>0.0474047633133681</text:p>
              </table:table-cell>
              <table:table-cell office:value-type="float" office:value="0.0135242107967307">
                <text:p>0.0135242107967307</text:p>
              </table:table-cell>
              <table:table-cell office:value-type="float" office:value="0.0135242107967307">
                <text:p>0.0135242107967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400902224502025">
                <text:p>0.0400902224502025</text:p>
              </table:table-cell>
              <table:table-cell office:value-type="float" office:value="0.013969345345309">
                <text:p>0.013969345345309</text:p>
              </table:table-cell>
              <table:table-cell office:value-type="float" office:value="0.013969345345309">
                <text:p>0.013969345345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436622716637996">
                <text:p>0.0436622716637996</text:p>
              </table:table-cell>
              <table:table-cell office:value-type="float" office:value="0.00908875561319344">
                <text:p>0.00908875561319344</text:p>
              </table:table-cell>
              <table:table-cell office:value-type="float" office:value="0.00908875561319344">
                <text:p>0.00908875561319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450497199438245">
                <text:p>0.0450497199438245</text:p>
              </table:table-cell>
              <table:table-cell office:value-type="float" office:value="0.0358613161649562">
                <text:p>0.0358613161649562</text:p>
              </table:table-cell>
              <table:table-cell office:value-type="float" office:value="0.0358613161649562">
                <text:p>0.0358613161649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370817120557678">
                <text:p>0.0370817120557678</text:p>
              </table:table-cell>
              <table:table-cell office:value-type="float" office:value="0.0232999626884832">
                <text:p>0.0232999626884832</text:p>
              </table:table-cell>
              <table:table-cell office:value-type="float" office:value="0.0232999626884832">
                <text:p>0.0232999626884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410923132860661">
                <text:p>0.0410923132860661</text:p>
              </table:table-cell>
              <table:table-cell office:value-type="float" office:value="0.0279099269698835">
                <text:p>0.0279099269698835</text:p>
              </table:table-cell>
              <table:table-cell office:value-type="float" office:value="0.0279099269698835">
                <text:p>0.0279099269698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391572983287981">
                <text:p>0.0391572983287981</text:p>
              </table:table-cell>
              <table:table-cell office:value-type="float" office:value="0.051636823052098">
                <text:p>0.051636823052098</text:p>
              </table:table-cell>
              <table:table-cell office:value-type="float" office:value="0.051636823052098">
                <text:p>0.0516368230520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43675083672492">
                <text:p>0.043675083672492</text:p>
              </table:table-cell>
              <table:table-cell office:value-type="float" office:value="0.0137834704317569">
                <text:p>0.0137834704317569</text:p>
              </table:table-cell>
              <table:table-cell office:value-type="float" office:value="0.0137834704317569">
                <text:p>0.0137834704317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359127233523935">
                <text:p>0.0359127233523935</text:p>
              </table:table-cell>
              <table:table-cell office:value-type="float" office:value="0.0537634278061674">
                <text:p>0.0537634278061674</text:p>
              </table:table-cell>
              <table:table-cell office:value-type="float" office:value="0.0537634278061674">
                <text:p>0.05376342780616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395282595474247">
                <text:p>0.0395282595474247</text:p>
              </table:table-cell>
              <table:table-cell office:value-type="float" office:value="0.0634002944501807">
                <text:p>0.0634002944501807</text:p>
              </table:table-cell>
              <table:table-cell office:value-type="float" office:value="0.0634002944501807">
                <text:p>0.06340029445018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210070184417763">
                <text:p>0.0210070184417763</text:p>
              </table:table-cell>
              <table:table-cell office:value-type="float" office:value="0.0403054951390352">
                <text:p>0.0403054951390352</text:p>
              </table:table-cell>
              <table:table-cell office:value-type="float" office:value="0.0403054951390352">
                <text:p>0.0403054951390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416020444175">
                <text:p>0.0416020444175</text:p>
              </table:table-cell>
              <table:table-cell office:value-type="float" office:value="0.0197809081301706">
                <text:p>0.0197809081301706</text:p>
              </table:table-cell>
              <table:table-cell office:value-type="float" office:value="0.0197809081301706">
                <text:p>0.01978090813017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397442287127661">
                <text:p>0.0397442287127661</text:p>
              </table:table-cell>
              <table:table-cell office:value-type="float" office:value="0.0218195659603388">
                <text:p>0.0218195659603388</text:p>
              </table:table-cell>
              <table:table-cell office:value-type="float" office:value="0.0218195659603388">
                <text:p>0.02181956596033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19926391917934">
                <text:p>0.019926391917934</text:p>
              </table:table-cell>
              <table:table-cell office:value-type="float" office:value="0.0457460149155641">
                <text:p>0.0457460149155641</text:p>
              </table:table-cell>
              <table:table-cell office:value-type="float" office:value="0.0457460149155641">
                <text:p>0.04574601491556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305917227056346">
                <text:p>0.0305917227056346</text:p>
              </table:table-cell>
              <table:table-cell office:value-type="float" office:value="0.0393855687022358">
                <text:p>0.0393855687022358</text:p>
              </table:table-cell>
              <table:table-cell office:value-type="float" office:value="0.0393855687022358">
                <text:p>0.03938556870223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AX4:Sheet1.AX17" chart:error-lower-range="Sheet1.AX4:Sheet1.AX1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AX4:Sheet1.AX17" chart:error-lower-range="Sheet1.AX4:Sheet1.AX17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AX4:Sheet1.AX17" chart:error-lower-range="Sheet1.AX4:Sheet1.AX1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23cm" svg:y="0.316cm" chart:style-name="ch2">
          <text:p>solve pnp darkerror X fixed</text:p>
        </chart:title>
        <chart:plot-area chart:style-name="ch3" table:cell-range-address="Sheet1.M2:Sheet1.M15 Sheet1.AZ4:Sheet1.AZ17" svg:x="1.33cm" svg:y="1.275cm" svg:width="14.349cm" svg:height="6.569cm">
          <chart:coordinate-region svg:x="2.243cm" svg:y="1.475cm" svg:width="13.196cm" svg:height="5.722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5.847cm" chart:style-name="ch7">
              <text:p>true relative error</text:p>
            </chart:title>
            <chart:grid chart:style-name="ch8" chart:class="major"/>
          </chart:axis>
          <chart:series chart:style-name="ch9" chart:values-cell-range-address="Sheet1.AZ4:Sheet1.AZ17" chart:class="chart:scatter">
            <chart:domain table:cell-range-address="Sheet1.M2:Sheet1.M15"/>
            <chart:error-indicator chart:style-name="ch10" chart:dimension="y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AZ</text:p>
              </table:table-cell>
              <table:table-cell office:value-type="string">
                <text:p>Column AX</text:p>
              </table:table-cell>
              <table:table-cell office:value-type="string">
                <text:p>Column A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2:Sheet1.M15</svg:desc>
                </draw:g>
              </table:table-cell>
              <table:table-cell office:value-type="float" office:value="0.0183277777043269">
                <text:p>0.0183277777043269</text:p>
                <draw:g>
                  <svg:desc>Sheet1.AZ4:Sheet1.AZ17</svg:desc>
                </draw:g>
              </table:table-cell>
              <table:table-cell office:value-type="float" office:value="0.00392012609286736">
                <text:p>0.00392012609286736</text:p>
                <draw:g>
                  <svg:desc>Sheet1.AX4:Sheet1.AX17</svg:desc>
                </draw:g>
              </table:table-cell>
              <table:table-cell office:value-type="float" office:value="0.00392012609286736">
                <text:p>0.00392012609286736</text:p>
                <draw:g>
                  <svg:desc>Sheet1.AX4:Sheet1.AX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401640764109947">
                <text:p>0.0401640764109947</text:p>
              </table:table-cell>
              <table:table-cell office:value-type="float" office:value="0.00136203927631351">
                <text:p>0.00136203927631351</text:p>
              </table:table-cell>
              <table:table-cell office:value-type="float" office:value="0.00136203927631351">
                <text:p>0.00136203927631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51673479623116">
                <text:p>0.0151673479623116</text:p>
              </table:table-cell>
              <table:table-cell office:value-type="float" office:value="0.00152772682199911">
                <text:p>0.00152772682199911</text:p>
              </table:table-cell>
              <table:table-cell office:value-type="float" office:value="0.00152772682199911">
                <text:p>0.00152772682199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507697179676114">
                <text:p>0.0507697179676114</text:p>
              </table:table-cell>
              <table:table-cell office:value-type="float" office:value="0.0031917766299807">
                <text:p>0.0031917766299807</text:p>
              </table:table-cell>
              <table:table-cell office:value-type="float" office:value="0.0031917766299807">
                <text:p>0.0031917766299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0469205491326541">
                <text:p>0.00469205491326541</text:p>
              </table:table-cell>
              <table:table-cell office:value-type="float" office:value="0.00334988341286444">
                <text:p>0.00334988341286444</text:p>
              </table:table-cell>
              <table:table-cell office:value-type="float" office:value="0.00334988341286444">
                <text:p>0.00334988341286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715289358229168">
                <text:p>0.0715289358229168</text:p>
              </table:table-cell>
              <table:table-cell office:value-type="float" office:value="0.00225809744825994">
                <text:p>0.00225809744825994</text:p>
              </table:table-cell>
              <table:table-cell office:value-type="float" office:value="0.00225809744825994">
                <text:p>0.00225809744825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772006363281241">
                <text:p>0.00772006363281241</text:p>
              </table:table-cell>
              <table:table-cell office:value-type="float" office:value="0.00493024620487835">
                <text:p>0.00493024620487835</text:p>
              </table:table-cell>
              <table:table-cell office:value-type="float" office:value="0.00493024620487835">
                <text:p>0.004930246204878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904007211898406">
                <text:p>0.00904007211898406</text:p>
              </table:table-cell>
              <table:table-cell office:value-type="float" office:value="0.00649548291694847">
                <text:p>0.00649548291694847</text:p>
              </table:table-cell>
              <table:table-cell office:value-type="float" office:value="0.00649548291694847">
                <text:p>0.00649548291694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0711125951009852">
                <text:p>0.0711125951009852</text:p>
              </table:table-cell>
              <table:table-cell office:value-type="float" office:value="0.00377206433819286">
                <text:p>0.00377206433819286</text:p>
              </table:table-cell>
              <table:table-cell office:value-type="float" office:value="0.00377206433819286">
                <text:p>0.00377206433819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506366460582011">
                <text:p>0.0506366460582011</text:p>
              </table:table-cell>
              <table:table-cell office:value-type="float" office:value="0.0149871354869351">
                <text:p>0.0149871354869351</text:p>
              </table:table-cell>
              <table:table-cell office:value-type="float" office:value="0.0149871354869351">
                <text:p>0.0149871354869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196174939271356">
                <text:p>0.0196174939271356</text:p>
              </table:table-cell>
              <table:table-cell office:value-type="float" office:value="0.0075581985605183">
                <text:p>0.0075581985605183</text:p>
              </table:table-cell>
              <table:table-cell office:value-type="float" office:value="0.0075581985605183">
                <text:p>0.0075581985605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.0122724529657895">
                <text:p>0.0122724529657895</text:p>
              </table:table-cell>
              <table:table-cell office:value-type="float" office:value="0.00985803032424174">
                <text:p>0.00985803032424174</text:p>
              </table:table-cell>
              <table:table-cell office:value-type="float" office:value="0.00985803032424174">
                <text:p>0.00985803032424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.0946953013">
                <text:p>0.0946953013</text:p>
              </table:table-cell>
              <table:table-cell office:value-type="float" office:value="0.00269597409759348">
                <text:p>0.00269597409759348</text:p>
              </table:table-cell>
              <table:table-cell office:value-type="float" office:value="0.00269597409759348">
                <text:p>0.002695974097593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.0545661413058511">
                <text:p>0.0545661413058511</text:p>
              </table:table-cell>
              <table:table-cell office:value-type="float" office:value="0.00548168567741359">
                <text:p>0.00548168567741359</text:p>
              </table:table-cell>
              <table:table-cell office:value-type="float" office:value="0.00548168567741359">
                <text:p>0.005481685677413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